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73.3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84.1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139.69pt"/>
    </style:style>
    <style:style style:name="co9" style:family="table-column">
      <style:table-column-properties fo:break-before="auto" style:column-width="118.86pt"/>
    </style:style>
    <style:style style:name="co10" style:family="table-column">
      <style:table-column-properties fo:break-before="auto" style:column-width="111.15pt"/>
    </style:style>
    <style:style style:name="co11" style:family="table-column">
      <style:table-column-properties fo:break-before="auto" style:column-width="93.4pt"/>
    </style:style>
    <style:style style:name="co12" style:family="table-column">
      <style:table-column-properties fo:break-before="auto" style:column-width="118.09pt"/>
    </style:style>
    <style:style style:name="co13" style:family="table-column">
      <style:table-column-properties fo:break-before="auto" style:column-width="97.99pt"/>
    </style:style>
    <style:style style:name="co14" style:family="table-column">
      <style:table-column-properties fo:break-before="auto" style:column-width="72.54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91.05pt"/>
    </style:style>
    <style:style style:name="co17" style:family="table-column">
      <style:table-column-properties fo:break-before="auto" style:column-width="91.84pt"/>
    </style:style>
    <style:style style:name="co18" style:family="table-column">
      <style:table-column-properties fo:break-before="auto" style:column-width="78.69pt"/>
    </style:style>
    <style:style style:name="co19" style:family="table-column">
      <style:table-column-properties fo:break-before="auto" style:column-width="90.31pt"/>
    </style:style>
    <style:style style:name="co20" style:family="table-column">
      <style:table-column-properties fo:break-before="auto" style:column-width="85.66pt"/>
    </style:style>
    <style:style style:name="co21" style:family="table-column">
      <style:table-column-properties fo:break-before="auto" style:column-width="82.54pt"/>
    </style:style>
    <style:style style:name="co22" style:family="table-column">
      <style:table-column-properties fo:break-before="auto" style:column-width="109.59pt"/>
    </style:style>
    <style:style style:name="co23" style:family="table-column">
      <style:table-column-properties fo:break-before="auto" style:column-width="80.25pt"/>
    </style:style>
    <style:style style:name="co24" style:family="table-column">
      <style:table-column-properties fo:break-before="auto" style:column-width="79.51pt"/>
    </style:style>
    <style:style style:name="co25" style:family="table-column">
      <style:table-column-properties fo:break-before="auto" style:column-width="107.29pt"/>
    </style:style>
    <style:style style:name="co26" style:family="table-column">
      <style:table-column-properties fo:break-before="auto" style:column-width="66.36pt"/>
    </style:style>
    <style:style style:name="co27" style:family="table-column">
      <style:table-column-properties fo:break-before="auto" style:column-width="84.9pt"/>
    </style:style>
    <style:style style:name="co28" style:family="table-column">
      <style:table-column-properties fo:break-before="auto" style:column-width="101.11pt"/>
    </style:style>
    <style:style style:name="co29" style:family="table-column">
      <style:table-column-properties fo:break-before="auto" style:column-width="83.34pt"/>
    </style:style>
    <style:style style:name="co30" style:family="table-column">
      <style:table-column-properties fo:break-before="auto" style:column-width="103.41pt"/>
    </style:style>
    <style:style style:name="co31" style:family="table-column">
      <style:table-column-properties fo:break-before="auto" style:column-width="95.7pt"/>
    </style:style>
    <style:style style:name="co32" style:family="table-column">
      <style:table-column-properties fo:break-before="auto" style:column-width="97.26pt"/>
    </style:style>
    <style:style style:name="co33" style:family="table-column">
      <style:table-column-properties fo:break-before="auto" style:column-width="96.46pt"/>
    </style:style>
    <style:style style:name="co34" style:family="table-column">
      <style:table-column-properties fo:break-before="auto" style:column-width="92.6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ext-properties style:font-name="Ubuntu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Ubuntu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Ubuntu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style:font-name="Ubuntu" fo:font-size="12pt" style:font-size-asian="12pt" style:font-size-complex="12pt"/>
    </style:style>
    <style:style style:name="ce14" style:family="table-cell" style:parent-style-name="Default" style:data-style-name="N3">
      <style:text-properties style:font-name="Ubuntu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Ubuntu" fo:font-size="12pt" style:font-size-asian="12pt" style:font-size-complex="12pt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2pt" style:font-size-asian="12pt" style:font-size-complex="12pt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style:font-name="Ubuntu" fo:font-size="12pt" style:font-size-asian="12pt" style:font-size-complex="12pt"/>
    </style:style>
    <style:style style:name="ce8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font-name="Ubuntu" fo:font-size="12pt" style:font-size-asian="12pt" style:font-size-complex="12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2pt" style:font-size-asian="12pt" style:font-size-complex="12pt"/>
    </style:style>
    <style:style style:name="ce32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style:font-name="Ubuntu" fo:font-size="12pt" style:font-size-asian="12pt" style:font-size-complex="12pt"/>
    </style:style>
    <style:style style:name="ce33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font-name="Ubuntu" fo:font-size="12pt" style:font-size-asian="12pt" style:font-size-complex="12pt"/>
    </style:style>
    <style:style style:name="ce35" style:family="table-cell" style:parent-style-name="Default">
      <style:text-properties style:font-name="Ubuntu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ext-properties style:font-name="Ubuntu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Ubuntu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style:font-name="Ubuntu" fo:font-size="12pt" style:font-size-asian="12pt" style:font-size-complex="12pt"/>
    </style:style>
    <style:style style:name="ce39" style:family="table-cell" style:parent-style-name="Default" style:data-style-name="N3">
      <style:text-properties style:font-name="Ubuntu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Ubuntu" fo:font-size="12pt" style:font-size-asian="12pt" style:font-size-complex="12pt"/>
    </style:style>
    <style:style style:name="ce41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lphaSheet" table:style-name="ta1">
        <table:table-column table:style-name="co1" table:default-cell-style-name="ce30"/>
        <table:table-column table:style-name="co1" table:number-columns-repeated="4" table:default-cell-style-name="ce31"/>
        <table:table-column table:style-name="co2" table:default-cell-style-name="ce31"/>
        <table:table-column table:style-name="co1" table:number-columns-repeated="4" table:default-cell-style-name="ce31"/>
        <table:table-column table:style-name="co3" table:default-cell-style-name="ce31"/>
        <table:table-column table:style-name="co1" table:number-columns-repeated="2" table:default-cell-style-name="ce31"/>
        <table:table-column table:style-name="co3" table:default-cell-style-name="ce31"/>
        <table:table-column table:style-name="co1" table:default-cell-style-name="ce31"/>
        <table:table-column table:style-name="co4" table:default-cell-style-name="ce31"/>
        <table:table-column table:style-name="co5" table:default-cell-style-name="ce31"/>
        <table:table-column table:style-name="co1" table:number-columns-repeated="5" table:default-cell-style-name="ce31"/>
        <table:table-column table:style-name="co6" table:default-cell-style-name="ce31"/>
        <table:table-column table:style-name="co7" table:default-cell-style-name="ce31"/>
        <table:table-column table:style-name="co1" table:number-columns-repeated="2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9" table:default-cell-style-name="ce31"/>
        <table:table-column table:style-name="co11" table:default-cell-style-name="ce31"/>
        <table:table-column table:style-name="co12" table:default-cell-style-name="ce31"/>
        <table:table-column table:style-name="co11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" table:number-columns-repeated="988" table:default-cell-style-name="ce31"/>
        <table:table-row table:style-name="ro1">
          <table:table-cell/>
          <table:table-cell table:style-name="ce30" table:number-columns-repeated="2"/>
          <table:table-cell/>
          <table:table-cell table:style-name="ce30" table:number-columns-repeated="6"/>
          <table:table-cell/>
          <table:table-cell table:style-name="ce30" table:number-columns-repeated="4"/>
          <table:table-cell table:number-columns-repeated="12"/>
          <table:table-cell table:style-name="ce30" table:number-columns-repeated="995"/>
          <table:table-cell table:number-columns-repeated="2"/>
        </table:table-row>
        <table:table-row table:style-name="ro1">
          <table:table-cell/>
          <table:table-cell table:style-name="ce30" table:number-columns-repeated="2"/>
          <table:table-cell/>
          <table:table-cell table:style-name="ce30" table:number-columns-repeated="6"/>
          <table:table-cell/>
          <table:table-cell table:style-name="ce30" table:number-columns-repeated="4"/>
          <table:table-cell table:style-name="ce30" office:value-type="string" calcext:value-type="string">
            <text:p>1 = Frog</text:p>
          </table:table-cell>
          <table:table-cell table:number-columns-repeated="11"/>
          <table:table-cell table:style-name="ce30" table:number-columns-repeated="995"/>
          <table:table-cell table:number-columns-repeated="2"/>
        </table:table-row>
        <table:table-row table:style-name="ro1">
          <table:table-cell/>
          <table:table-cell table:style-name="ce30" table:number-columns-repeated="2"/>
          <table:table-cell/>
          <table:table-cell table:style-name="ce30" table:number-columns-repeated="6"/>
          <table:table-cell/>
          <table:table-cell table:style-name="ce30" table:number-columns-repeated="4"/>
          <table:table-cell table:style-name="ce30" office:value-type="string" calcext:value-type="string">
            <text:p>2=Graphit</text:p>
          </table:table-cell>
          <table:table-cell table:number-columns-repeated="11"/>
          <table:table-cell table:style-name="ce30" table:number-columns-repeated="995"/>
          <table:table-cell table:number-columns-repeated="2"/>
        </table:table-row>
        <table:table-row table:style-name="ro1">
          <table:table-cell/>
          <table:table-cell table:style-name="ce30" table:number-columns-repeated="2"/>
          <table:table-cell/>
          <table:table-cell table:style-name="ce30" table:number-columns-repeated="6"/>
          <table:table-cell/>
          <table:table-cell table:style-name="ce30" table:number-columns-repeated="4"/>
          <table:table-cell table:style-name="ce30" office:value-type="string" calcext:value-type="string">
            <text:p>3=Gunrock</text:p>
          </table:table-cell>
          <table:table-cell table:number-columns-repeated="11"/>
          <table:table-cell table:style-name="ce30" table:number-columns-repeated="995"/>
          <table:table-cell table:number-columns-repeated="2"/>
        </table:table-row>
        <table:table-row table:style-name="ro1">
          <table:table-cell/>
          <table:table-cell table:style-name="ce30" table:number-columns-repeated="2"/>
          <table:table-cell/>
          <table:table-cell table:style-name="ce30" table:number-columns-repeated="2"/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IN</text:p>
          </table:table-cell>
          <table:table-cell table:style-name="ce30" table:number-columns-repeated="2"/>
          <table:table-cell/>
          <table:table-cell table:style-name="ce30" table:number-columns-repeated="4"/>
          <table:table-cell table:style-name="ce30" office:value-type="string" calcext:value-type="string">
            <text:p>4=Hygraph</text:p>
          </table:table-cell>
          <table:table-cell table:number-columns-repeated="11"/>
          <table:table-cell table:style-name="ce30" table:number-columns-repeated="995"/>
          <table:table-cell table:number-columns-repeated="2"/>
        </table:table-row>
        <table:table-row table:style-name="ro1">
          <table:table-cell/>
          <table:table-cell table:style-name="ce30" table:number-columns-repeated="2"/>
          <table:table-cell/>
          <table:table-cell table:style-name="ce30" table:number-columns-repeated="2"/>
          <table:table-cell table:style-name="ce30" office:value-type="string" calcext:value-type="string">
            <text:p>MILLI</text:p>
          </table:table-cell>
          <table:table-cell table:style-name="ce30" office:value-type="string" calcext:value-type="string">
            <text:p>SECONDS</text:p>
          </table:table-cell>
          <table:table-cell table:style-name="ce30" table:number-columns-repeated="2"/>
          <table:table-cell/>
          <table:table-cell table:style-name="ce30" table:number-columns-repeated="4"/>
          <table:table-cell table:style-name="ce30" office:value-type="string" calcext:value-type="string">
            <text:p>5=Polymer</text:p>
          </table:table-cell>
          <table:table-cell table:number-columns-repeated="11"/>
          <table:table-cell table:style-name="ce30" table:number-columns-repeated="995"/>
          <table:table-cell table:number-columns-repeated="2"/>
        </table:table-row>
        <table:table-row table:style-name="ro1">
          <table:table-cell table:style-name="ce31"/>
          <table:table-cell table:style-name="ce30" office:value-type="string" calcext:value-type="string">
            <text:p>BFS</text:p>
          </table:table-cell>
          <table:table-cell table:style-name="ce30"/>
          <table:table-cell/>
          <table:table-cell table:style-name="ce30" table:number-columns-repeated="4"/>
          <table:table-cell table:style-name="ce30" office:value-type="string" calcext:value-type="string">
            <text:p>CC</text:p>
          </table:table-cell>
          <table:table-cell table:style-name="ce30"/>
          <table:table-cell/>
          <table:table-cell table:style-name="ce30" table:number-columns-repeated="4"/>
          <table:table-cell table:style-name="ce30" office:value-type="string" calcext:value-type="string">
            <text:p>6=Totem</text:p>
          </table:table-cell>
          <table:table-cell table:number-columns-repeated="9"/>
          <table:table-cell office:value-type="string" calcext:value-type="string">
            <text:p>In Bytes.</text:p>
          </table:table-cell>
          <table:table-cell/>
          <table:table-cell table:style-name="ce30" table:number-columns-repeated="995"/>
          <table:table-cell table:number-columns-repeated="2"/>
        </table:table-row>
        <table:table-row table:style-name="ro1">
          <table:table-cell/>
          <table:table-cell table:style-name="ce30" office:value-type="string" calcext:value-type="string">
            <text:p>FROG</text:p>
          </table:table-cell>
          <table:table-cell table:style-name="ce30" office:value-type="string" calcext:value-type="string">
            <text:p>GRAPHIT</text:p>
          </table:table-cell>
          <table:table-cell table:style-name="ce30" office:value-type="string" calcext:value-type="string">
            <text:p>GUNROCK</text:p>
          </table:table-cell>
          <table:table-cell table:style-name="ce30" office:value-type="string" calcext:value-type="string">
            <text:p>HYGRAPH</text:p>
          </table:table-cell>
          <table:table-cell table:style-name="ce30" office:value-type="string" calcext:value-type="string">
            <text:p>POLYMER</text:p>
          </table:table-cell>
          <table:table-cell table:style-name="ce30" office:value-type="string" calcext:value-type="string">
            <text:p>TOTEM</text:p>
          </table:table-cell>
          <table:table-cell table:style-name="ce30"/>
          <table:table-cell table:style-name="ce30" office:value-type="string" calcext:value-type="string">
            <text:p>FROG</text:p>
          </table:table-cell>
          <table:table-cell table:style-name="ce30" office:value-type="string" calcext:value-type="string">
            <text:p>GRAPHIT</text:p>
          </table:table-cell>
          <table:table-cell table:style-name="ce30" office:value-type="string" calcext:value-type="string">
            <text:p>GUNROCK</text:p>
          </table:table-cell>
          <table:table-cell table:style-name="ce30" office:value-type="string" calcext:value-type="string">
            <text:p>HYGRAPH</text:p>
          </table:table-cell>
          <table:table-cell table:style-name="ce30" office:value-type="string" calcext:value-type="string">
            <text:p>POLYMER</text:p>
          </table:table-cell>
          <table:table-cell table:style-name="ce30" office:value-type="string" calcext:value-type="string">
            <text:p>TOTEM</text:p>
          </table:table-cell>
          <table:table-cell table:style-name="ce30"/>
          <table:table-cell/>
          <table:table-cell table:style-name="ce30" office:value-type="string" calcext:value-type="string">
            <text:p>BFS</text:p>
          </table:table-cell>
          <table:table-cell table:style-name="ce30" office:value-type="string" calcext:value-type="string">
            <text:p>CC</text:p>
          </table:table-cell>
          <table:table-cell table:style-name="ce30" office:value-type="string" calcext:value-type="string">
            <text:p>PR</text:p>
          </table:table-cell>
          <table:table-cell table:style-name="ce30" office:value-type="string" calcext:value-type="string">
            <text:p>SSSP</text:p>
          </table:table-cell>
          <table:table-cell table:number-columns-repeated="2"/>
          <table:table-cell table:style-name="ce30" office:value-type="string" calcext:value-type="string">
            <text:p>Vertices</text:p>
          </table:table-cell>
          <table:table-cell table:style-name="ce30" office:value-type="string" calcext:value-type="string">
            <text:p>Edges</text:p>
          </table:table-cell>
          <table:table-cell/>
          <table:table-cell table:style-name="ce30"/>
          <table:table-cell table:style-name="ce37" office:value-type="string" calcext:value-type="string">
            <text:p>gh001</text:p>
          </table:table-cell>
          <table:table-cell table:style-name="ce37" office:value-type="string" calcext:value-type="string">
            <text:p>gh002</text:p>
          </table:table-cell>
          <table:table-cell table:style-name="ce37" office:value-type="string" calcext:value-type="string">
            <text:p>gh004</text:p>
          </table:table-cell>
          <table:table-cell table:style-name="ce37" office:value-type="string" calcext:value-type="string">
            <text:p>gh005</text:p>
          </table:table-cell>
          <table:table-cell table:style-name="ce37" office:value-type="string" calcext:value-type="string">
            <text:p>gh006</text:p>
          </table:table-cell>
          <table:table-cell table:style-name="ce37" office:value-type="string" calcext:value-type="string">
            <text:p>gh007</text:p>
          </table:table-cell>
          <table:table-cell table:style-name="ce37" office:value-type="string" calcext:value-type="string">
            <text:p>gh008</text:p>
          </table:table-cell>
          <table:table-cell table:style-name="ce40"/>
          <table:table-cell table:number-columns-repeated="7"/>
          <table:table-cell table:style-name="ce30" table:number-columns-repeated="981"/>
          <table:table-cell table:number-columns-repeated="2"/>
        </table:table-row>
        <table:table-row table:style-name="ro1">
          <table:table-cell office:value-type="string" calcext:value-type="string">
            <text:p>gh001</text:p>
          </table:table-cell>
          <table:table-cell office:value-type="float" office:value="179.42" calcext:value-type="float">
            <text:p>179.42</text:p>
          </table:table-cell>
          <table:table-cell office:value-type="float" office:value="24.21" calcext:value-type="float">
            <text:p>24.21</text:p>
          </table:table-cell>
          <table:table-cell table:number-columns-repeated="3"/>
          <table:table-cell office:value-type="float" office:value="497.81" calcext:value-type="float">
            <text:p>497.81</text:p>
          </table:table-cell>
          <table:table-cell/>
          <table:table-cell table:style-name="ce32" office:value-type="float" office:value="40105.15" calcext:value-type="float">
            <text:p>40,105.15</text:p>
          </table:table-cell>
          <table:table-cell table:style-name="ce32" office:value-type="float" office:value="1824.77" calcext:value-type="float">
            <text:p>1,824.77</text:p>
          </table:table-cell>
          <table:table-cell table:style-name="ce32" table:number-columns-repeated="3"/>
          <table:table-cell table:style-name="ce32" office:value-type="float" office:value="11809.74" calcext:value-type="float">
            <text:p>11,809.74</text:p>
          </table:table-cell>
          <table:table-cell/>
          <table:table-cell table:style-name="ce30" office:value-type="string" calcext:value-type="string">
            <text:p>gh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3" office:value-type="float" office:value="118142155" calcext:value-type="float">
            <text:p>118,142,155</text:p>
          </table:table-cell>
          <table:table-cell table:style-name="ce33" office:value-type="float" office:value="1019903190" calcext:value-type="float">
            <text:p>1,019,903,190</text:p>
          </table:table-cell>
          <table:table-cell/>
          <table:table-cell table:style-name="ce30" office:value-type="string" calcext:value-type="string">
            <text:p>Adjacency</text:p>
          </table:table-cell>
          <table:table-cell table:style-name="ce38" office:value-type="float" office:value="20338002852" calcext:value-type="float">
            <text:p>20,338,002,852</text:p>
          </table:table-cell>
          <table:table-cell table:style-name="ce38" office:value-type="float" office:value="951938529" calcext:value-type="float">
            <text:p>951,938,529</text:p>
          </table:table-cell>
          <table:table-cell table:style-name="ce38" office:value-type="float" office:value="22737538124" calcext:value-type="float">
            <text:p>22,737,538,124</text:p>
          </table:table-cell>
          <table:table-cell table:style-name="ce38" office:value-type="float" office:value="17583320434" calcext:value-type="float">
            <text:p>17,583,320,434</text:p>
          </table:table-cell>
          <table:table-cell table:style-name="ce38" office:value-type="float" office:value="494808832" calcext:value-type="float">
            <text:p>494,808,832</text:p>
          </table:table-cell>
          <table:table-cell table:style-name="ce38" office:value-type="float" office:value="11841443753" calcext:value-type="float">
            <text:p>11,841,443,753</text:p>
          </table:table-cell>
          <table:table-cell table:style-name="ce38" office:value-type="float" office:value="540212173" calcext:value-type="float">
            <text:p>540,212,173</text:p>
          </table:table-cell>
          <table:table-cell table:style-name="ce41"/>
          <table:table-cell table:style-name="ce42" table:number-columns-repeated="7"/>
          <table:table-cell table:number-columns-repeated="983"/>
        </table:table-row>
        <table:table-row table:style-name="ro1">
          <table:table-cell office:value-type="string" calcext:value-type="string">
            <text:p>gh002</text:p>
          </table:table-cell>
          <table:table-cell office:value-type="float" office:value="10.27" calcext:value-type="float">
            <text:p>10.27</text:p>
          </table:table-cell>
          <table:table-cell office:value-type="float" office:value="1590.88" calcext:value-type="float">
            <text:p>1590.88</text:p>
          </table:table-cell>
          <table:table-cell office:value-type="float" office:value="1751.53" calcext:value-type="float">
            <text:p>1751.53</text:p>
          </table:table-cell>
          <table:table-cell/>
          <table:table-cell office:value-type="float" office:value="2468.47" calcext:value-type="float">
            <text:p>2468.47</text:p>
          </table:table-cell>
          <table:table-cell office:value-type="float" office:value="103011.25" calcext:value-type="float">
            <text:p>103011.25</text:p>
          </table:table-cell>
          <table:table-cell/>
          <table:table-cell table:style-name="ce32" office:value-type="float" office:value="5436.49" calcext:value-type="float">
            <text:p>5,436.49</text:p>
          </table:table-cell>
          <table:table-cell table:style-name="ce32" office:value-type="float" office:value="10670.7" calcext:value-type="float">
            <text:p>10,670.70</text:p>
          </table:table-cell>
          <table:table-cell table:style-name="ce32" office:value-type="float" office:value="416.91" calcext:value-type="float">
            <text:p>416.91</text:p>
          </table:table-cell>
          <table:table-cell table:style-name="ce32"/>
          <table:table-cell table:style-name="ce32" office:value-type="float" office:value="1556.32" calcext:value-type="float">
            <text:p>1,556.32</text:p>
          </table:table-cell>
          <table:table-cell table:style-name="ce32" office:value-type="float" office:value="347478.36" calcext:value-type="float">
            <text:p>347,478.36</text:p>
          </table:table-cell>
          <table:table-cell/>
          <table:table-cell table:style-name="ce30" office:value-type="string" calcext:value-type="string">
            <text:p>gh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4" office:value-type="float" office:value="50912018" calcext:value-type="float">
            <text:p>50,912,018</text:p>
          </table:table-cell>
          <table:table-cell table:style-name="ce34" office:value-type="float" office:value="54054660" calcext:value-type="float">
            <text:p>54,054,660</text:p>
          </table:table-cell>
          <table:table-cell/>
          <table:table-cell table:style-name="ce30" office:value-type="string" calcext:value-type="string">
            <text:p>Edge List</text:p>
          </table:table-cell>
          <table:table-cell table:style-name="ce38" office:value-type="float" office:value="3850992348" calcext:value-type="float">
            <text:p>3,850,992,348</text:p>
          </table:table-cell>
          <table:table-cell table:style-name="ce38" office:value-type="float" office:value="1897981740" calcext:value-type="float">
            <text:p>1,897,981,740</text:p>
          </table:table-cell>
          <table:table-cell table:style-name="ce38" office:value-type="float" office:value="19978659994" calcext:value-type="float">
            <text:p>19,978,659,994</text:p>
          </table:table-cell>
          <table:table-cell table:style-name="ce38" office:value-type="float" office:value="11082967111" calcext:value-type="float">
            <text:p>11,082,967,111</text:p>
          </table:table-cell>
          <table:table-cell table:style-name="ce38" office:value-type="float" office:value="984970306" calcext:value-type="float">
            <text:p>984,970,306</text:p>
          </table:table-cell>
          <table:table-cell table:style-name="ce38" office:value-type="float" office:value="10893830336" calcext:value-type="float">
            <text:p>10,893,830,336</text:p>
          </table:table-cell>
          <table:table-cell table:style-name="ce38" office:value-type="float" office:value="538897997" calcext:value-type="float">
            <text:p>538,897,997</text:p>
          </table:table-cell>
          <table:table-cell table:style-name="ce41"/>
          <table:table-cell table:style-name="ce42" table:number-columns-repeated="7"/>
          <table:table-cell table:number-columns-repeated="983"/>
        </table:table-row>
        <table:table-row table:style-name="ro1">
          <table:table-cell office:value-type="string" calcext:value-type="string">
            <text:p>gh004</text:p>
          </table:table-cell>
          <table:table-cell office:value-type="float" office:value="4128.62" calcext:value-type="float">
            <text:p>4128.62</text:p>
          </table:table-cell>
          <table:table-cell office:value-type="float" office:value="441.86" calcext:value-type="float">
            <text:p>441.86</text:p>
          </table:table-cell>
          <table:table-cell table:number-columns-repeated="3"/>
          <table:table-cell office:value-type="float" office:value="2840.35" calcext:value-type="float">
            <text:p>2840.35</text:p>
          </table:table-cell>
          <table:table-cell/>
          <table:table-cell table:style-name="ce32" office:value-type="float" office:value="1585.71" calcext:value-type="float">
            <text:p>1,585.71</text:p>
          </table:table-cell>
          <table:table-cell table:style-name="ce32" office:value-type="float" office:value="4579.53" calcext:value-type="float">
            <text:p>4,579.53</text:p>
          </table:table-cell>
          <table:table-cell table:style-name="ce32" table:number-columns-repeated="3"/>
          <table:table-cell table:style-name="ce32" office:value-type="float" office:value="2458.3" calcext:value-type="float">
            <text:p>2,458.30</text:p>
          </table:table-cell>
          <table:table-cell/>
          <table:table-cell table:style-name="ce30" office:value-type="string" calcext:value-type="string">
            <text:p>gh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ce34" office:value-type="float" office:value="41291594" calcext:value-type="float">
            <text:p>41,291,594</text:p>
          </table:table-cell>
          <table:table-cell table:style-name="ce34" office:value-type="float" office:value="1150725436" calcext:value-type="float">
            <text:p>1,150,725,436</text:p>
          </table:table-cell>
          <table:table-cell/>
          <table:table-cell table:style-name="ce30" office:value-type="string" calcext:value-type="string">
            <text:p>MTX</text:p>
          </table:table-cell>
          <table:table-cell table:style-name="ce38" office:value-type="float" office:value="18497838955" calcext:value-type="float">
            <text:p>18,497,838,955</text:p>
          </table:table-cell>
          <table:table-cell table:style-name="ce38" office:value-type="float" office:value="949001304" calcext:value-type="float">
            <text:p>949,001,304</text:p>
          </table:table-cell>
          <table:table-cell table:style-name="ce38" office:value-type="float" office:value="20241588318" calcext:value-type="float">
            <text:p>20,241,588,318</text:p>
          </table:table-cell>
          <table:table-cell table:style-name="ce38" office:value-type="float" office:value="16451551195" calcext:value-type="float">
            <text:p>16,451,551,195</text:p>
          </table:table-cell>
          <table:table-cell table:style-name="ce38" office:value-type="float" office:value="492496838" calcext:value-type="float">
            <text:p>492,496,838</text:p>
          </table:table-cell>
          <table:table-cell table:style-name="ce38" office:value-type="float" office:value="10893833669" calcext:value-type="float">
            <text:p>10,893,833,669</text:p>
          </table:table-cell>
          <table:table-cell table:style-name="ce38" office:value-type="float" office:value="538907930" calcext:value-type="float">
            <text:p>538,907,930</text:p>
          </table:table-cell>
          <table:table-cell table:style-name="ce41"/>
          <table:table-cell table:style-name="ce42" table:number-columns-repeated="7"/>
          <table:table-cell table:number-columns-repeated="983"/>
        </table:table-row>
        <table:table-row table:style-name="ro1">
          <table:table-cell office:value-type="string" calcext:value-type="string">
            <text:p>gh005</text:p>
          </table:table-cell>
          <table:table-cell office:value-type="float" office:value="10837.9" calcext:value-type="float">
            <text:p>10837.9</text:p>
          </table:table-cell>
          <table:table-cell office:value-type="float" office:value="9.88" calcext:value-type="float">
            <text:p>9.88</text:p>
          </table:table-cell>
          <table:table-cell office:value-type="float" office:value="210.69" calcext:value-type="float">
            <text:p>210.69</text:p>
          </table:table-cell>
          <table:table-cell table:number-columns-repeated="2"/>
          <table:table-cell office:value-type="float" office:value="235.46" calcext:value-type="float">
            <text:p>235.46</text:p>
          </table:table-cell>
          <table:table-cell/>
          <table:table-cell table:style-name="ce32" office:value-type="float" office:value="2292.22" calcext:value-type="float">
            <text:p>2,292.22</text:p>
          </table:table-cell>
          <table:table-cell table:style-name="ce32" office:value-type="float" office:value="1603.67" calcext:value-type="float">
            <text:p>1,603.67</text:p>
          </table:table-cell>
          <table:table-cell table:style-name="ce32" table:number-columns-repeated="3"/>
          <table:table-cell table:style-name="ce32" office:value-type="float" office:value="3432.6" calcext:value-type="float">
            <text:p>3,432.60</text:p>
          </table:table-cell>
          <table:table-cell/>
          <table:table-cell table:style-name="ce30" office:value-type="string" calcext:value-type="string">
            <text:p>gh0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4" office:value-type="float" office:value="39459925" calcext:value-type="float">
            <text:p>39,459,925</text:p>
          </table:table-cell>
          <table:table-cell table:style-name="ce34" office:value-type="float" office:value="936364282" calcext:value-type="float">
            <text:p>936,364,282</text:p>
          </table:table-cell>
          <table:table-cell/>
          <table:table-cell table:style-name="ce30" office:value-type="string" calcext:value-type="string">
            <text:p>MTX.BIN</text:p>
          </table:table-cell>
          <table:table-cell table:style-name="ce38" office:value-type="float" office:value="8631794160" calcext:value-type="float">
            <text:p>8,631,794,160</text:p>
          </table:table-cell>
          <table:table-cell table:style-name="ce38" office:value-type="float" office:value="636085372" calcext:value-type="float">
            <text:p>636,085,372</text:p>
          </table:table-cell>
          <table:table-cell table:style-name="ce38" office:value-type="float" office:value="9370969884" calcext:value-type="float">
            <text:p>9,370,969,884</text:p>
          </table:table-cell>
          <table:table-cell table:style-name="ce38" office:value-type="float" office:value="7648753976" calcext:value-type="float">
            <text:p>7,648,753,976</text:p>
          </table:table-cell>
          <table:table-cell table:style-name="ce38" office:value-type="float" office:value="326623904" calcext:value-type="float">
            <text:p>326,623,904</text:p>
          </table:table-cell>
          <table:table-cell table:style-name="ce38" office:value-type="float" office:value="5210972004" calcext:value-type="float">
            <text:p>5,210,972,004</text:p>
          </table:table-cell>
          <table:table-cell table:style-name="ce38" office:value-type="float" office:value="339113928" calcext:value-type="float">
            <text:p>339,113,928</text:p>
          </table:table-cell>
          <table:table-cell table:style-name="ce41"/>
          <table:table-cell table:style-name="ce42" table:number-columns-repeated="7"/>
          <table:table-cell table:number-columns-repeated="983"/>
        </table:table-row>
        <table:table-row table:style-name="ro1">
          <table:table-cell office:value-type="string" calcext:value-type="string">
            <text:p>gh006</text:p>
          </table:table-cell>
          <table:table-cell office:value-type="float" office:value="2.83" calcext:value-type="float">
            <text:p>2.83</text:p>
          </table:table-cell>
          <table:table-cell office:value-type="float" office:value="664.93" calcext:value-type="float">
            <text:p>664.93</text:p>
          </table:table-cell>
          <table:table-cell office:value-type="float" office:value="703.99" calcext:value-type="float">
            <text:p>703.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4005.84" calcext:value-type="float">
            <text:p>14005.84</text:p>
          </table:table-cell>
          <table:table-cell/>
          <table:table-cell table:style-name="ce32" office:value-type="float" office:value="3718.13" calcext:value-type="float">
            <text:p>3,718.13</text:p>
          </table:table-cell>
          <table:table-cell table:style-name="ce32" office:value-type="float" office:value="34140.7" calcext:value-type="float">
            <text:p>34,140.70</text:p>
          </table:table-cell>
          <table:table-cell table:style-name="ce32" office:value-type="float" office:value="228.74" calcext:value-type="float">
            <text:p>228.74</text:p>
          </table:table-cell>
          <table:table-cell table:style-name="ce32"/>
          <table:table-cell table:style-name="ce32" office:value-type="float" office:value="476.95" calcext:value-type="float">
            <text:p>476.95</text:p>
          </table:table-cell>
          <table:table-cell table:style-name="ce32" office:value-type="float" office:value="68180" calcext:value-type="float">
            <text:p>68,180.00</text:p>
          </table:table-cell>
          <table:table-cell/>
          <table:table-cell table:style-name="ce30" office:value-type="string" calcext:value-type="string">
            <text:p>gh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4" office:value-type="float" office:value="23947347" calcext:value-type="float">
            <text:p>23,947,347</text:p>
          </table:table-cell>
          <table:table-cell table:style-name="ce34" office:value-type="float" office:value="28854312" calcext:value-type="float">
            <text:p>28,854,312</text:p>
          </table:table-cell>
          <table:table-cell/>
          <table:table-cell table:style-name="ce30" office:value-type="string" calcext:value-type="string">
            <text:p>TOTEM</text:p>
          </table:table-cell>
          <table:table-cell table:style-name="ce38" office:value-type="float" office:value="3848394327" calcext:value-type="float">
            <text:p>3,848,394,327</text:p>
          </table:table-cell>
          <table:table-cell table:style-name="ce38" office:value-type="float" office:value="1897981785" calcext:value-type="float">
            <text:p>1,897,981,785</text:p>
          </table:table-cell>
          <table:table-cell table:style-name="ce38" office:value-type="float" office:value="19978660038" calcext:value-type="float">
            <text:p>19,978,660,038</text:p>
          </table:table-cell>
          <table:table-cell table:style-name="ce38" office:value-type="float" office:value="11082916303" calcext:value-type="float">
            <text:p>11,082,916,303</text:p>
          </table:table-cell>
          <table:table-cell table:style-name="ce38" office:value-type="float" office:value="984970350" calcext:value-type="float">
            <text:p>984,970,350</text:p>
          </table:table-cell>
          <table:table-cell table:style-name="ce38" office:value-type="float" office:value="10893830077" calcext:value-type="float">
            <text:p>10,893,830,077</text:p>
          </table:table-cell>
          <table:table-cell table:style-name="ce38" office:value-type="float" office:value="538898020" calcext:value-type="float">
            <text:p>538,898,020</text:p>
          </table:table-cell>
          <table:table-cell table:style-name="ce41"/>
          <table:table-cell table:style-name="ce42" table:number-columns-repeated="7"/>
          <table:table-cell table:number-columns-repeated="983"/>
        </table:table-row>
        <table:table-row table:style-name="ro1">
          <table:table-cell office:value-type="string" calcext:value-type="string">
            <text:p>gh007</text:p>
          </table:table-cell>
          <table:table-cell office:value-type="float" office:value="1896.58" calcext:value-type="float">
            <text:p>1896.58</text:p>
          </table:table-cell>
          <table:table-cell office:value-type="float" office:value="4.48" calcext:value-type="float">
            <text:p>4.48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205.3" calcext:value-type="float">
            <text:p>205.3</text:p>
          </table:table-cell>
          <table:table-cell/>
          <table:table-cell table:style-name="ce32" office:value-type="float" office:value="1265.14" calcext:value-type="float">
            <text:p>1,265.14</text:p>
          </table:table-cell>
          <table:table-cell table:style-name="ce32" office:value-type="float" office:value="953.37" calcext:value-type="float">
            <text:p>953.37</text:p>
          </table:table-cell>
          <table:table-cell table:style-name="ce32" office:value-type="float" office:value="2676.59" calcext:value-type="float">
            <text:p>2,676.59</text:p>
          </table:table-cell>
          <table:table-cell table:style-name="ce32" table:number-columns-repeated="2"/>
          <table:table-cell table:style-name="ce32" office:value-type="float" office:value="1119.11" calcext:value-type="float">
            <text:p>1,119.11</text:p>
          </table:table-cell>
          <table:table-cell/>
          <table:table-cell table:style-name="ce30" office:value-type="string" calcext:value-type="string">
            <text:p>gh0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34" office:value-type="float" office:value="22744080" calcext:value-type="float">
            <text:p>22,744,080</text:p>
          </table:table-cell>
          <table:table-cell table:style-name="ce34" office:value-type="float" office:value="639999458" calcext:value-type="float">
            <text:p>639,999,458</text:p>
          </table:table-cell>
          <table:table-cell/>
          <table:table-cell table:style-name="ce30"/>
          <table:table-cell table:style-name="ce38" table:number-columns-repeated="7"/>
          <table:table-cell table:style-name="ce41"/>
          <table:table-cell table:style-name="ce42" table:number-columns-repeated="7"/>
          <table:table-cell table:number-columns-repeated="983"/>
        </table:table-row>
        <table:table-row table:style-name="ro1">
          <table:table-cell office:value-type="string" calcext:value-type="string">
            <text:p>gh008</text:p>
          </table:table-cell>
          <table:table-cell office:value-type="float" office:value="2.91" calcext:value-type="float">
            <text:p>2.91</text:p>
          </table:table-cell>
          <table:table-cell office:value-type="float" office:value="4.43" calcext:value-type="float">
            <text:p>4.43</text:p>
          </table:table-cell>
          <table:table-cell office:value-type="float" office:value="570.37" calcext:value-type="float">
            <text:p>570.37</text:p>
          </table:table-cell>
          <table:table-cell/>
          <table:table-cell office:value-type="float" office:value="89.14" calcext:value-type="float">
            <text:p>89.14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32" office:value-type="float" office:value="5773.74" calcext:value-type="float">
            <text:p>5,773.74</text:p>
          </table:table-cell>
          <table:table-cell table:style-name="ce32" office:value-type="float" office:value="42.43" calcext:value-type="float">
            <text:p>42.43</text:p>
          </table:table-cell>
          <table:table-cell table:style-name="ce32" office:value-type="float" office:value="253.31" calcext:value-type="float">
            <text:p>253.31</text:p>
          </table:table-cell>
          <table:table-cell table:style-name="ce32"/>
          <table:table-cell table:style-name="ce32" office:value-type="float" office:value="128" calcext:value-type="float">
            <text:p>128.00</text:p>
          </table:table-cell>
          <table:table-cell table:style-name="ce32" office:value-type="float" office:value="182.65" calcext:value-type="float">
            <text:p>182.65</text:p>
          </table:table-cell>
          <table:table-cell/>
          <table:table-cell table:style-name="ce30" office:value-type="string" calcext:value-type="string">
            <text:p>gh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4" office:value-type="float" office:value="21198119" calcext:value-type="float">
            <text:p>21,198,119</text:p>
          </table:table-cell>
          <table:table-cell table:style-name="ce34" office:value-type="float" office:value="31790179" calcext:value-type="float">
            <text:p>31,790,179</text:p>
          </table:table-cell>
          <table:table-cell/>
          <table:table-cell table:style-name="ce35" office:value-type="string" calcext:value-type="string">
            <text:p>MAX</text:p>
          </table:table-cell>
          <table:table-cell table:style-name="ce39" table:formula="of:=MAX([.AA9:.AA13])" office:value-type="float" office:value="20338002852" calcext:value-type="float">
            <text:p>20,338,002,852</text:p>
          </table:table-cell>
          <table:table-cell table:style-name="ce39" table:formula="of:=MAX([.AB9:.AB13])" office:value-type="float" office:value="1897981785" calcext:value-type="float">
            <text:p>1,897,981,785</text:p>
          </table:table-cell>
          <table:table-cell table:style-name="ce39" table:formula="of:=MAX([.AC9:.AC13])" office:value-type="float" office:value="22737538124" calcext:value-type="float">
            <text:p>22,737,538,124</text:p>
          </table:table-cell>
          <table:table-cell table:style-name="ce39" table:formula="of:=MAX([.AD9:.AD13])" office:value-type="float" office:value="17583320434" calcext:value-type="float">
            <text:p>17,583,320,434</text:p>
          </table:table-cell>
          <table:table-cell table:style-name="ce39" table:formula="of:=MAX([.AE9:.AE13])" office:value-type="float" office:value="984970350" calcext:value-type="float">
            <text:p>984,970,350</text:p>
          </table:table-cell>
          <table:table-cell table:style-name="ce39" table:formula="of:=MAX([.AF9:.AF13])" office:value-type="float" office:value="11841443753" calcext:value-type="float">
            <text:p>11,841,443,753</text:p>
          </table:table-cell>
          <table:table-cell table:style-name="ce39" table:formula="of:=MAX([.AG9:.AG13])" office:value-type="float" office:value="540212173" calcext:value-type="float">
            <text:p>540,212,173</text:p>
          </table:table-cell>
          <table:table-cell table:style-name="ce36"/>
          <table:table-cell table:style-name="ce42" table:number-columns-repeated="7"/>
          <table:table-cell table:number-columns-repeated="983"/>
        </table:table-row>
        <table:table-row table:style-name="ro1">
          <table:table-cell office:value-type="string" calcext:value-type="string">
            <text:p>gh009</text:p>
          </table:table-cell>
          <table:table-cell office:value-type="float" office:value="9.22" calcext:value-type="float">
            <text:p>9.22</text:p>
          </table:table-cell>
          <table:table-cell office:value-type="float" office:value="3.39" calcext:value-type="float">
            <text:p>3.39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711.38" calcext:value-type="float">
            <text:p>711.38</text:p>
          </table:table-cell>
          <table:table-cell office:value-type="float" office:value="7470.56" calcext:value-type="float">
            <text:p>7470.56</text:p>
          </table:table-cell>
          <table:table-cell/>
          <table:table-cell table:style-name="ce32" office:value-type="float" office:value="18110.7" calcext:value-type="float">
            <text:p>18,110.70</text:p>
          </table:table-cell>
          <table:table-cell table:style-name="ce32" office:value-type="float" office:value="30.57" calcext:value-type="float">
            <text:p>30.57</text:p>
          </table:table-cell>
          <table:table-cell table:style-name="ce32" office:value-type="float" office:value="349.33" calcext:value-type="float">
            <text:p>349.33</text:p>
          </table:table-cell>
          <table:table-cell table:style-name="ce32"/>
          <table:table-cell table:style-name="ce32" office:value-type="float" office:value="1078.03" calcext:value-type="float">
            <text:p>1,078.03</text:p>
          </table:table-cell>
          <table:table-cell table:style-name="ce32" office:value-type="float" office:value="171.02" calcext:value-type="float">
            <text:p>171.02</text:p>
          </table:table-cell>
          <table:table-cell/>
          <table:table-cell table:style-name="ce30" office:value-type="string" calcext:value-type="string">
            <text:p>gh0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4" office:value-type="float" office:value="16777216" calcext:value-type="float">
            <text:p>16,777,216</text:p>
          </table:table-cell>
          <table:table-cell table:style-name="ce34" office:value-type="float" office:value="132557200" calcext:value-type="float">
            <text:p>132,557,200</text:p>
          </table:table-cell>
          <table:table-cell/>
          <table:table-cell table:style-name="ce35" office:value-type="string" calcext:value-type="string">
            <text:p>AVG</text:p>
          </table:table-cell>
          <table:table-cell table:style-name="ce39" table:formula="of:=([.AA9]+[.AA10]+[.AA11]+[.AA12]+[.AA13] )/5" office:value-type="float" office:value="11033404528.4" calcext:value-type="float">
            <text:p>11,033,404,528</text:p>
          </table:table-cell>
          <table:table-cell table:style-name="ce39" table:formula="of:=([.AB9]+[.AB10]+[.AB11]+[.AB12]+[.AB13] )/5" office:value-type="float" office:value="1266597746" calcext:value-type="float">
            <text:p>1,266,597,746</text:p>
          </table:table-cell>
          <table:table-cell table:style-name="ce39" table:formula="of:=([.AC9]+[.AC10]+[.AC11]+[.AC12]+[.AC13] )/5" office:value-type="float" office:value="18461483271.6" calcext:value-type="float">
            <text:p>18,461,483,272</text:p>
          </table:table-cell>
          <table:table-cell table:style-name="ce39" table:formula="of:=([.AD9]+[.AD10]+[.AD11]+[.AD12]+[.AD13] )/5" office:value-type="float" office:value="12769901803.8" calcext:value-type="float">
            <text:p>12,769,901,804</text:p>
          </table:table-cell>
          <table:table-cell table:style-name="ce39" table:formula="of:=([.AE9]+[.AE10]+[.AE11]+[.AE12]+[.AE13] )/5" office:value-type="float" office:value="656774046" calcext:value-type="float">
            <text:p>656,774,046</text:p>
          </table:table-cell>
          <table:table-cell table:style-name="ce39" table:formula="of:=([.AF9]+[.AF10]+[.AF11]+[.AF12]+[.AF13] )/5" office:value-type="float" office:value="9946781967.8" calcext:value-type="float">
            <text:p>9,946,781,968</text:p>
          </table:table-cell>
          <table:table-cell table:style-name="ce39" table:formula="of:=([.AG9]+[.AG10]+[.AG11]+[.AG12]+[.AG13] )/5" office:value-type="float" office:value="499206009.6" calcext:value-type="float">
            <text:p>499,206,010</text:p>
          </table:table-cell>
          <table:table-cell table:style-name="ce36"/>
          <table:table-cell table:number-columns-repeated="990"/>
        </table:table-row>
        <table:table-row table:style-name="ro1">
          <table:table-cell office:value-type="string" calcext:value-type="string">
            <text:p>gh010</text:p>
          </table:table-cell>
          <table:table-cell office:value-type="float" office:value="4.16" calcext:value-type="float">
            <text:p>4.16</text:p>
          </table:table-cell>
          <table:table-cell office:value-type="float" office:value="3.77" calcext:value-type="float">
            <text:p>3.77</text:p>
          </table:table-cell>
          <table:table-cell office:value-type="float" office:value="320.36" calcext:value-type="float">
            <text:p>320.36</text:p>
          </table:table-cell>
          <table:table-cell/>
          <table:table-cell office:value-type="float" office:value="469417.2" calcext:value-type="float">
            <text:p>469417.2</text:p>
          </table:table-cell>
          <table:table-cell office:value-type="float" office:value="179.69" calcext:value-type="float">
            <text:p>179.69</text:p>
          </table:table-cell>
          <table:table-cell/>
          <table:table-cell table:style-name="ce32" office:value-type="float" office:value="3837.63" calcext:value-type="float">
            <text:p>3,837.63</text:p>
          </table:table-cell>
          <table:table-cell table:style-name="ce32" office:value-type="float" office:value="40.52" calcext:value-type="float">
            <text:p>40.52</text:p>
          </table:table-cell>
          <table:table-cell table:style-name="ce32" office:value-type="float" office:value="250.62" calcext:value-type="float">
            <text:p>250.62</text:p>
          </table:table-cell>
          <table:table-cell table:style-name="ce32"/>
          <table:table-cell table:style-name="ce32" office:value-type="float" office:value="6460.88" calcext:value-type="float">
            <text:p>6,460.88</text:p>
          </table:table-cell>
          <table:table-cell table:style-name="ce32" office:value-type="float" office:value="149.32" calcext:value-type="float">
            <text:p>149.32</text:p>
          </table:table-cell>
          <table:table-cell/>
          <table:table-cell table:style-name="ce30" office:value-type="string" calcext:value-type="string">
            <text:p>gh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float" office:value="16777216" calcext:value-type="float">
            <text:p>16,777,216</text:p>
          </table:table-cell>
          <table:table-cell table:style-name="ce34" office:value-type="float" office:value="50331601" calcext:value-type="float">
            <text:p>50,331,601</text:p>
          </table:table-cell>
          <table:table-cell/>
          <table:table-cell table:style-name="ce35" office:value-type="string" calcext:value-type="string">
            <text:p>MIN</text:p>
          </table:table-cell>
          <table:table-cell table:style-name="ce39" table:formula="of:=MIN([.AA9:.AA13])" office:value-type="float" office:value="3848394327" calcext:value-type="float">
            <text:p>3,848,394,327</text:p>
          </table:table-cell>
          <table:table-cell table:style-name="ce39" table:formula="of:=MIN([.AB9:.AB13])" office:value-type="float" office:value="636085372" calcext:value-type="float">
            <text:p>636,085,372</text:p>
          </table:table-cell>
          <table:table-cell table:style-name="ce39" table:formula="of:=MIN([.AC9:.AC13])" office:value-type="float" office:value="9370969884" calcext:value-type="float">
            <text:p>9,370,969,884</text:p>
          </table:table-cell>
          <table:table-cell table:style-name="ce39" table:formula="of:=MIN([.AD9:.AD13])" office:value-type="float" office:value="7648753976" calcext:value-type="float">
            <text:p>7,648,753,976</text:p>
          </table:table-cell>
          <table:table-cell table:style-name="ce39" table:formula="of:=MIN([.AE9:.AE13])" office:value-type="float" office:value="326623904" calcext:value-type="float">
            <text:p>326,623,904</text:p>
          </table:table-cell>
          <table:table-cell table:style-name="ce39" table:formula="of:=MIN([.AF9:.AF13])" office:value-type="float" office:value="5210972004" calcext:value-type="float">
            <text:p>5,210,972,004</text:p>
          </table:table-cell>
          <table:table-cell table:style-name="ce39" table:formula="of:=MIN([.AG9:.AG13])" office:value-type="float" office:value="339113928" calcext:value-type="float">
            <text:p>339,113,928</text:p>
          </table:table-cell>
          <table:table-cell table:style-name="ce36"/>
          <table:table-cell table:number-columns-repeated="990"/>
        </table:table-row>
        <table:table-row table:style-name="ro1">
          <table:table-cell office:value-type="string" calcext:value-type="string">
            <text:p>gh011</text:p>
          </table:table-cell>
          <table:table-cell office:value-type="float" office:value="2.26" calcext:value-type="float">
            <text:p>2.26</text:p>
          </table:table-cell>
          <table:table-cell office:value-type="float" office:value="3.07" calcext:value-type="float">
            <text:p>3.07</text:p>
          </table:table-cell>
          <table:table-cell office:value-type="float" office:value="524.55" calcext:value-type="float">
            <text:p>524.55</text:p>
          </table:table-cell>
          <table:table-cell/>
          <table:table-cell office:value-type="float" office:value="50.58" calcext:value-type="float">
            <text:p>50.58</text:p>
          </table:table-cell>
          <table:table-cell office:value-type="float" office:value="55.3" calcext:value-type="float">
            <text:p>55.3</text:p>
          </table:table-cell>
          <table:table-cell/>
          <table:table-cell table:style-name="ce32" office:value-type="float" office:value="3881.18" calcext:value-type="float">
            <text:p>3,881.18</text:p>
          </table:table-cell>
          <table:table-cell table:style-name="ce32" office:value-type="float" office:value="28.7" calcext:value-type="float">
            <text:p>28.70</text:p>
          </table:table-cell>
          <table:table-cell table:style-name="ce32" office:value-type="float" office:value="177.43" calcext:value-type="float">
            <text:p>177.43</text:p>
          </table:table-cell>
          <table:table-cell table:style-name="ce32"/>
          <table:table-cell table:style-name="ce32" office:value-type="float" office:value="83.87" calcext:value-type="float">
            <text:p>83.87</text:p>
          </table:table-cell>
          <table:table-cell table:style-name="ce32" office:value-type="float" office:value="139.03" calcext:value-type="float">
            <text:p>139.03</text:p>
          </table:table-cell>
          <table:table-cell/>
          <table:table-cell table:style-name="ce30" office:value-type="string" calcext:value-type="string">
            <text:p>gh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4" office:value-type="float" office:value="16002413" calcext:value-type="float">
            <text:p>16,002,413</text:p>
          </table:table-cell>
          <table:table-cell table:style-name="ce34" office:value-type="float" office:value="23998813" calcext:value-type="float">
            <text:p>23,998,813</text:p>
          </table:table-cell>
          <table:table-cell/>
          <table:table-cell table:style-name="ce36" table:number-columns-repeated="9"/>
          <table:table-cell table:number-columns-repeated="990"/>
        </table:table-row>
        <table:table-row table:style-name="ro1">
          <table:table-cell office:value-type="string" calcext:value-type="string">
            <text:p>gh012</text:p>
          </table:table-cell>
          <table:table-cell office:value-type="float" office:value="1.69" calcext:value-type="float">
            <text:p>1.69</text:p>
          </table:table-cell>
          <table:table-cell office:value-type="float" office:value="2.4" calcext:value-type="float">
            <text:p>2.4</text:p>
          </table:table-cell>
          <table:table-cell office:value-type="float" office:value="465.29" calcext:value-type="float">
            <text:p>465.29</text:p>
          </table:table-cell>
          <table:table-cell/>
          <table:table-cell office:value-type="float" office:value="70.84" calcext:value-type="float">
            <text:p>70.84</text:p>
          </table:table-cell>
          <table:table-cell office:value-type="float" office:value="39.32" calcext:value-type="float">
            <text:p>39.32</text:p>
          </table:table-cell>
          <table:table-cell/>
          <table:table-cell table:style-name="ce32" office:value-type="float" office:value="2618.97" calcext:value-type="float">
            <text:p>2,618.97</text:p>
          </table:table-cell>
          <table:table-cell table:style-name="ce32" office:value-type="float" office:value="22.78" calcext:value-type="float">
            <text:p>22.78</text:p>
          </table:table-cell>
          <table:table-cell table:style-name="ce32" office:value-type="float" office:value="126.54" calcext:value-type="float">
            <text:p>126.54</text:p>
          </table:table-cell>
          <table:table-cell table:style-name="ce32"/>
          <table:table-cell table:style-name="ce32" office:value-type="float" office:value="59.02" calcext:value-type="float">
            <text:p>59.02</text:p>
          </table:table-cell>
          <table:table-cell table:style-name="ce32" office:value-type="float" office:value="103.26" calcext:value-type="float">
            <text:p>103.26</text:p>
          </table:table-cell>
          <table:table-cell/>
          <table:table-cell table:style-name="ce30" office:value-type="string" calcext:value-type="string">
            <text:p>gh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4" office:value-type="float" office:value="12057441" calcext:value-type="float">
            <text:p>12,057,441</text:p>
          </table:table-cell>
          <table:table-cell table:style-name="ce34" office:value-type="float" office:value="18082179" calcext:value-type="float">
            <text:p>18,082,179</text:p>
          </table:table-cell>
          <table:table-cell table:number-columns-repeated="2"/>
          <table:table-cell table:style-name="ce37" office:value-type="string" calcext:value-type="string">
            <text:p>gh009</text:p>
          </table:table-cell>
          <table:table-cell table:style-name="ce37" office:value-type="string" calcext:value-type="string">
            <text:p>gh010</text:p>
          </table:table-cell>
          <table:table-cell table:style-name="ce37" office:value-type="string" calcext:value-type="string">
            <text:p>gh011</text:p>
          </table:table-cell>
          <table:table-cell table:style-name="ce37" office:value-type="string" calcext:value-type="string">
            <text:p>gh012</text:p>
          </table:table-cell>
          <table:table-cell table:style-name="ce37" office:value-type="string" calcext:value-type="string">
            <text:p>gh013</text:p>
          </table:table-cell>
          <table:table-cell table:style-name="ce37" office:value-type="string" calcext:value-type="string">
            <text:p>gh014</text:p>
          </table:table-cell>
          <table:table-cell table:style-name="ce37" office:value-type="string" calcext:value-type="string">
            <text:p>gh015</text:p>
          </table:table-cell>
          <table:table-cell table:style-name="ce37" office:value-type="string" calcext:value-type="string">
            <text:p>gh0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gh013</text:p>
          </table:table-cell>
          <table:table-cell office:value-type="float" office:value="854.7" calcext:value-type="float">
            <text:p>854.7</text:p>
          </table:table-cell>
          <table:table-cell office:value-type="float" office:value="63.98" calcext:value-type="float">
            <text:p>63.9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60.53" calcext:value-type="float">
            <text:p>60.53</text:p>
          </table:table-cell>
          <table:table-cell/>
          <table:table-cell table:style-name="ce32" office:value-type="float" office:value="182.89" calcext:value-type="float">
            <text:p>182.89</text:p>
          </table:table-cell>
          <table:table-cell table:style-name="ce32" office:value-type="float" office:value="123.34" calcext:value-type="float">
            <text:p>123.34</text:p>
          </table:table-cell>
          <table:table-cell table:style-name="ce32" office:value-type="float" office:value="749.77" calcext:value-type="float">
            <text:p>749.77</text:p>
          </table:table-cell>
          <table:table-cell table:style-name="ce32" table:number-columns-repeated="2"/>
          <table:table-cell table:style-name="ce32" office:value-type="float" office:value="1554.83" calcext:value-type="float">
            <text:p>1,554.83</text:p>
          </table:table-cell>
          <table:table-cell/>
          <table:table-cell table:style-name="ce30" office:value-type="string" calcext:value-type="string">
            <text:p>gh0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34" office:value-type="float" office:value="9845725" calcext:value-type="float">
            <text:p>9,845,725</text:p>
          </table:table-cell>
          <table:table-cell table:style-name="ce34" office:value-type="float" office:value="57156537" calcext:value-type="float">
            <text:p>57,156,537</text:p>
          </table:table-cell>
          <table:table-cell/>
          <table:table-cell table:style-name="ce30" office:value-type="string" calcext:value-type="string">
            <text:p>Adjacency</text:p>
          </table:table-cell>
          <table:table-cell table:style-name="ce38" office:value-type="float" office:value="2416696192" calcext:value-type="float">
            <text:p>2,416,696,192</text:p>
          </table:table-cell>
          <table:table-cell table:style-name="ce38" office:value-type="float" office:value="878862062" calcext:value-type="float">
            <text:p>878,862,062</text:p>
          </table:table-cell>
          <table:table-cell table:style-name="ce38" office:value-type="float" office:value="404807686" calcext:value-type="float">
            <text:p>404,807,686</text:p>
          </table:table-cell>
          <table:table-cell table:style-name="ce38" office:value-type="float" office:value="298943738" calcext:value-type="float">
            <text:p>298,943,738</text:p>
          </table:table-cell>
          <table:table-cell table:style-name="ce38" office:value-type="float" office:value="963975564" calcext:value-type="float">
            <text:p>963,975,564</text:p>
          </table:table-cell>
          <table:table-cell table:style-name="ce38" office:value-type="float" office:value="1327137505" calcext:value-type="float">
            <text:p>1,327,137,505</text:p>
          </table:table-cell>
          <table:table-cell table:style-name="ce38" office:value-type="float" office:value="1866329851" calcext:value-type="float">
            <text:p>1,866,329,851</text:p>
          </table:table-cell>
          <table:table-cell table:style-name="ce38" office:value-type="float" office:value="3076277487" calcext:value-type="float">
            <text:p>3,076,277,48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gh014</text:p>
          </table:table-cell>
          <table:table-cell office:value-type="float" office:value="4.85" calcext:value-type="float">
            <text:p>4.85</text:p>
          </table:table-cell>
          <table:table-cell office:value-type="float" office:value="28.85" calcext:value-type="float">
            <text:p>28.85</text:p>
          </table:table-cell>
          <table:table-cell office:value-type="float" office:value="61.08" calcext:value-type="float">
            <text:p>61.08</text:p>
          </table:table-cell>
          <table:table-cell/>
          <table:table-cell office:value-type="float" office:value="3512.68" calcext:value-type="float">
            <text:p>3512.68</text:p>
          </table:table-cell>
          <table:table-cell office:value-type="float" office:value="72.92" calcext:value-type="float">
            <text:p>72.92</text:p>
          </table:table-cell>
          <table:table-cell/>
          <table:table-cell table:style-name="ce32" office:value-type="float" office:value="264.72" calcext:value-type="float">
            <text:p>264.72</text:p>
          </table:table-cell>
          <table:table-cell table:style-name="ce32" office:value-type="float" office:value="120.54" calcext:value-type="float">
            <text:p>120.54</text:p>
          </table:table-cell>
          <table:table-cell table:style-name="ce32" office:value-type="float" office:value="261.54" calcext:value-type="float">
            <text:p>261.54</text:p>
          </table:table-cell>
          <table:table-cell table:style-name="ce32"/>
          <table:table-cell table:style-name="ce32" office:value-type="float" office:value="503.99" calcext:value-type="float">
            <text:p>503.99</text:p>
          </table:table-cell>
          <table:table-cell table:style-name="ce32" office:value-type="float" office:value="224.17" calcext:value-type="float">
            <text:p>224.17</text:p>
          </table:table-cell>
          <table:table-cell/>
          <table:table-cell table:style-name="ce30" office:value-type="string" calcext:value-type="string">
            <text:p>gh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4" office:value-type="float" office:value="5363260" calcext:value-type="float">
            <text:p>5,363,260</text:p>
          </table:table-cell>
          <table:table-cell table:style-name="ce34" office:value-type="float" office:value="79023142" calcext:value-type="float">
            <text:p>79,023,142</text:p>
          </table:table-cell>
          <table:table-cell/>
          <table:table-cell table:style-name="ce30" office:value-type="string" calcext:value-type="string">
            <text:p>Edge List</text:p>
          </table:table-cell>
          <table:table-cell table:style-name="ce38" office:value-type="float" office:value="2210494279" calcext:value-type="float">
            <text:p>2,210,494,279</text:p>
          </table:table-cell>
          <table:table-cell table:style-name="ce38" office:value-type="float" office:value="839303889" calcext:value-type="float">
            <text:p>839,303,889</text:p>
          </table:table-cell>
          <table:table-cell table:style-name="ce38" office:value-type="float" office:value="398650785" calcext:value-type="float">
            <text:p>398,650,785</text:p>
          </table:table-cell>
          <table:table-cell table:style-name="ce38" office:value-type="float" office:value="292150178" calcext:value-type="float">
            <text:p>292,150,178</text:p>
          </table:table-cell>
          <table:table-cell table:style-name="ce38" office:value-type="float" office:value="903100945" calcext:value-type="float">
            <text:p>903,100,945</text:p>
          </table:table-cell>
          <table:table-cell table:style-name="ce38" office:value-type="float" office:value="1233480013" calcext:value-type="float">
            <text:p>1,233,480,013</text:p>
          </table:table-cell>
          <table:table-cell table:style-name="ce38" office:value-type="float" office:value="1475669040" calcext:value-type="float">
            <text:p>1,475,669,040</text:p>
          </table:table-cell>
          <table:table-cell table:style-name="ce38" office:value-type="float" office:value="1003771408" calcext:value-type="float">
            <text:p>1,003,771,40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gh015</text:p>
          </table:table-cell>
          <table:table-cell office:value-type="float" office:value="319.9" calcext:value-type="float">
            <text:p>319.9</text:p>
          </table:table-cell>
          <table:table-cell office:value-type="float" office:value="94.64" calcext:value-type="float">
            <text:p>94.64</text:p>
          </table:table-cell>
          <table:table-cell office:value-type="float" office:value="68.69" calcext:value-type="float">
            <text:p>68.69</text:p>
          </table:table-cell>
          <table:table-cell/>
          <table:table-cell office:value-type="float" office:value="346.26" calcext:value-type="float">
            <text:p>346.26</text:p>
          </table:table-cell>
          <table:table-cell office:value-type="float" office:value="52.47" calcext:value-type="float">
            <text:p>52.47</text:p>
          </table:table-cell>
          <table:table-cell/>
          <table:table-cell table:style-name="ce32" office:value-type="float" office:value="143.31" calcext:value-type="float">
            <text:p>143.31</text:p>
          </table:table-cell>
          <table:table-cell table:style-name="ce32" office:value-type="float" office:value="101.4" calcext:value-type="float">
            <text:p>101.40</text:p>
          </table:table-cell>
          <table:table-cell table:style-name="ce32" office:value-type="float" office:value="95.17" calcext:value-type="float">
            <text:p>95.17</text:p>
          </table:table-cell>
          <table:table-cell table:style-name="ce32"/>
          <table:table-cell table:style-name="ce32" office:value-type="float" office:value="728.94" calcext:value-type="float">
            <text:p>728.94</text:p>
          </table:table-cell>
          <table:table-cell table:style-name="ce32" office:value-type="float" office:value="215.47" calcext:value-type="float">
            <text:p>215.47</text:p>
          </table:table-cell>
          <table:table-cell/>
          <table:table-cell table:style-name="ce30" office:value-type="string" calcext:value-type="string">
            <text:p>gh0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34" office:value-type="float" office:value="5154859" calcext:value-type="float">
            <text:p>5,154,859</text:p>
          </table:table-cell>
          <table:table-cell table:style-name="ce34" office:value-type="float" office:value="99199551" calcext:value-type="float">
            <text:p>99,199,551</text:p>
          </table:table-cell>
          <table:table-cell/>
          <table:table-cell table:style-name="ce30" office:value-type="string" calcext:value-type="string">
            <text:p>MTX</text:p>
          </table:table-cell>
          <table:table-cell table:style-name="ce38" office:value-type="float" office:value="2210504057" calcext:value-type="float">
            <text:p>2,210,504,057</text:p>
          </table:table-cell>
          <table:table-cell table:style-name="ce38" office:value-type="float" office:value="839313191" calcext:value-type="float">
            <text:p>839,313,191</text:p>
          </table:table-cell>
          <table:table-cell table:style-name="ce38" office:value-type="float" office:value="398660712" calcext:value-type="float">
            <text:p>398,660,712</text:p>
          </table:table-cell>
          <table:table-cell table:style-name="ce38" office:value-type="float" office:value="292160105" calcext:value-type="float">
            <text:p>292,160,105</text:p>
          </table:table-cell>
          <table:table-cell table:style-name="ce38" office:value-type="float" office:value="903101884" calcext:value-type="float">
            <text:p>903,101,884</text:p>
          </table:table-cell>
          <table:table-cell table:style-name="ce38" office:value-type="float" office:value="1233483873" calcext:value-type="float">
            <text:p>1,233,483,873</text:p>
          </table:table-cell>
          <table:table-cell table:style-name="ce38" office:value-type="float" office:value="2627728707" calcext:value-type="float">
            <text:p>2,627,728,707</text:p>
          </table:table-cell>
          <table:table-cell table:style-name="ce38" office:value-type="float" office:value="1011609587" calcext:value-type="float">
            <text:p>1,011,609,58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gh016</text:p>
          </table:table-cell>
          <table:table-cell office:value-type="float" office:value="81.29" calcext:value-type="float">
            <text:p>81.29</text:p>
          </table:table-cell>
          <table:table-cell office:value-type="float" office:value="26.03" calcext:value-type="float">
            <text:p>26.03</text:p>
          </table:table-cell>
          <table:table-cell office:value-type="float" office:value="60.07" calcext:value-type="float">
            <text:p>60.07</text:p>
          </table:table-cell>
          <table:table-cell/>
          <table:table-cell office:value-type="float" office:value="4533.49" calcext:value-type="float">
            <text:p>4533.49</text:p>
          </table:table-cell>
          <table:table-cell office:value-type="float" office:value="36.99" calcext:value-type="float">
            <text:p>36.99</text:p>
          </table:table-cell>
          <table:table-cell/>
          <table:table-cell table:style-name="ce32" office:value-type="float" office:value="166.57" calcext:value-type="float">
            <text:p>166.57</text:p>
          </table:table-cell>
          <table:table-cell table:style-name="ce32" office:value-type="float" office:value="159.49" calcext:value-type="float">
            <text:p>159.49</text:p>
          </table:table-cell>
          <table:table-cell table:style-name="ce32" office:value-type="float" office:value="88.07" calcext:value-type="float">
            <text:p>88.07</text:p>
          </table:table-cell>
          <table:table-cell table:style-name="ce32"/>
          <table:table-cell table:style-name="ce32" office:value-type="float" office:value="1579.25" calcext:value-type="float">
            <text:p>1,579.25</text:p>
          </table:table-cell>
          <table:table-cell table:style-name="ce32" office:value-type="float" office:value="205.9" calcext:value-type="float">
            <text:p>205.90</text:p>
          </table:table-cell>
          <table:table-cell/>
          <table:table-cell table:style-name="ce30" office:value-type="string" calcext:value-type="string">
            <text:p>gh0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4" office:value-type="float" office:value="4847571" calcext:value-type="float">
            <text:p>4,847,571</text:p>
          </table:table-cell>
          <table:table-cell table:style-name="ce34" office:value-type="float" office:value="68993773" calcext:value-type="float">
            <text:p>68,993,773</text:p>
          </table:table-cell>
          <table:table-cell/>
          <table:table-cell table:style-name="ce30" office:value-type="string" calcext:value-type="string">
            <text:p>MTX.BIN</text:p>
          </table:table-cell>
          <table:table-cell table:style-name="ce38" office:value-type="float" office:value="1127566484" calcext:value-type="float">
            <text:p>1,127,566,484</text:p>
          </table:table-cell>
          <table:table-cell table:style-name="ce38" office:value-type="float" office:value="469761692" calcext:value-type="float">
            <text:p>469,761,692</text:p>
          </table:table-cell>
          <table:table-cell table:style-name="ce38" office:value-type="float" office:value="256000176" calcext:value-type="float">
            <text:p>256,000,176</text:p>
          </table:table-cell>
          <table:table-cell table:style-name="ce38" office:value-type="float" office:value="192887216" calcext:value-type="float">
            <text:p>192,887,216</text:p>
          </table:table-cell>
          <table:table-cell table:style-name="ce38" office:value-type="float" office:value="496635216" calcext:value-type="float">
            <text:p>496,635,216</text:p>
          </table:table-cell>
          <table:table-cell table:style-name="ce38" office:value-type="float" office:value="653638196" calcext:value-type="float">
            <text:p>653,638,196</text:p>
          </table:table-cell>
          <table:table-cell table:style-name="ce38" office:value-type="float" office:value="814215864" calcext:value-type="float">
            <text:p>814,215,864</text:p>
          </table:table-cell>
          <table:table-cell table:style-name="ce38" office:value-type="float" office:value="571340488" calcext:value-type="float">
            <text:p>571,340,488</text:p>
          </table:table-cell>
          <table:table-cell table:number-columns-repeated="990"/>
        </table:table-row>
        <table:table-row table:style-name="ro1">
          <table:table-cell table:number-columns-repeated="25"/>
          <table:table-cell table:style-name="ce30" office:value-type="string" calcext:value-type="string">
            <text:p>TOTEM</text:p>
          </table:table-cell>
          <table:table-cell table:style-name="ce38" office:value-type="float" office:value="2210494243" calcext:value-type="float">
            <text:p>2,210,494,243</text:p>
          </table:table-cell>
          <table:table-cell table:style-name="ce38" office:value-type="float" office:value="839303893" calcext:value-type="float">
            <text:p>839,303,893</text:p>
          </table:table-cell>
          <table:table-cell table:style-name="ce38" office:value-type="float" office:value="398650808" calcext:value-type="float">
            <text:p>398,650,808</text:p>
          </table:table-cell>
          <table:table-cell table:style-name="ce38" office:value-type="float" office:value="292150201" calcext:value-type="float">
            <text:p>292,150,201</text:p>
          </table:table-cell>
          <table:table-cell table:style-name="ce38" office:value-type="float" office:value="902331898" calcext:value-type="float">
            <text:p>902,331,898</text:p>
          </table:table-cell>
          <table:table-cell table:style-name="ce38" office:value-type="float" office:value="1233479841" calcext:value-type="float">
            <text:p>1,233,479,841</text:p>
          </table:table-cell>
          <table:table-cell table:style-name="ce38" office:value-type="float" office:value="1475669081" calcext:value-type="float">
            <text:p>1,475,669,081</text:p>
          </table:table-cell>
          <table:table-cell table:style-name="ce38" office:value-type="float" office:value="1003760104" calcext:value-type="float">
            <text:p>1,003,760,104</text:p>
          </table:table-cell>
          <table:table-cell table:number-columns-repeated="990"/>
        </table:table-row>
        <table:table-row table:style-name="ro1">
          <table:table-cell table:number-columns-repeated="15"/>
          <table:table-cell office:value-type="string" calcext:value-type="string">
            <text:p>Top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style-name="ce39" table:number-columns-repeated="8"/>
          <table:table-cell table:number-columns-repeated="990"/>
        </table:table-row>
        <table:table-row table:style-name="ro1">
          <table:table-cell table:number-columns-repeated="15"/>
          <table:table-cell office:value-type="string" calcext:value-type="string">
            <text:p>Runner Up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5" office:value-type="string" calcext:value-type="string">
            <text:p>MAX</text:p>
          </table:table-cell>
          <table:table-cell table:style-name="ce39" table:formula="of:=MAX([.AA20:.AA24])" office:value-type="float" office:value="2416696192" calcext:value-type="float">
            <text:p>2,416,696,192</text:p>
          </table:table-cell>
          <table:table-cell table:style-name="ce39" table:formula="of:=MAX([.AB20:.AB24])" office:value-type="float" office:value="878862062" calcext:value-type="float">
            <text:p>878,862,062</text:p>
          </table:table-cell>
          <table:table-cell table:style-name="ce39" table:formula="of:=MAX([.AC20:.AC24])" office:value-type="float" office:value="404807686" calcext:value-type="float">
            <text:p>404,807,686</text:p>
          </table:table-cell>
          <table:table-cell table:style-name="ce39" table:formula="of:=MAX([.AD20:.AD24])" office:value-type="float" office:value="298943738" calcext:value-type="float">
            <text:p>298,943,738</text:p>
          </table:table-cell>
          <table:table-cell table:style-name="ce39" table:formula="of:=MAX([.AE20:.AE24])" office:value-type="float" office:value="963975564" calcext:value-type="float">
            <text:p>963,975,564</text:p>
          </table:table-cell>
          <table:table-cell table:style-name="ce39" table:formula="of:=MAX([.AF20:.AF24])" office:value-type="float" office:value="1327137505" calcext:value-type="float">
            <text:p>1,327,137,505</text:p>
          </table:table-cell>
          <table:table-cell table:style-name="ce39" table:formula="of:=MAX([.AG20:.AG24])" office:value-type="float" office:value="2627728707" calcext:value-type="float">
            <text:p>2,627,728,707</text:p>
          </table:table-cell>
          <table:table-cell table:style-name="ce39" table:formula="of:=MAX([.AH20:.AH24])" office:value-type="float" office:value="3076277487" calcext:value-type="float">
            <text:p>3,076,277,487</text:p>
          </table:table-cell>
          <table:table-cell table:number-columns-repeated="990"/>
        </table:table-row>
        <table:table-row table:style-name="ro1">
          <table:table-cell table:style-name="ce31"/>
          <table:table-cell table:style-name="ce30" office:value-type="string" calcext:value-type="string">
            <text:p>PR</text:p>
          </table:table-cell>
          <table:table-cell table:style-name="ce30" table:number-columns-repeated="5"/>
          <table:table-cell/>
          <table:table-cell table:style-name="ce30" office:value-type="string" calcext:value-type="string">
            <text:p>SSSP</text:p>
          </table:table-cell>
          <table:table-cell table:style-name="ce30" table:number-columns-repeated="5"/>
          <table:table-cell table:number-columns-repeated="11"/>
          <table:table-cell table:style-name="ce35" office:value-type="string" calcext:value-type="string">
            <text:p>AVG</text:p>
          </table:table-cell>
          <table:table-cell table:style-name="ce38" table:formula="of:=([.AA20]+[.AA21]+[.AA22]+[.AA23]+[.AA24])/5" office:value-type="float" office:value="2035151051" calcext:value-type="float">
            <text:p>2,035,151,051</text:p>
          </table:table-cell>
          <table:table-cell table:style-name="ce38" table:formula="of:=([.AB20]+[.AB21]+[.AB22]+[.AB23]+[.AB24])/5" office:value-type="float" office:value="773308945.4" calcext:value-type="float">
            <text:p>773,308,945</text:p>
          </table:table-cell>
          <table:table-cell table:style-name="ce38" table:formula="of:=([.AC20]+[.AC21]+[.AC22]+[.AC23]+[.AC24])/5" office:value-type="float" office:value="371354033.4" calcext:value-type="float">
            <text:p>371,354,033</text:p>
          </table:table-cell>
          <table:table-cell table:style-name="ce38" table:formula="of:=([.AD20]+[.AD21]+[.AD22]+[.AD23]+[.AD24])/5" office:value-type="float" office:value="273658287.6" calcext:value-type="float">
            <text:p>273,658,288</text:p>
          </table:table-cell>
          <table:table-cell table:style-name="ce38" table:formula="of:=([.AE20]+[.AE21]+[.AE22]+[.AE23]+[.AE24])/5" office:value-type="float" office:value="833829101.4" calcext:value-type="float">
            <text:p>833,829,101</text:p>
          </table:table-cell>
          <table:table-cell table:style-name="ce38" table:formula="of:=([.AF20]+[.AF21]+[.AF22]+[.AF23]+[.AF24])/5" office:value-type="float" office:value="1136243885.6" calcext:value-type="float">
            <text:p>1,136,243,886</text:p>
          </table:table-cell>
          <table:table-cell table:style-name="ce38" table:formula="of:=([.AG20]+[.AG21]+[.AG22]+[.AG23]+[.AG24])/5" office:value-type="float" office:value="1651922508.6" calcext:value-type="float">
            <text:p>1,651,922,509</text:p>
          </table:table-cell>
          <table:table-cell table:style-name="ce38" table:formula="of:=([.AH20]+[.AH21]+[.AH22]+[.AH23]+[.AH24])/5" office:value-type="float" office:value="1333351814.8" calcext:value-type="float">
            <text:p>1,333,351,815</text:p>
          </table:table-cell>
          <table:table-cell table:number-columns-repeated="990"/>
        </table:table-row>
        <table:table-row table:style-name="ro1">
          <table:table-cell/>
          <table:table-cell table:style-name="ce30" office:value-type="string" calcext:value-type="string">
            <text:p>FROG</text:p>
          </table:table-cell>
          <table:table-cell table:style-name="ce30" office:value-type="string" calcext:value-type="string">
            <text:p>GRAPHIT</text:p>
          </table:table-cell>
          <table:table-cell table:style-name="ce30" office:value-type="string" calcext:value-type="string">
            <text:p>GUNROCK</text:p>
          </table:table-cell>
          <table:table-cell table:style-name="ce30" office:value-type="string" calcext:value-type="string">
            <text:p>HYGRAPH</text:p>
          </table:table-cell>
          <table:table-cell table:style-name="ce30" office:value-type="string" calcext:value-type="string">
            <text:p>POLYMER</text:p>
          </table:table-cell>
          <table:table-cell table:style-name="ce30" office:value-type="string" calcext:value-type="string">
            <text:p>TOTEM</text:p>
          </table:table-cell>
          <table:table-cell table:style-name="ce30"/>
          <table:table-cell table:style-name="ce30" office:value-type="string" calcext:value-type="string">
            <text:p>FROG</text:p>
          </table:table-cell>
          <table:table-cell table:style-name="ce30" office:value-type="string" calcext:value-type="string">
            <text:p>GRAPHIT</text:p>
          </table:table-cell>
          <table:table-cell table:style-name="ce30" office:value-type="string" calcext:value-type="string">
            <text:p>GUNROCK</text:p>
          </table:table-cell>
          <table:table-cell table:style-name="ce30" office:value-type="string" calcext:value-type="string">
            <text:p>HYGRAPH</text:p>
          </table:table-cell>
          <table:table-cell table:style-name="ce30" office:value-type="string" calcext:value-type="string">
            <text:p>POLYMER</text:p>
          </table:table-cell>
          <table:table-cell table:style-name="ce30" office:value-type="string" calcext:value-type="string">
            <text:p>TOTEM</text:p>
          </table:table-cell>
          <table:table-cell table:number-columns-repeated="11"/>
          <table:table-cell table:style-name="ce35" office:value-type="string" calcext:value-type="string">
            <text:p>MIN</text:p>
          </table:table-cell>
          <table:table-cell table:style-name="ce38" table:formula="of:=MIN([.AA20:.AA24])" office:value-type="float" office:value="1127566484" calcext:value-type="float">
            <text:p>1,127,566,484</text:p>
          </table:table-cell>
          <table:table-cell table:style-name="ce38" table:formula="of:=MIN([.AB20:.AB24])" office:value-type="float" office:value="469761692" calcext:value-type="float">
            <text:p>469,761,692</text:p>
          </table:table-cell>
          <table:table-cell table:style-name="ce38" table:formula="of:=MIN([.AC20:.AC24])" office:value-type="float" office:value="256000176" calcext:value-type="float">
            <text:p>256,000,176</text:p>
          </table:table-cell>
          <table:table-cell table:style-name="ce38" table:formula="of:=MIN([.AD20:.AD24])" office:value-type="float" office:value="192887216" calcext:value-type="float">
            <text:p>192,887,216</text:p>
          </table:table-cell>
          <table:table-cell table:style-name="ce38" table:formula="of:=MIN([.AE20:.AE24])" office:value-type="float" office:value="496635216" calcext:value-type="float">
            <text:p>496,635,216</text:p>
          </table:table-cell>
          <table:table-cell table:style-name="ce38" table:formula="of:=MIN([.AF20:.AF24])" office:value-type="float" office:value="653638196" calcext:value-type="float">
            <text:p>653,638,196</text:p>
          </table:table-cell>
          <table:table-cell table:style-name="ce38" table:formula="of:=MIN([.AG20:.AG24])" office:value-type="float" office:value="814215864" calcext:value-type="float">
            <text:p>814,215,864</text:p>
          </table:table-cell>
          <table:table-cell table:style-name="ce38" table:formula="of:=MIN([.AH20:.AH24])" office:value-type="float" office:value="571340488" calcext:value-type="float">
            <text:p>571,340,48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gh001</text:p>
          </table:table-cell>
          <table:table-cell table:style-name="ce32" office:value-type="float" office:value="14566.51" calcext:value-type="float">
            <text:p>14,566.51</text:p>
          </table:table-cell>
          <table:table-cell table:style-name="ce32" office:value-type="float" office:value="2956.08" calcext:value-type="float">
            <text:p>2,956.08</text:p>
          </table:table-cell>
          <table:table-cell table:style-name="ce32" table:number-columns-repeated="3"/>
          <table:table-cell table:style-name="ce32" office:value-type="float" office:value="612.98" calcext:value-type="float">
            <text:p>612.98</text:p>
          </table:table-cell>
          <table:table-cell/>
          <table:table-cell table:style-name="ce32" office:value-type="float" office:value="120.52" calcext:value-type="float">
            <text:p>120.52</text:p>
          </table:table-cell>
          <table:table-cell table:style-name="ce32" office:value-type="float" office:value="28.9" calcext:value-type="float">
            <text:p>28.90</text:p>
          </table:table-cell>
          <table:table-cell table:style-name="ce32" office:value-type="float" office:value="1.52" calcext:value-type="float">
            <text:p>1.52</text:p>
          </table:table-cell>
          <table:table-cell table:style-name="ce32"/>
          <table:table-cell table:style-name="ce32" office:value-type="float" office:value="106.49" calcext:value-type="float">
            <text:p>106.49</text:p>
          </table:table-cell>
          <table:table-cell table:style-name="ce32" office:value-type="float" office:value="1354.92" calcext:value-type="float">
            <text:p>1,35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h002</text:p>
          </table:table-cell>
          <table:table-cell table:style-name="ce32" office:value-type="float" office:value="1527.43" calcext:value-type="float">
            <text:p>1,527.43</text:p>
          </table:table-cell>
          <table:table-cell table:style-name="ce32" office:value-type="float" office:value="1508.93" calcext:value-type="float">
            <text:p>1,508.93</text:p>
          </table:table-cell>
          <table:table-cell table:style-name="ce32" office:value-type="float" office:value="3945.9" calcext:value-type="float">
            <text:p>3,945.90</text:p>
          </table:table-cell>
          <table:table-cell table:style-name="ce32"/>
          <table:table-cell table:style-name="ce32" office:value-type="float" office:value="4780" calcext:value-type="float">
            <text:p>4,780.00</text:p>
          </table:table-cell>
          <table:table-cell table:style-name="ce32" office:value-type="float" office:value="911.42" calcext:value-type="float">
            <text:p>911.42</text:p>
          </table:table-cell>
          <table:table-cell/>
          <table:table-cell table:style-name="ce32" office:value-type="float" office:value="10.27" calcext:value-type="float">
            <text:p>10.27</text:p>
          </table:table-cell>
          <table:table-cell table:style-name="ce32" office:value-type="float" office:value="27281.27" calcext:value-type="float">
            <text:p>27,281.27</text:p>
          </table:table-cell>
          <table:table-cell table:style-name="ce32" office:value-type="float" office:value="8117.59" calcext:value-type="float">
            <text:p>8,117.59</text:p>
          </table:table-cell>
          <table:table-cell table:style-name="ce32"/>
          <table:table-cell table:style-name="ce32" office:value-type="float" office:value="3.47" calcext:value-type="float">
            <text:p>3.47</text:p>
          </table:table-cell>
          <table:table-cell table:style-name="ce32" office:value-type="float" office:value="504486.2" calcext:value-type="float">
            <text:p>504,486.20</text:p>
          </table:table-cell>
          <table:table-cell/>
          <table:table-cell table:style-name="ce30"/>
          <table:table-cell table:number-columns-repeated="9"/>
          <table:table-cell table:style-name="ce35"/>
          <table:table-cell table:number-columns-repeated="998"/>
        </table:table-row>
        <table:table-row table:style-name="ro1">
          <table:table-cell office:value-type="string" calcext:value-type="string">
            <text:p>gh004</text:p>
          </table:table-cell>
          <table:table-cell table:style-name="ce32" office:value-type="float" office:value="13504.58" calcext:value-type="float">
            <text:p>13,504.58</text:p>
          </table:table-cell>
          <table:table-cell table:style-name="ce32" office:value-type="float" office:value="4179.59" calcext:value-type="float">
            <text:p>4,179.59</text:p>
          </table:table-cell>
          <table:table-cell table:style-name="ce32" table:number-columns-repeated="3"/>
          <table:table-cell table:style-name="ce32" office:value-type="float" office:value="985.09" calcext:value-type="float">
            <text:p>985.09</text:p>
          </table:table-cell>
          <table:table-cell/>
          <table:table-cell table:style-name="ce32" office:value-type="float" office:value="3391.68" calcext:value-type="float">
            <text:p>3,391.68</text:p>
          </table:table-cell>
          <table:table-cell table:style-name="ce32" office:value-type="float" office:value="5230.32" calcext:value-type="float">
            <text:p>5,230.32</text:p>
          </table:table-cell>
          <table:table-cell table:style-name="ce32" table:number-columns-repeated="3"/>
          <table:table-cell table:style-name="ce32" office:value-type="float" office:value="1295.42" calcext:value-type="float">
            <text:p>1,295.42</text:p>
          </table:table-cell>
          <table:table-cell/>
          <table:table-cell table:style-name="ce30"/>
          <table:table-cell table:number-columns-repeated="9"/>
          <table:table-cell table:style-name="ce35"/>
          <table:table-cell table:number-columns-repeated="998"/>
        </table:table-row>
        <table:table-row table:style-name="ro1">
          <table:table-cell office:value-type="string" calcext:value-type="string">
            <text:p>gh005</text:p>
          </table:table-cell>
          <table:table-cell table:style-name="ce32" office:value-type="float" office:value="11612.84" calcext:value-type="float">
            <text:p>11,612.84</text:p>
          </table:table-cell>
          <table:table-cell table:style-name="ce32" office:value-type="float" office:value="1885.43" calcext:value-type="float">
            <text:p>1,885.43</text:p>
          </table:table-cell>
          <table:table-cell table:style-name="ce32" table:number-columns-repeated="3"/>
          <table:table-cell table:style-name="ce32" office:value-type="float" office:value="713.59" calcext:value-type="float">
            <text:p>713.59</text:p>
          </table:table-cell>
          <table:table-cell/>
          <table:table-cell table:style-name="ce32" office:value-type="float" office:value="10843.76" calcext:value-type="float">
            <text:p>10,843.76</text:p>
          </table:table-cell>
          <table:table-cell table:style-name="ce32" office:value-type="float" office:value="8.55" calcext:value-type="float">
            <text:p>8.55</text:p>
          </table:table-cell>
          <table:table-cell table:style-name="ce32" office:value-type="float" office:value="5446.68" calcext:value-type="float">
            <text:p>5,446.68</text:p>
          </table:table-cell>
          <table:table-cell table:style-name="ce32"/>
          <table:table-cell table:style-name="ce32" office:value-type="float" office:value="44.95" calcext:value-type="float">
            <text:p>44.95</text:p>
          </table:table-cell>
          <table:table-cell table:style-name="ce32" office:value-type="float" office:value="2677.05" calcext:value-type="float">
            <text:p>2,677.05</text:p>
          </table:table-cell>
          <table:table-cell/>
          <table:table-cell table:style-name="ce30"/>
          <table:table-cell table:number-columns-repeated="9"/>
          <table:table-cell table:style-name="ce35"/>
          <table:table-cell table:number-columns-repeated="998"/>
        </table:table-row>
        <table:table-row table:style-name="ro1">
          <table:table-cell office:value-type="string" calcext:value-type="string">
            <text:p>gh006</text:p>
          </table:table-cell>
          <table:table-cell table:style-name="ce32" office:value-type="float" office:value="669.05" calcext:value-type="float">
            <text:p>669.05</text:p>
          </table:table-cell>
          <table:table-cell table:style-name="ce32" office:value-type="float" office:value="714.87" calcext:value-type="float">
            <text:p>714.87</text:p>
          </table:table-cell>
          <table:table-cell table:style-name="ce32" office:value-type="float" office:value="2148.56" calcext:value-type="float">
            <text:p>2,148.56</text:p>
          </table:table-cell>
          <table:table-cell table:style-name="ce32"/>
          <table:table-cell table:style-name="ce32" office:value-type="float" office:value="1890" calcext:value-type="float">
            <text:p>1,890.00</text:p>
          </table:table-cell>
          <table:table-cell table:style-name="ce32" office:value-type="float" office:value="432.36" calcext:value-type="float">
            <text:p>432.36</text:p>
          </table:table-cell>
          <table:table-cell/>
          <table:table-cell table:style-name="ce32" office:value-type="float" office:value="2.75" calcext:value-type="float">
            <text:p>2.75</text:p>
          </table:table-cell>
          <table:table-cell table:style-name="ce32" office:value-type="float" office:value="26712.72" calcext:value-type="float">
            <text:p>26,712.72</text:p>
          </table:table-cell>
          <table:table-cell table:style-name="ce32" office:value-type="float" office:value="8101.97" calcext:value-type="float">
            <text:p>8,101.97</text:p>
          </table:table-cell>
          <table:table-cell table:style-name="ce32"/>
          <table:table-cell table:style-name="ce32" office:value-type="float" office:value="10.21" calcext:value-type="float">
            <text:p>10.21</text:p>
          </table:table-cell>
          <table:table-cell table:style-name="ce32" office:value-type="float" office:value="62945.6" calcext:value-type="float">
            <text:p>62,945.60</text:p>
          </table:table-cell>
          <table:table-cell/>
          <table:table-cell table:style-name="ce30"/>
          <table:table-cell table:number-columns-repeated="1008"/>
        </table:table-row>
        <table:table-row table:style-name="ro1">
          <table:table-cell office:value-type="string" calcext:value-type="string">
            <text:p>gh007</text:p>
          </table:table-cell>
          <table:table-cell table:style-name="ce32" office:value-type="float" office:value="7542.18" calcext:value-type="float">
            <text:p>7,542.18</text:p>
          </table:table-cell>
          <table:table-cell table:style-name="ce32" office:value-type="float" office:value="1409.74" calcext:value-type="float">
            <text:p>1,409.74</text:p>
          </table:table-cell>
          <table:table-cell table:style-name="ce32" office:value-type="float" office:value="3461.84" calcext:value-type="float">
            <text:p>3,461.84</text:p>
          </table:table-cell>
          <table:table-cell table:style-name="ce32"/>
          <table:table-cell table:style-name="ce32" office:value-type="float" office:value="208000" calcext:value-type="float">
            <text:p>208,000.00</text:p>
          </table:table-cell>
          <table:table-cell table:style-name="ce32" office:value-type="float" office:value="537.45" calcext:value-type="float">
            <text:p>537.45</text:p>
          </table:table-cell>
          <table:table-cell/>
          <table:table-cell table:style-name="ce32" office:value-type="float" office:value="1886.19" calcext:value-type="float">
            <text:p>1,886.19</text:p>
          </table:table-cell>
          <table:table-cell table:style-name="ce32" office:value-type="float" office:value="6.02" calcext:value-type="float">
            <text:p>6.02</text:p>
          </table:table-cell>
          <table:table-cell table:style-name="ce32" office:value-type="float" office:value="0.35" calcext:value-type="float">
            <text:p>0.35</text:p>
          </table:table-cell>
          <table:table-cell table:style-name="ce32"/>
          <table:table-cell table:style-name="ce32" office:value-type="float" office:value="26.85" calcext:value-type="float">
            <text:p>26.85</text:p>
          </table:table-cell>
          <table:table-cell table:style-name="ce32" office:value-type="float" office:value="925.16" calcext:value-type="float">
            <text:p>925.16</text:p>
          </table:table-cell>
          <table:table-cell/>
          <table:table-cell table:style-name="ce30"/>
          <table:table-cell table:number-columns-repeated="1008"/>
        </table:table-row>
        <table:table-row table:style-name="ro1">
          <table:table-cell office:value-type="string" calcext:value-type="string">
            <text:p>gh008</text:p>
          </table:table-cell>
          <table:table-cell table:style-name="ce32" office:value-type="float" office:value="748.52" calcext:value-type="float">
            <text:p>748.52</text:p>
          </table:table-cell>
          <table:table-cell table:style-name="ce32" office:value-type="float" office:value="743.21" calcext:value-type="float">
            <text:p>743.21</text:p>
          </table:table-cell>
          <table:table-cell table:style-name="ce32" office:value-type="float" office:value="2016.79" calcext:value-type="float">
            <text:p>2,016.79</text:p>
          </table:table-cell>
          <table:table-cell table:style-name="ce32"/>
          <table:table-cell table:style-name="ce32" office:value-type="float" office:value="2080" calcext:value-type="float">
            <text:p>2,080.00</text:p>
          </table:table-cell>
          <table:table-cell table:style-name="ce32" office:value-type="float" office:value="360.84" calcext:value-type="float">
            <text:p>360.84</text:p>
          </table:table-cell>
          <table:table-cell/>
          <table:table-cell table:style-name="ce32" office:value-type="float" office:value="2.84" calcext:value-type="float">
            <text:p>2.84</text:p>
          </table:table-cell>
          <table:table-cell table:style-name="ce32" office:value-type="float" office:value="4.24" calcext:value-type="float">
            <text:p>4.24</text:p>
          </table:table-cell>
          <table:table-cell table:style-name="ce32" office:value-type="float" office:value="17864.25" calcext:value-type="float">
            <text:p>17,864.25</text:p>
          </table:table-cell>
          <table:table-cell table:style-name="ce32"/>
          <table:table-cell table:style-name="ce32" office:value-type="float" office:value="12.34" calcext:value-type="float">
            <text:p>12.34</text:p>
          </table:table-cell>
          <table:table-cell table:style-name="ce32" office:value-type="float" office:value="63" calcext:value-type="float">
            <text:p>63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h009</text:p>
          </table:table-cell>
          <table:table-cell table:style-name="ce32" office:value-type="float" office:value="2090.71" calcext:value-type="float">
            <text:p>2,090.71</text:p>
          </table:table-cell>
          <table:table-cell table:style-name="ce32" office:value-type="float" office:value="616.02" calcext:value-type="float">
            <text:p>616.02</text:p>
          </table:table-cell>
          <table:table-cell table:style-name="ce32" office:value-type="float" office:value="1356.39" calcext:value-type="float">
            <text:p>1,356.39</text:p>
          </table:table-cell>
          <table:table-cell table:style-name="ce32"/>
          <table:table-cell table:style-name="ce32" office:value-type="float" office:value="8310" calcext:value-type="float">
            <text:p>8,310.00</text:p>
          </table:table-cell>
          <table:table-cell table:style-name="ce32" office:value-type="float" office:value="360.63" calcext:value-type="float">
            <text:p>360.63</text:p>
          </table:table-cell>
          <table:table-cell/>
          <table:table-cell table:style-name="ce32" office:value-type="float" office:value="9.19" calcext:value-type="float">
            <text:p>9.19</text:p>
          </table:table-cell>
          <table:table-cell table:style-name="ce32" office:value-type="float" office:value="3.47" calcext:value-type="float">
            <text:p>3.47</text:p>
          </table:table-cell>
          <table:table-cell table:style-name="ce32" office:value-type="float" office:value="106588.57" calcext:value-type="float">
            <text:p>106,588.57</text:p>
          </table:table-cell>
          <table:table-cell table:style-name="ce32"/>
          <table:table-cell table:style-name="ce32" office:value-type="float" office:value="27.03" calcext:value-type="float">
            <text:p>27.03</text:p>
          </table:table-cell>
          <table:table-cell table:style-name="ce32" office:value-type="float" office:value="25055.39" calcext:value-type="float">
            <text:p>25,0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h010</text:p>
          </table:table-cell>
          <table:table-cell table:style-name="ce32" office:value-type="float" office:value="955.03" calcext:value-type="float">
            <text:p>955.03</text:p>
          </table:table-cell>
          <table:table-cell table:style-name="ce32" office:value-type="float" office:value="796.71" calcext:value-type="float">
            <text:p>796.71</text:p>
          </table:table-cell>
          <table:table-cell table:style-name="ce32" office:value-type="float" office:value="2665.3" calcext:value-type="float">
            <text:p>2,665.30</text:p>
          </table:table-cell>
          <table:table-cell table:style-name="ce32"/>
          <table:table-cell table:style-name="ce32" office:value-type="float" office:value="4750" calcext:value-type="float">
            <text:p>4,750.00</text:p>
          </table:table-cell>
          <table:table-cell table:style-name="ce32" office:value-type="float" office:value="301.97" calcext:value-type="float">
            <text:p>301.97</text:p>
          </table:table-cell>
          <table:table-cell/>
          <table:table-cell table:style-name="ce32" office:value-type="float" office:value="4.08" calcext:value-type="float">
            <text:p>4.08</text:p>
          </table:table-cell>
          <table:table-cell table:style-name="ce32" office:value-type="float" office:value="3.87" calcext:value-type="float">
            <text:p>3.87</text:p>
          </table:table-cell>
          <table:table-cell table:style-name="ce32" office:value-type="float" office:value="14278.5" calcext:value-type="float">
            <text:p>14,278.50</text:p>
          </table:table-cell>
          <table:table-cell table:style-name="ce32"/>
          <table:table-cell table:style-name="ce32" office:value-type="float" office:value="3.16" calcext:value-type="float">
            <text:p>3.16</text:p>
          </table:table-cell>
          <table:table-cell table:style-name="ce32" office:value-type="float" office:value="149.72" calcext:value-type="float">
            <text:p>149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h011</text:p>
          </table:table-cell>
          <table:table-cell table:style-name="ce32" office:value-type="float" office:value="563.19" calcext:value-type="float">
            <text:p>563.19</text:p>
          </table:table-cell>
          <table:table-cell table:style-name="ce32" office:value-type="float" office:value="522.12" calcext:value-type="float">
            <text:p>522.12</text:p>
          </table:table-cell>
          <table:table-cell table:style-name="ce32" office:value-type="float" office:value="1419.89" calcext:value-type="float">
            <text:p>1,419.89</text:p>
          </table:table-cell>
          <table:table-cell table:style-name="ce32"/>
          <table:table-cell table:style-name="ce32" office:value-type="float" office:value="1510" calcext:value-type="float">
            <text:p>1,510.00</text:p>
          </table:table-cell>
          <table:table-cell table:style-name="ce32" office:value-type="float" office:value="270.32" calcext:value-type="float">
            <text:p>270.32</text:p>
          </table:table-cell>
          <table:table-cell/>
          <table:table-cell table:style-name="ce32" office:value-type="float" office:value="2.15" calcext:value-type="float">
            <text:p>2.15</text:p>
          </table:table-cell>
          <table:table-cell table:style-name="ce32" office:value-type="float" office:value="2.77" calcext:value-type="float">
            <text:p>2.77</text:p>
          </table:table-cell>
          <table:table-cell table:style-name="ce32" office:value-type="float" office:value="13835.4" calcext:value-type="float">
            <text:p>13,835.40</text:p>
          </table:table-cell>
          <table:table-cell table:style-name="ce32"/>
          <table:table-cell table:style-name="ce32" office:value-type="float" office:value="17.88" calcext:value-type="float">
            <text:p>17.88</text:p>
          </table:table-cell>
          <table:table-cell table:style-name="ce32" office:value-type="float" office:value="83.86" calcext:value-type="float">
            <text:p>83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h012</text:p>
          </table:table-cell>
          <table:table-cell table:style-name="ce32" office:value-type="float" office:value="426.05" calcext:value-type="float">
            <text:p>426.05</text:p>
          </table:table-cell>
          <table:table-cell table:style-name="ce32" office:value-type="float" office:value="387.66" calcext:value-type="float">
            <text:p>387.66</text:p>
          </table:table-cell>
          <table:table-cell table:style-name="ce32" office:value-type="float" office:value="1049.51" calcext:value-type="float">
            <text:p>1,049.51</text:p>
          </table:table-cell>
          <table:table-cell table:style-name="ce32"/>
          <table:table-cell table:style-name="ce32" office:value-type="float" office:value="1170" calcext:value-type="float">
            <text:p>1,170.00</text:p>
          </table:table-cell>
          <table:table-cell table:style-name="ce32" office:value-type="float" office:value="205.01" calcext:value-type="float">
            <text:p>205.01</text:p>
          </table:table-cell>
          <table:table-cell/>
          <table:table-cell table:style-name="ce32" office:value-type="float" office:value="1.62" calcext:value-type="float">
            <text:p>1.62</text:p>
          </table:table-cell>
          <table:table-cell table:style-name="ce32" office:value-type="float" office:value="1.74" calcext:value-type="float">
            <text:p>1.74</text:p>
          </table:table-cell>
          <table:table-cell table:style-name="ce32" office:value-type="float" office:value="9450.34" calcext:value-type="float">
            <text:p>9,450.34</text:p>
          </table:table-cell>
          <table:table-cell table:style-name="ce32"/>
          <table:table-cell table:style-name="ce32" office:value-type="float" office:value="8.61" calcext:value-type="float">
            <text:p>8.61</text:p>
          </table:table-cell>
          <table:table-cell table:style-name="ce32" office:value-type="float" office:value="45" calcext:value-type="float">
            <text:p>45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h013</text:p>
          </table:table-cell>
          <table:table-cell table:style-name="ce32" office:value-type="float" office:value="865.87" calcext:value-type="float">
            <text:p>865.87</text:p>
          </table:table-cell>
          <table:table-cell table:style-name="ce32" office:value-type="float" office:value="355.55" calcext:value-type="float">
            <text:p>355.55</text:p>
          </table:table-cell>
          <table:table-cell table:style-name="ce32" office:value-type="float" office:value="495.39" calcext:value-type="float">
            <text:p>495.39</text:p>
          </table:table-cell>
          <table:table-cell table:style-name="ce32" table:number-columns-repeated="2"/>
          <table:table-cell table:style-name="ce32" office:value-type="float" office:value="174.93" calcext:value-type="float">
            <text:p>174.93</text:p>
          </table:table-cell>
          <table:table-cell/>
          <table:table-cell table:style-name="ce32" office:value-type="float" office:value="657.05" calcext:value-type="float">
            <text:p>657.05</text:p>
          </table:table-cell>
          <table:table-cell table:style-name="ce32" office:value-type="float" office:value="178.99" calcext:value-type="float">
            <text:p>178.99</text:p>
          </table:table-cell>
          <table:table-cell table:style-name="ce32" office:value-type="float" office:value="0.29" calcext:value-type="float">
            <text:p>0.29</text:p>
          </table:table-cell>
          <table:table-cell table:style-name="ce32"/>
          <table:table-cell table:style-name="ce32" office:value-type="float" office:value="1.36" calcext:value-type="float">
            <text:p>1.36</text:p>
          </table:table-cell>
          <table:table-cell table:style-name="ce32" office:value-type="float" office:value="33.65" calcext:value-type="float">
            <text:p>3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h014</text:p>
          </table:table-cell>
          <table:table-cell table:style-name="ce32" office:value-type="float" office:value="1088.73" calcext:value-type="float">
            <text:p>1,088.73</text:p>
          </table:table-cell>
          <table:table-cell table:style-name="ce32" office:value-type="float" office:value="721.23" calcext:value-type="float">
            <text:p>721.23</text:p>
          </table:table-cell>
          <table:table-cell table:style-name="ce32" office:value-type="float" office:value="803.99" calcext:value-type="float">
            <text:p>803.99</text:p>
          </table:table-cell>
          <table:table-cell table:style-name="ce32"/>
          <table:table-cell table:style-name="ce32" office:value-type="float" office:value="5260" calcext:value-type="float">
            <text:p>5,260.00</text:p>
          </table:table-cell>
          <table:table-cell table:style-name="ce32" office:value-type="float" office:value="133.86" calcext:value-type="float">
            <text:p>133.86</text:p>
          </table:table-cell>
          <table:table-cell/>
          <table:table-cell table:style-name="ce32" office:value-type="float" office:value="4.76" calcext:value-type="float">
            <text:p>4.76</text:p>
          </table:table-cell>
          <table:table-cell table:style-name="ce32" office:value-type="float" office:value="384.92" calcext:value-type="float">
            <text:p>384.92</text:p>
          </table:table-cell>
          <table:table-cell table:style-name="ce32" office:value-type="float" office:value="432.81" calcext:value-type="float">
            <text:p>432.81</text:p>
          </table:table-cell>
          <table:table-cell table:style-name="ce32"/>
          <table:table-cell table:style-name="ce32" office:value-type="float" office:value="3.54" calcext:value-type="float">
            <text:p>3.54</text:p>
          </table:table-cell>
          <table:table-cell table:style-name="ce32" office:value-type="float" office:value="219.26" calcext:value-type="float">
            <text:p>219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h015</text:p>
          </table:table-cell>
          <table:table-cell table:style-name="ce32" office:value-type="float" office:value="1330.57" calcext:value-type="float">
            <text:p>1,330.57</text:p>
          </table:table-cell>
          <table:table-cell table:style-name="ce32" office:value-type="float" office:value="297.39" calcext:value-type="float">
            <text:p>297.39</text:p>
          </table:table-cell>
          <table:table-cell table:style-name="ce32" office:value-type="float" office:value="364.22" calcext:value-type="float">
            <text:p>364.22</text:p>
          </table:table-cell>
          <table:table-cell table:style-name="ce32"/>
          <table:table-cell table:style-name="ce32" office:value-type="float" office:value="7150" calcext:value-type="float">
            <text:p>7,150.00</text:p>
          </table:table-cell>
          <table:table-cell table:style-name="ce32" office:value-type="float" office:value="141.65" calcext:value-type="float">
            <text:p>141.65</text:p>
          </table:table-cell>
          <table:table-cell/>
          <table:table-cell table:style-name="ce32" office:value-type="float" office:value="242.22" calcext:value-type="float">
            <text:p>242.22</text:p>
          </table:table-cell>
          <table:table-cell table:style-name="ce32" office:value-type="float" office:value="387.57" calcext:value-type="float">
            <text:p>387.57</text:p>
          </table:table-cell>
          <table:table-cell table:style-name="ce32" office:value-type="float" office:value="97.2" calcext:value-type="float">
            <text:p>97.20</text:p>
          </table:table-cell>
          <table:table-cell table:style-name="ce32"/>
          <table:table-cell table:style-name="ce32" office:value-type="float" office:value="7.66" calcext:value-type="float">
            <text:p>7.66</text:p>
          </table:table-cell>
          <table:table-cell table:style-name="ce32" office:value-type="float" office:value="181.84" calcext:value-type="float">
            <text:p>1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h016</text:p>
          </table:table-cell>
          <table:table-cell table:style-name="ce32" office:value-type="float" office:value="999.78" calcext:value-type="float">
            <text:p>999.78</text:p>
          </table:table-cell>
          <table:table-cell table:style-name="ce32" office:value-type="float" office:value="947.37" calcext:value-type="float">
            <text:p>947.37</text:p>
          </table:table-cell>
          <table:table-cell table:style-name="ce32" table:number-columns-repeated="2"/>
          <table:table-cell table:style-name="ce32" office:value-type="float" office:value="13500" calcext:value-type="float">
            <text:p>13,500.00</text:p>
          </table:table-cell>
          <table:table-cell table:style-name="ce32" office:value-type="float" office:value="204.93" calcext:value-type="float">
            <text:p>204.93</text:p>
          </table:table-cell>
          <table:table-cell/>
          <table:table-cell table:style-name="ce32" office:value-type="float" office:value="213.62" calcext:value-type="float">
            <text:p>213.62</text:p>
          </table:table-cell>
          <table:table-cell table:style-name="ce32" office:value-type="float" office:value="507.71" calcext:value-type="float">
            <text:p>507.71</text:p>
          </table:table-cell>
          <table:table-cell table:style-name="ce32" office:value-type="float" office:value="486.87" calcext:value-type="float">
            <text:p>486.87</text:p>
          </table:table-cell>
          <table:table-cell table:style-name="ce32"/>
          <table:table-cell table:style-name="ce32" office:value-type="float" office:value="15.98" calcext:value-type="float">
            <text:p>15.98</text:p>
          </table:table-cell>
          <table:table-cell table:style-name="ce32" office:value-type="float" office:value="346.57" calcext:value-type="float">
            <text:p>346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ce31"/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ize" table:style-name="ta1">
        <table:table-column table:style-name="co1" table:default-cell-style-name="ce30"/>
        <table:table-column table:style-name="co16" table:default-cell-style-name="ce38"/>
        <table:table-column table:style-name="co6" table:default-cell-style-name="ce38"/>
        <table:table-column table:style-name="co11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6" table:default-cell-style-name="ce38"/>
        <table:table-column table:style-name="co20" table:default-cell-style-name="ce38"/>
        <table:table-row table:style-name="ro1">
          <table:table-cell table:style-name="ce31" office:value-type="string" calcext:value-type="string">
            <text:p>In Bytes.</text:p>
          </table:table-cell>
          <table:table-cell table:style-name="ce31"/>
          <table:table-cell table:style-name="ce30" table:number-columns-repeated="7"/>
        </table:table-row>
        <table:table-row table:style-name="ro1">
          <table:table-cell/>
          <table:table-cell table:style-name="ce37" office:value-type="string" calcext:value-type="string">
            <text:p>gh001</text:p>
          </table:table-cell>
          <table:table-cell table:style-name="ce37" office:value-type="string" calcext:value-type="string">
            <text:p>gh002</text:p>
          </table:table-cell>
          <table:table-cell table:style-name="ce37" office:value-type="string" calcext:value-type="string">
            <text:p>gh004</text:p>
          </table:table-cell>
          <table:table-cell table:style-name="ce37" office:value-type="string" calcext:value-type="string">
            <text:p>gh005</text:p>
          </table:table-cell>
          <table:table-cell table:style-name="ce37" office:value-type="string" calcext:value-type="string">
            <text:p>gh006</text:p>
          </table:table-cell>
          <table:table-cell table:style-name="ce37" office:value-type="string" calcext:value-type="string">
            <text:p>gh007</text:p>
          </table:table-cell>
          <table:table-cell table:style-name="ce37" office:value-type="string" calcext:value-type="string">
            <text:p>gh008</text:p>
          </table:table-cell>
          <table:table-cell table:style-name="ce40"/>
        </table:table-row>
        <table:table-row table:style-name="ro1">
          <table:table-cell office:value-type="string" calcext:value-type="string">
            <text:p>Adjacency</text:p>
          </table:table-cell>
          <table:table-cell office:value-type="float" office:value="20338002852" calcext:value-type="float">
            <text:p>20,338,002,852</text:p>
          </table:table-cell>
          <table:table-cell office:value-type="float" office:value="951938529" calcext:value-type="float">
            <text:p>951,938,529</text:p>
          </table:table-cell>
          <table:table-cell office:value-type="float" office:value="22737538124" calcext:value-type="float">
            <text:p>22,737,538,124</text:p>
          </table:table-cell>
          <table:table-cell office:value-type="float" office:value="17583320434" calcext:value-type="float">
            <text:p>17,583,320,434</text:p>
          </table:table-cell>
          <table:table-cell office:value-type="float" office:value="494808832" calcext:value-type="float">
            <text:p>494,808,832</text:p>
          </table:table-cell>
          <table:table-cell office:value-type="float" office:value="11841443753" calcext:value-type="float">
            <text:p>11,841,443,753</text:p>
          </table:table-cell>
          <table:table-cell office:value-type="float" office:value="540212173" calcext:value-type="float">
            <text:p>540,212,173</text:p>
          </table:table-cell>
          <table:table-cell table:style-name="ce41"/>
        </table:table-row>
        <table:table-row table:style-name="ro1">
          <table:table-cell office:value-type="string" calcext:value-type="string">
            <text:p>Edge List</text:p>
          </table:table-cell>
          <table:table-cell office:value-type="float" office:value="3850992348" calcext:value-type="float">
            <text:p>3,850,992,348</text:p>
          </table:table-cell>
          <table:table-cell office:value-type="float" office:value="1897981740" calcext:value-type="float">
            <text:p>1,897,981,740</text:p>
          </table:table-cell>
          <table:table-cell office:value-type="float" office:value="19978659994" calcext:value-type="float">
            <text:p>19,978,659,994</text:p>
          </table:table-cell>
          <table:table-cell office:value-type="float" office:value="11082967111" calcext:value-type="float">
            <text:p>11,082,967,111</text:p>
          </table:table-cell>
          <table:table-cell office:value-type="float" office:value="984970306" calcext:value-type="float">
            <text:p>984,970,306</text:p>
          </table:table-cell>
          <table:table-cell office:value-type="float" office:value="10893830336" calcext:value-type="float">
            <text:p>10,893,830,336</text:p>
          </table:table-cell>
          <table:table-cell office:value-type="float" office:value="538897997" calcext:value-type="float">
            <text:p>538,897,997</text:p>
          </table:table-cell>
          <table:table-cell table:style-name="ce41"/>
        </table:table-row>
        <table:table-row table:style-name="ro1">
          <table:table-cell office:value-type="string" calcext:value-type="string">
            <text:p>MTX</text:p>
          </table:table-cell>
          <table:table-cell office:value-type="float" office:value="18497838955" calcext:value-type="float">
            <text:p>18,497,838,955</text:p>
          </table:table-cell>
          <table:table-cell office:value-type="float" office:value="949001304" calcext:value-type="float">
            <text:p>949,001,304</text:p>
          </table:table-cell>
          <table:table-cell office:value-type="float" office:value="20241588318" calcext:value-type="float">
            <text:p>20,241,588,318</text:p>
          </table:table-cell>
          <table:table-cell office:value-type="float" office:value="16451551195" calcext:value-type="float">
            <text:p>16,451,551,195</text:p>
          </table:table-cell>
          <table:table-cell office:value-type="float" office:value="492496838" calcext:value-type="float">
            <text:p>492,496,838</text:p>
          </table:table-cell>
          <table:table-cell office:value-type="float" office:value="10893833669" calcext:value-type="float">
            <text:p>10,893,833,669</text:p>
          </table:table-cell>
          <table:table-cell office:value-type="float" office:value="538907930" calcext:value-type="float">
            <text:p>538,907,930</text:p>
          </table:table-cell>
          <table:table-cell table:style-name="ce41"/>
        </table:table-row>
        <table:table-row table:style-name="ro1">
          <table:table-cell office:value-type="string" calcext:value-type="string">
            <text:p>MTX.BIN</text:p>
          </table:table-cell>
          <table:table-cell office:value-type="float" office:value="8631794160" calcext:value-type="float">
            <text:p>8,631,794,160</text:p>
          </table:table-cell>
          <table:table-cell office:value-type="float" office:value="636085372" calcext:value-type="float">
            <text:p>636,085,372</text:p>
          </table:table-cell>
          <table:table-cell office:value-type="float" office:value="9370969884" calcext:value-type="float">
            <text:p>9,370,969,884</text:p>
          </table:table-cell>
          <table:table-cell office:value-type="float" office:value="7648753976" calcext:value-type="float">
            <text:p>7,648,753,976</text:p>
          </table:table-cell>
          <table:table-cell office:value-type="float" office:value="326623904" calcext:value-type="float">
            <text:p>326,623,904</text:p>
          </table:table-cell>
          <table:table-cell office:value-type="float" office:value="5210972004" calcext:value-type="float">
            <text:p>5,210,972,004</text:p>
          </table:table-cell>
          <table:table-cell office:value-type="float" office:value="339113928" calcext:value-type="float">
            <text:p>339,113,928</text:p>
          </table:table-cell>
          <table:table-cell table:style-name="ce41"/>
        </table:table-row>
        <table:table-row table:style-name="ro1">
          <table:table-cell office:value-type="string" calcext:value-type="string">
            <text:p>TOTEM</text:p>
          </table:table-cell>
          <table:table-cell office:value-type="float" office:value="3848394327" calcext:value-type="float">
            <text:p>3,848,394,327</text:p>
          </table:table-cell>
          <table:table-cell office:value-type="float" office:value="1897981785" calcext:value-type="float">
            <text:p>1,897,981,785</text:p>
          </table:table-cell>
          <table:table-cell office:value-type="float" office:value="19978660038" calcext:value-type="float">
            <text:p>19,978,660,038</text:p>
          </table:table-cell>
          <table:table-cell office:value-type="float" office:value="11082916303" calcext:value-type="float">
            <text:p>11,082,916,303</text:p>
          </table:table-cell>
          <table:table-cell office:value-type="float" office:value="984970350" calcext:value-type="float">
            <text:p>984,970,350</text:p>
          </table:table-cell>
          <table:table-cell office:value-type="float" office:value="10893830077" calcext:value-type="float">
            <text:p>10,893,830,077</text:p>
          </table:table-cell>
          <table:table-cell office:value-type="float" office:value="538898020" calcext:value-type="float">
            <text:p>538,898,020</text:p>
          </table:table-cell>
          <table:table-cell table:style-name="ce41"/>
        </table:table-row>
        <table:table-row table:style-name="ro1">
          <table:table-cell table:number-columns-repeated="8"/>
          <table:table-cell table:style-name="ce41"/>
        </table:table-row>
        <table:table-row table:style-name="ro1">
          <table:table-cell table:style-name="ce35" office:value-type="string" calcext:value-type="string">
            <text:p>MAX</text:p>
          </table:table-cell>
          <table:table-cell table:style-name="ce39" table:formula="of:=MAX([.B3:.B7])" office:value-type="float" office:value="20338002852" calcext:value-type="float">
            <text:p>20,338,002,852</text:p>
          </table:table-cell>
          <table:table-cell table:style-name="ce39" table:formula="of:=MAX([.C3:.C7])" office:value-type="float" office:value="1897981785" calcext:value-type="float">
            <text:p>1,897,981,785</text:p>
          </table:table-cell>
          <table:table-cell table:style-name="ce39" table:formula="of:=MAX([.D3:.D7])" office:value-type="float" office:value="22737538124" calcext:value-type="float">
            <text:p>22,737,538,124</text:p>
          </table:table-cell>
          <table:table-cell table:style-name="ce39" table:formula="of:=MAX([.E3:.E7])" office:value-type="float" office:value="17583320434" calcext:value-type="float">
            <text:p>17,583,320,434</text:p>
          </table:table-cell>
          <table:table-cell table:style-name="ce39" table:formula="of:=MAX([.F3:.F7])" office:value-type="float" office:value="984970350" calcext:value-type="float">
            <text:p>984,970,350</text:p>
          </table:table-cell>
          <table:table-cell table:style-name="ce39" table:formula="of:=MAX([.G3:.G7])" office:value-type="float" office:value="11841443753" calcext:value-type="float">
            <text:p>11,841,443,753</text:p>
          </table:table-cell>
          <table:table-cell table:style-name="ce39" table:formula="of:=MAX([.H3:.H7])" office:value-type="float" office:value="540212173" calcext:value-type="float">
            <text:p>540,212,173</text:p>
          </table:table-cell>
          <table:table-cell table:style-name="ce36"/>
        </table:table-row>
        <table:table-row table:style-name="ro1">
          <table:table-cell table:style-name="ce35" office:value-type="string" calcext:value-type="string">
            <text:p>AVG</text:p>
          </table:table-cell>
          <table:table-cell table:style-name="ce39" table:formula="of:=([.B3]+[.B4]+[.B5]+[.B6]+[.B7] )/5" office:value-type="float" office:value="11033404528.4" calcext:value-type="float">
            <text:p>11,033,404,528</text:p>
          </table:table-cell>
          <table:table-cell table:style-name="ce39" table:formula="of:=([.C3]+[.C4]+[.C5]+[.C6]+[.C7] )/5" office:value-type="float" office:value="1266597746" calcext:value-type="float">
            <text:p>1,266,597,746</text:p>
          </table:table-cell>
          <table:table-cell table:style-name="ce39" table:formula="of:=([.D3]+[.D4]+[.D5]+[.D6]+[.D7] )/5" office:value-type="float" office:value="18461483271.6" calcext:value-type="float">
            <text:p>18,461,483,272</text:p>
          </table:table-cell>
          <table:table-cell table:style-name="ce39" table:formula="of:=([.E3]+[.E4]+[.E5]+[.E6]+[.E7] )/5" office:value-type="float" office:value="12769901803.8" calcext:value-type="float">
            <text:p>12,769,901,804</text:p>
          </table:table-cell>
          <table:table-cell table:style-name="ce39" table:formula="of:=([.F3]+[.F4]+[.F5]+[.F6]+[.F7] )/5" office:value-type="float" office:value="656774046" calcext:value-type="float">
            <text:p>656,774,046</text:p>
          </table:table-cell>
          <table:table-cell table:style-name="ce39" table:formula="of:=([.G3]+[.G4]+[.G5]+[.G6]+[.G7] )/5" office:value-type="float" office:value="9946781967.8" calcext:value-type="float">
            <text:p>9,946,781,968</text:p>
          </table:table-cell>
          <table:table-cell table:style-name="ce39" table:formula="of:=([.H3]+[.H4]+[.H5]+[.H6]+[.H7] )/5" office:value-type="float" office:value="499206009.6" calcext:value-type="float">
            <text:p>499,206,010</text:p>
          </table:table-cell>
          <table:table-cell table:style-name="ce36"/>
        </table:table-row>
        <table:table-row table:style-name="ro1">
          <table:table-cell table:style-name="ce35" office:value-type="string" calcext:value-type="string">
            <text:p>MIN</text:p>
          </table:table-cell>
          <table:table-cell table:style-name="ce39" table:formula="of:=MIN([.B3:.B7])" office:value-type="float" office:value="3848394327" calcext:value-type="float">
            <text:p>3,848,394,327</text:p>
          </table:table-cell>
          <table:table-cell table:style-name="ce39" table:formula="of:=MIN([.C3:.C7])" office:value-type="float" office:value="636085372" calcext:value-type="float">
            <text:p>636,085,372</text:p>
          </table:table-cell>
          <table:table-cell table:style-name="ce39" table:formula="of:=MIN([.D3:.D7])" office:value-type="float" office:value="9370969884" calcext:value-type="float">
            <text:p>9,370,969,884</text:p>
          </table:table-cell>
          <table:table-cell table:style-name="ce39" table:formula="of:=MIN([.E3:.E7])" office:value-type="float" office:value="7648753976" calcext:value-type="float">
            <text:p>7,648,753,976</text:p>
          </table:table-cell>
          <table:table-cell table:style-name="ce39" table:formula="of:=MIN([.F3:.F7])" office:value-type="float" office:value="326623904" calcext:value-type="float">
            <text:p>326,623,904</text:p>
          </table:table-cell>
          <table:table-cell table:style-name="ce39" table:formula="of:=MIN([.G3:.G7])" office:value-type="float" office:value="5210972004" calcext:value-type="float">
            <text:p>5,210,972,004</text:p>
          </table:table-cell>
          <table:table-cell table:style-name="ce39" table:formula="of:=MIN([.H3:.H7])" office:value-type="float" office:value="339113928" calcext:value-type="float">
            <text:p>339,113,928</text:p>
          </table:table-cell>
          <table:table-cell table:style-name="ce36"/>
        </table:table-row>
        <table:table-row table:style-name="ro1">
          <table:table-cell table:style-name="ce36" table:number-columns-repeated="9"/>
        </table:table-row>
        <table:table-row table:style-name="ro1">
          <table:table-cell table:style-name="ce31"/>
          <table:table-cell table:style-name="ce37" office:value-type="string" calcext:value-type="string">
            <text:p>gh009</text:p>
          </table:table-cell>
          <table:table-cell table:style-name="ce37" office:value-type="string" calcext:value-type="string">
            <text:p>gh010</text:p>
          </table:table-cell>
          <table:table-cell table:style-name="ce37" office:value-type="string" calcext:value-type="string">
            <text:p>gh011</text:p>
          </table:table-cell>
          <table:table-cell table:style-name="ce37" office:value-type="string" calcext:value-type="string">
            <text:p>gh012</text:p>
          </table:table-cell>
          <table:table-cell table:style-name="ce37" office:value-type="string" calcext:value-type="string">
            <text:p>gh013</text:p>
          </table:table-cell>
          <table:table-cell table:style-name="ce37" office:value-type="string" calcext:value-type="string">
            <text:p>gh014</text:p>
          </table:table-cell>
          <table:table-cell table:style-name="ce37" office:value-type="string" calcext:value-type="string">
            <text:p>gh015</text:p>
          </table:table-cell>
          <table:table-cell table:style-name="ce37" office:value-type="string" calcext:value-type="string">
            <text:p>gh016</text:p>
          </table:table-cell>
        </table:table-row>
        <table:table-row table:style-name="ro1">
          <table:table-cell office:value-type="string" calcext:value-type="string">
            <text:p>Adjacency</text:p>
          </table:table-cell>
          <table:table-cell office:value-type="float" office:value="2416696192" calcext:value-type="float">
            <text:p>2,416,696,192</text:p>
          </table:table-cell>
          <table:table-cell office:value-type="float" office:value="878862062" calcext:value-type="float">
            <text:p>878,862,062</text:p>
          </table:table-cell>
          <table:table-cell office:value-type="float" office:value="404807686" calcext:value-type="float">
            <text:p>404,807,686</text:p>
          </table:table-cell>
          <table:table-cell office:value-type="float" office:value="298943738" calcext:value-type="float">
            <text:p>298,943,738</text:p>
          </table:table-cell>
          <table:table-cell office:value-type="float" office:value="963975564" calcext:value-type="float">
            <text:p>963,975,564</text:p>
          </table:table-cell>
          <table:table-cell office:value-type="float" office:value="1327137505" calcext:value-type="float">
            <text:p>1,327,137,505</text:p>
          </table:table-cell>
          <table:table-cell office:value-type="float" office:value="1866329851" calcext:value-type="float">
            <text:p>1,866,329,851</text:p>
          </table:table-cell>
          <table:table-cell office:value-type="float" office:value="3076277487" calcext:value-type="float">
            <text:p>3,076,277,487</text:p>
          </table:table-cell>
        </table:table-row>
        <table:table-row table:style-name="ro1">
          <table:table-cell office:value-type="string" calcext:value-type="string">
            <text:p>Edge List</text:p>
          </table:table-cell>
          <table:table-cell office:value-type="float" office:value="2210494279" calcext:value-type="float">
            <text:p>2,210,494,279</text:p>
          </table:table-cell>
          <table:table-cell office:value-type="float" office:value="839303889" calcext:value-type="float">
            <text:p>839,303,889</text:p>
          </table:table-cell>
          <table:table-cell office:value-type="float" office:value="398650785" calcext:value-type="float">
            <text:p>398,650,785</text:p>
          </table:table-cell>
          <table:table-cell office:value-type="float" office:value="292150178" calcext:value-type="float">
            <text:p>292,150,178</text:p>
          </table:table-cell>
          <table:table-cell office:value-type="float" office:value="903100945" calcext:value-type="float">
            <text:p>903,100,945</text:p>
          </table:table-cell>
          <table:table-cell office:value-type="float" office:value="1233480013" calcext:value-type="float">
            <text:p>1,233,480,013</text:p>
          </table:table-cell>
          <table:table-cell office:value-type="float" office:value="1475669040" calcext:value-type="float">
            <text:p>1,475,669,040</text:p>
          </table:table-cell>
          <table:table-cell office:value-type="float" office:value="1003771408" calcext:value-type="float">
            <text:p>1,003,771,408</text:p>
          </table:table-cell>
        </table:table-row>
        <table:table-row table:style-name="ro1">
          <table:table-cell office:value-type="string" calcext:value-type="string">
            <text:p>MTX</text:p>
          </table:table-cell>
          <table:table-cell office:value-type="float" office:value="2210504057" calcext:value-type="float">
            <text:p>2,210,504,057</text:p>
          </table:table-cell>
          <table:table-cell office:value-type="float" office:value="839313191" calcext:value-type="float">
            <text:p>839,313,191</text:p>
          </table:table-cell>
          <table:table-cell office:value-type="float" office:value="398660712" calcext:value-type="float">
            <text:p>398,660,712</text:p>
          </table:table-cell>
          <table:table-cell office:value-type="float" office:value="292160105" calcext:value-type="float">
            <text:p>292,160,105</text:p>
          </table:table-cell>
          <table:table-cell office:value-type="float" office:value="903101884" calcext:value-type="float">
            <text:p>903,101,884</text:p>
          </table:table-cell>
          <table:table-cell office:value-type="float" office:value="1233483873" calcext:value-type="float">
            <text:p>1,233,483,873</text:p>
          </table:table-cell>
          <table:table-cell office:value-type="float" office:value="2627728707" calcext:value-type="float">
            <text:p>2,627,728,707</text:p>
          </table:table-cell>
          <table:table-cell office:value-type="float" office:value="1011609587" calcext:value-type="float">
            <text:p>1,011,609,587</text:p>
          </table:table-cell>
        </table:table-row>
        <table:table-row table:style-name="ro1">
          <table:table-cell office:value-type="string" calcext:value-type="string">
            <text:p>MTX.BIN</text:p>
          </table:table-cell>
          <table:table-cell office:value-type="float" office:value="1127566484" calcext:value-type="float">
            <text:p>1,127,566,484</text:p>
          </table:table-cell>
          <table:table-cell office:value-type="float" office:value="469761692" calcext:value-type="float">
            <text:p>469,761,692</text:p>
          </table:table-cell>
          <table:table-cell office:value-type="float" office:value="256000176" calcext:value-type="float">
            <text:p>256,000,176</text:p>
          </table:table-cell>
          <table:table-cell office:value-type="float" office:value="192887216" calcext:value-type="float">
            <text:p>192,887,216</text:p>
          </table:table-cell>
          <table:table-cell office:value-type="float" office:value="496635216" calcext:value-type="float">
            <text:p>496,635,216</text:p>
          </table:table-cell>
          <table:table-cell office:value-type="float" office:value="653638196" calcext:value-type="float">
            <text:p>653,638,196</text:p>
          </table:table-cell>
          <table:table-cell office:value-type="float" office:value="814215864" calcext:value-type="float">
            <text:p>814,215,864</text:p>
          </table:table-cell>
          <table:table-cell office:value-type="float" office:value="571340488" calcext:value-type="float">
            <text:p>571,340,488</text:p>
          </table:table-cell>
        </table:table-row>
        <table:table-row table:style-name="ro1">
          <table:table-cell office:value-type="string" calcext:value-type="string">
            <text:p>TOTEM</text:p>
          </table:table-cell>
          <table:table-cell office:value-type="float" office:value="2210494243" calcext:value-type="float">
            <text:p>2,210,494,243</text:p>
          </table:table-cell>
          <table:table-cell office:value-type="float" office:value="839303893" calcext:value-type="float">
            <text:p>839,303,893</text:p>
          </table:table-cell>
          <table:table-cell office:value-type="float" office:value="398650808" calcext:value-type="float">
            <text:p>398,650,808</text:p>
          </table:table-cell>
          <table:table-cell office:value-type="float" office:value="292150201" calcext:value-type="float">
            <text:p>292,150,201</text:p>
          </table:table-cell>
          <table:table-cell office:value-type="float" office:value="902331898" calcext:value-type="float">
            <text:p>902,331,898</text:p>
          </table:table-cell>
          <table:table-cell office:value-type="float" office:value="1233479841" calcext:value-type="float">
            <text:p>1,233,479,841</text:p>
          </table:table-cell>
          <table:table-cell office:value-type="float" office:value="1475669081" calcext:value-type="float">
            <text:p>1,475,669,081</text:p>
          </table:table-cell>
          <table:table-cell office:value-type="float" office:value="1003760104" calcext:value-type="float">
            <text:p>1,003,760,104</text:p>
          </table:table-cell>
        </table:table-row>
        <table:table-row table:style-name="ro1">
          <table:table-cell table:style-name="Default"/>
          <table:table-cell table:style-name="ce39" table:number-columns-repeated="8"/>
        </table:table-row>
        <table:table-row table:style-name="ro1">
          <table:table-cell table:style-name="ce35" office:value-type="string" calcext:value-type="string">
            <text:p>MAX</text:p>
          </table:table-cell>
          <table:table-cell table:style-name="ce39" table:formula="of:=MAX([.B14:.B18])" office:value-type="float" office:value="2416696192" calcext:value-type="float">
            <text:p>2,416,696,192</text:p>
          </table:table-cell>
          <table:table-cell table:style-name="ce39" table:formula="of:=MAX([.C14:.C18])" office:value-type="float" office:value="878862062" calcext:value-type="float">
            <text:p>878,862,062</text:p>
          </table:table-cell>
          <table:table-cell table:style-name="ce39" table:formula="of:=MAX([.D14:.D18])" office:value-type="float" office:value="404807686" calcext:value-type="float">
            <text:p>404,807,686</text:p>
          </table:table-cell>
          <table:table-cell table:style-name="ce39" table:formula="of:=MAX([.E14:.E18])" office:value-type="float" office:value="298943738" calcext:value-type="float">
            <text:p>298,943,738</text:p>
          </table:table-cell>
          <table:table-cell table:style-name="ce39" table:formula="of:=MAX([.F14:.F18])" office:value-type="float" office:value="963975564" calcext:value-type="float">
            <text:p>963,975,564</text:p>
          </table:table-cell>
          <table:table-cell table:style-name="ce39" table:formula="of:=MAX([.G14:.G18])" office:value-type="float" office:value="1327137505" calcext:value-type="float">
            <text:p>1,327,137,505</text:p>
          </table:table-cell>
          <table:table-cell table:style-name="ce39" table:formula="of:=MAX([.H14:.H18])" office:value-type="float" office:value="2627728707" calcext:value-type="float">
            <text:p>2,627,728,707</text:p>
          </table:table-cell>
          <table:table-cell table:style-name="ce39" table:formula="of:=MAX([.I14:.I18])" office:value-type="float" office:value="3076277487" calcext:value-type="float">
            <text:p>3,076,277,487</text:p>
          </table:table-cell>
        </table:table-row>
        <table:table-row table:style-name="ro1">
          <table:table-cell table:style-name="ce35" office:value-type="string" calcext:value-type="string">
            <text:p>AVG</text:p>
          </table:table-cell>
          <table:table-cell table:formula="of:=([.B14]+[.B15]+[.B16]+[.B17]+[.B18])/5" office:value-type="float" office:value="2035151051" calcext:value-type="float">
            <text:p>2,035,151,051</text:p>
          </table:table-cell>
          <table:table-cell table:formula="of:=([.C14]+[.C15]+[.C16]+[.C17]+[.C18])/5" office:value-type="float" office:value="773308945.4" calcext:value-type="float">
            <text:p>773,308,945</text:p>
          </table:table-cell>
          <table:table-cell table:formula="of:=([.D14]+[.D15]+[.D16]+[.D17]+[.D18])/5" office:value-type="float" office:value="371354033.4" calcext:value-type="float">
            <text:p>371,354,033</text:p>
          </table:table-cell>
          <table:table-cell table:formula="of:=([.E14]+[.E15]+[.E16]+[.E17]+[.E18])/5" office:value-type="float" office:value="273658287.6" calcext:value-type="float">
            <text:p>273,658,288</text:p>
          </table:table-cell>
          <table:table-cell table:formula="of:=([.F14]+[.F15]+[.F16]+[.F17]+[.F18])/5" office:value-type="float" office:value="833829101.4" calcext:value-type="float">
            <text:p>833,829,101</text:p>
          </table:table-cell>
          <table:table-cell table:formula="of:=([.G14]+[.G15]+[.G16]+[.G17]+[.G18])/5" office:value-type="float" office:value="1136243885.6" calcext:value-type="float">
            <text:p>1,136,243,886</text:p>
          </table:table-cell>
          <table:table-cell table:formula="of:=([.H14]+[.H15]+[.H16]+[.H17]+[.H18])/5" office:value-type="float" office:value="1651922508.6" calcext:value-type="float">
            <text:p>1,651,922,509</text:p>
          </table:table-cell>
          <table:table-cell table:formula="of:=([.I14]+[.I15]+[.I16]+[.I17]+[.I18])/5" office:value-type="float" office:value="1333351814.8" calcext:value-type="float">
            <text:p>1,333,351,815</text:p>
          </table:table-cell>
        </table:table-row>
        <table:table-row table:style-name="ro1">
          <table:table-cell table:style-name="ce35" office:value-type="string" calcext:value-type="string">
            <text:p>MIN</text:p>
          </table:table-cell>
          <table:table-cell table:formula="of:=MIN([.B14:.B18])" office:value-type="float" office:value="1127566484" calcext:value-type="float">
            <text:p>1,127,566,484</text:p>
          </table:table-cell>
          <table:table-cell table:formula="of:=MIN([.C14:.C18])" office:value-type="float" office:value="469761692" calcext:value-type="float">
            <text:p>469,761,692</text:p>
          </table:table-cell>
          <table:table-cell table:formula="of:=MIN([.D14:.D18])" office:value-type="float" office:value="256000176" calcext:value-type="float">
            <text:p>256,000,176</text:p>
          </table:table-cell>
          <table:table-cell table:formula="of:=MIN([.E14:.E18])" office:value-type="float" office:value="192887216" calcext:value-type="float">
            <text:p>192,887,216</text:p>
          </table:table-cell>
          <table:table-cell table:formula="of:=MIN([.F14:.F18])" office:value-type="float" office:value="496635216" calcext:value-type="float">
            <text:p>496,635,216</text:p>
          </table:table-cell>
          <table:table-cell table:formula="of:=MIN([.G14:.G18])" office:value-type="float" office:value="653638196" calcext:value-type="float">
            <text:p>653,638,196</text:p>
          </table:table-cell>
          <table:table-cell table:formula="of:=MIN([.H14:.H18])" office:value-type="float" office:value="814215864" calcext:value-type="float">
            <text:p>814,215,864</text:p>
          </table:table-cell>
          <table:table-cell table:formula="of:=MIN([.I14:.I18])" office:value-type="float" office:value="571340488" calcext:value-type="float">
            <text:p>571,340,488</text:p>
          </table:table-cell>
        </table:table-row>
      </table:table>
      <table:table table:name="MapRankings" table:style-name="ta1">
        <table:table-column table:style-name="co21" table:default-cell-style-name="ce43"/>
        <table:table-column table:style-name="co15" table:default-cell-style-name="ce43"/>
        <table:table-column table:style-name="co1" table:number-columns-repeated="4" table:default-cell-style-name="ce43"/>
        <table:table-column table:style-name="co22" table:default-cell-style-name="ce43"/>
        <table:table-column table:style-name="co1" table:number-columns-repeated="1017" table:default-cell-style-name="ce43"/>
        <table:table-row table:style-name="ro1" table:number-rows-repeated="2">
          <table:table-cell/>
          <table:table-cell table:style-name="ce30" table:number-columns-repeated="5"/>
          <table:table-cell table:number-columns-repeated="1018"/>
        </table:table-row>
        <table:table-row table:style-name="ro1">
          <table:table-cell table:style-name="ce30" office:value-type="string" calcext:value-type="string">
            <text:p>1 = Frog</text:p>
          </table:table-cell>
          <table:table-cell table:style-name="ce30"/>
          <table:table-cell table:style-name="ce30" office:value-type="string" calcext:value-type="string">
            <text:p>BFS</text:p>
          </table:table-cell>
          <table:table-cell table:style-name="ce30" office:value-type="string" calcext:value-type="string">
            <text:p>CC</text:p>
          </table:table-cell>
          <table:table-cell table:style-name="ce30" office:value-type="string" calcext:value-type="string">
            <text:p>PR</text:p>
          </table:table-cell>
          <table:table-cell table:style-name="ce30" office:value-type="string" calcext:value-type="string">
            <text:p>SSSP</text:p>
          </table:table-cell>
          <table:table-cell table:style-name="ce30" office:value-type="string" calcext:value-type="string">
            <text:p>Best Performer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2=Graphit</text:p>
          </table:table-cell>
          <table:table-cell table:style-name="ce30" office:value-type="string" calcext:value-type="string">
            <text:p>gh00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3=Gunrock</text:p>
          </table:table-cell>
          <table:table-cell table:style-name="ce30" office:value-type="string" calcext:value-type="string">
            <text:p>gh00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0" office:value-type="string" calcext:value-type="string">
            <text:p>4=Hygraph</text:p>
          </table:table-cell>
          <table:table-cell table:style-name="ce30" office:value-type="string" calcext:value-type="string">
            <text:p>gh00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3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5=Polymer</text:p>
          </table:table-cell>
          <table:table-cell table:style-name="ce30" office:value-type="string" calcext:value-type="string">
            <text:p>gh00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6=Totem</text:p>
          </table:table-cell>
          <table:table-cell table:style-name="ce30" office:value-type="string" calcext:value-type="string">
            <text:p>gh00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gh00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gh00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gh009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gh010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gh0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gh01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gh01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gh01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gh01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gh01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number-columns-repeated="1017"/>
        </table:table-row>
        <table:table-row table:style-name="ro1">
          <table:table-cell/>
          <table:table-cell table:style-name="ce30" table:number-columns-repeated="6"/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Top</text:p>
          </table:table-cell>
          <table:table-cell table:style-name="ce30" office:value-type="string" calcext:value-type="string">
            <text:p>1-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Runner Up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BFS" table:style-name="ta1">
        <table:table-column table:style-name="co23" table:default-cell-style-name="ce30"/>
        <table:table-column table:style-name="co1" table:number-columns-repeated="6" table:default-cell-style-name="ce31"/>
        <table:table-row table:style-name="ro1">
          <table:table-cell table:style-name="ce31" office:value-type="string" calcext:value-type="string">
            <text:p>milliseconds</text:p>
          </table:table-cell>
          <table:table-cell table:style-name="ce30" office:value-type="string" calcext:value-type="string">
            <text:p>BFS</text:p>
          </table:table-cell>
          <table:table-cell table:style-name="ce30"/>
          <table:table-cell/>
          <table:table-cell table:style-name="ce30" table:number-columns-repeated="3"/>
        </table:table-row>
        <table:table-row table:style-name="ro1">
          <table:table-cell/>
          <table:table-cell table:style-name="ce30" office:value-type="string" calcext:value-type="string">
            <text:p>FROG</text:p>
          </table:table-cell>
          <table:table-cell table:style-name="ce30" office:value-type="string" calcext:value-type="string">
            <text:p>GRAPHIT</text:p>
          </table:table-cell>
          <table:table-cell table:style-name="ce30" office:value-type="string" calcext:value-type="string">
            <text:p>GUNROCK</text:p>
          </table:table-cell>
          <table:table-cell table:style-name="ce30" office:value-type="string" calcext:value-type="string">
            <text:p>HYGRAPH</text:p>
          </table:table-cell>
          <table:table-cell table:style-name="ce30" office:value-type="string" calcext:value-type="string">
            <text:p>POLYMER</text:p>
          </table:table-cell>
          <table:table-cell table:style-name="ce30" office:value-type="string" calcext:value-type="string">
            <text:p>TOTEM</text:p>
          </table:table-cell>
        </table:table-row>
        <table:table-row table:style-name="ro1">
          <table:table-cell office:value-type="string" calcext:value-type="string">
            <text:p>gh001</text:p>
          </table:table-cell>
          <table:table-cell office:value-type="float" office:value="179.42" calcext:value-type="float">
            <text:p>179.42</text:p>
          </table:table-cell>
          <table:table-cell office:value-type="float" office:value="24.21" calcext:value-type="float">
            <text:p>24.21</text:p>
          </table:table-cell>
          <table:table-cell table:number-columns-repeated="3"/>
          <table:table-cell office:value-type="float" office:value="497.81" calcext:value-type="float">
            <text:p>497.81</text:p>
          </table:table-cell>
        </table:table-row>
        <table:table-row table:style-name="ro1">
          <table:table-cell office:value-type="string" calcext:value-type="string">
            <text:p>gh002</text:p>
          </table:table-cell>
          <table:table-cell office:value-type="float" office:value="10.27" calcext:value-type="float">
            <text:p>10.27</text:p>
          </table:table-cell>
          <table:table-cell office:value-type="float" office:value="1590.88" calcext:value-type="float">
            <text:p>1590.88</text:p>
          </table:table-cell>
          <table:table-cell office:value-type="float" office:value="1751.53" calcext:value-type="float">
            <text:p>1751.53</text:p>
          </table:table-cell>
          <table:table-cell/>
          <table:table-cell office:value-type="float" office:value="2468.47" calcext:value-type="float">
            <text:p>2468.47</text:p>
          </table:table-cell>
          <table:table-cell office:value-type="float" office:value="103011.25" calcext:value-type="float">
            <text:p>103011.25</text:p>
          </table:table-cell>
        </table:table-row>
        <table:table-row table:style-name="ro1">
          <table:table-cell office:value-type="string" calcext:value-type="string">
            <text:p>gh004</text:p>
          </table:table-cell>
          <table:table-cell office:value-type="float" office:value="4128.62" calcext:value-type="float">
            <text:p>4128.62</text:p>
          </table:table-cell>
          <table:table-cell office:value-type="float" office:value="441.86" calcext:value-type="float">
            <text:p>441.86</text:p>
          </table:table-cell>
          <table:table-cell table:number-columns-repeated="3"/>
          <table:table-cell office:value-type="float" office:value="2840.35" calcext:value-type="float">
            <text:p>2840.35</text:p>
          </table:table-cell>
        </table:table-row>
        <table:table-row table:style-name="ro1">
          <table:table-cell office:value-type="string" calcext:value-type="string">
            <text:p>gh005</text:p>
          </table:table-cell>
          <table:table-cell office:value-type="float" office:value="10837.9" calcext:value-type="float">
            <text:p>10837.9</text:p>
          </table:table-cell>
          <table:table-cell office:value-type="float" office:value="9.88" calcext:value-type="float">
            <text:p>9.88</text:p>
          </table:table-cell>
          <table:table-cell office:value-type="float" office:value="210.69" calcext:value-type="float">
            <text:p>210.69</text:p>
          </table:table-cell>
          <table:table-cell table:number-columns-repeated="2"/>
          <table:table-cell office:value-type="float" office:value="235.46" calcext:value-type="float">
            <text:p>235.46</text:p>
          </table:table-cell>
        </table:table-row>
        <table:table-row table:style-name="ro1">
          <table:table-cell office:value-type="string" calcext:value-type="string">
            <text:p>gh006</text:p>
          </table:table-cell>
          <table:table-cell office:value-type="float" office:value="2.83" calcext:value-type="float">
            <text:p>2.83</text:p>
          </table:table-cell>
          <table:table-cell office:value-type="float" office:value="664.93" calcext:value-type="float">
            <text:p>664.93</text:p>
          </table:table-cell>
          <table:table-cell office:value-type="float" office:value="703.99" calcext:value-type="float">
            <text:p>703.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4005.84" calcext:value-type="float">
            <text:p>14005.84</text:p>
          </table:table-cell>
        </table:table-row>
        <table:table-row table:style-name="ro1">
          <table:table-cell office:value-type="string" calcext:value-type="string">
            <text:p>gh007</text:p>
          </table:table-cell>
          <table:table-cell office:value-type="float" office:value="1896.58" calcext:value-type="float">
            <text:p>1896.58</text:p>
          </table:table-cell>
          <table:table-cell office:value-type="float" office:value="4.48" calcext:value-type="float">
            <text:p>4.48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205.3" calcext:value-type="float">
            <text:p>205.3</text:p>
          </table:table-cell>
        </table:table-row>
        <table:table-row table:style-name="ro1">
          <table:table-cell office:value-type="string" calcext:value-type="string">
            <text:p>gh008</text:p>
          </table:table-cell>
          <table:table-cell office:value-type="float" office:value="2.91" calcext:value-type="float">
            <text:p>2.91</text:p>
          </table:table-cell>
          <table:table-cell office:value-type="float" office:value="4.43" calcext:value-type="float">
            <text:p>4.43</text:p>
          </table:table-cell>
          <table:table-cell office:value-type="float" office:value="570.37" calcext:value-type="float">
            <text:p>570.37</text:p>
          </table:table-cell>
          <table:table-cell/>
          <table:table-cell office:value-type="float" office:value="89.14" calcext:value-type="float">
            <text:p>89.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h009</text:p>
          </table:table-cell>
          <table:table-cell office:value-type="float" office:value="9.22" calcext:value-type="float">
            <text:p>9.22</text:p>
          </table:table-cell>
          <table:table-cell office:value-type="float" office:value="3.39" calcext:value-type="float">
            <text:p>3.39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711.38" calcext:value-type="float">
            <text:p>711.38</text:p>
          </table:table-cell>
          <table:table-cell office:value-type="float" office:value="7470.56" calcext:value-type="float">
            <text:p>7470.56</text:p>
          </table:table-cell>
        </table:table-row>
        <table:table-row table:style-name="ro1">
          <table:table-cell office:value-type="string" calcext:value-type="string">
            <text:p>gh010</text:p>
          </table:table-cell>
          <table:table-cell office:value-type="float" office:value="4.16" calcext:value-type="float">
            <text:p>4.16</text:p>
          </table:table-cell>
          <table:table-cell office:value-type="float" office:value="3.77" calcext:value-type="float">
            <text:p>3.77</text:p>
          </table:table-cell>
          <table:table-cell office:value-type="float" office:value="320.36" calcext:value-type="float">
            <text:p>320.36</text:p>
          </table:table-cell>
          <table:table-cell/>
          <table:table-cell office:value-type="float" office:value="469417.2" calcext:value-type="float">
            <text:p>469417.2</text:p>
          </table:table-cell>
          <table:table-cell office:value-type="float" office:value="179.69" calcext:value-type="float">
            <text:p>179.69</text:p>
          </table:table-cell>
        </table:table-row>
        <table:table-row table:style-name="ro1">
          <table:table-cell office:value-type="string" calcext:value-type="string">
            <text:p>gh011</text:p>
          </table:table-cell>
          <table:table-cell office:value-type="float" office:value="2.26" calcext:value-type="float">
            <text:p>2.26</text:p>
          </table:table-cell>
          <table:table-cell office:value-type="float" office:value="3.07" calcext:value-type="float">
            <text:p>3.07</text:p>
          </table:table-cell>
          <table:table-cell office:value-type="float" office:value="524.55" calcext:value-type="float">
            <text:p>524.55</text:p>
          </table:table-cell>
          <table:table-cell/>
          <table:table-cell office:value-type="float" office:value="50.58" calcext:value-type="float">
            <text:p>50.58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gh012</text:p>
          </table:table-cell>
          <table:table-cell office:value-type="float" office:value="1.69" calcext:value-type="float">
            <text:p>1.69</text:p>
          </table:table-cell>
          <table:table-cell office:value-type="float" office:value="2.4" calcext:value-type="float">
            <text:p>2.4</text:p>
          </table:table-cell>
          <table:table-cell office:value-type="float" office:value="465.29" calcext:value-type="float">
            <text:p>465.29</text:p>
          </table:table-cell>
          <table:table-cell/>
          <table:table-cell office:value-type="float" office:value="70.84" calcext:value-type="float">
            <text:p>70.84</text:p>
          </table:table-cell>
          <table:table-cell office:value-type="float" office:value="39.32" calcext:value-type="float">
            <text:p>39.32</text:p>
          </table:table-cell>
        </table:table-row>
        <table:table-row table:style-name="ro1">
          <table:table-cell office:value-type="string" calcext:value-type="string">
            <text:p>gh013</text:p>
          </table:table-cell>
          <table:table-cell office:value-type="float" office:value="854.7" calcext:value-type="float">
            <text:p>854.7</text:p>
          </table:table-cell>
          <table:table-cell office:value-type="float" office:value="63.98" calcext:value-type="float">
            <text:p>63.9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60.53" calcext:value-type="float">
            <text:p>60.53</text:p>
          </table:table-cell>
        </table:table-row>
        <table:table-row table:style-name="ro1">
          <table:table-cell office:value-type="string" calcext:value-type="string">
            <text:p>gh014</text:p>
          </table:table-cell>
          <table:table-cell office:value-type="float" office:value="4.85" calcext:value-type="float">
            <text:p>4.85</text:p>
          </table:table-cell>
          <table:table-cell office:value-type="float" office:value="28.85" calcext:value-type="float">
            <text:p>28.85</text:p>
          </table:table-cell>
          <table:table-cell office:value-type="float" office:value="61.08" calcext:value-type="float">
            <text:p>61.08</text:p>
          </table:table-cell>
          <table:table-cell/>
          <table:table-cell office:value-type="float" office:value="3512.68" calcext:value-type="float">
            <text:p>3512.68</text:p>
          </table:table-cell>
          <table:table-cell office:value-type="float" office:value="72.92" calcext:value-type="float">
            <text:p>72.92</text:p>
          </table:table-cell>
        </table:table-row>
        <table:table-row table:style-name="ro1">
          <table:table-cell office:value-type="string" calcext:value-type="string">
            <text:p>gh015</text:p>
          </table:table-cell>
          <table:table-cell office:value-type="float" office:value="319.9" calcext:value-type="float">
            <text:p>319.9</text:p>
          </table:table-cell>
          <table:table-cell office:value-type="float" office:value="94.64" calcext:value-type="float">
            <text:p>94.64</text:p>
          </table:table-cell>
          <table:table-cell office:value-type="float" office:value="68.69" calcext:value-type="float">
            <text:p>68.69</text:p>
          </table:table-cell>
          <table:table-cell/>
          <table:table-cell office:value-type="float" office:value="346.26" calcext:value-type="float">
            <text:p>346.26</text:p>
          </table:table-cell>
          <table:table-cell office:value-type="float" office:value="52.47" calcext:value-type="float">
            <text:p>52.47</text:p>
          </table:table-cell>
        </table:table-row>
        <table:table-row table:style-name="ro1">
          <table:table-cell office:value-type="string" calcext:value-type="string">
            <text:p>gh016</text:p>
          </table:table-cell>
          <table:table-cell office:value-type="float" office:value="81.29" calcext:value-type="float">
            <text:p>81.29</text:p>
          </table:table-cell>
          <table:table-cell office:value-type="float" office:value="26.03" calcext:value-type="float">
            <text:p>26.03</text:p>
          </table:table-cell>
          <table:table-cell office:value-type="float" office:value="60.07" calcext:value-type="float">
            <text:p>60.07</text:p>
          </table:table-cell>
          <table:table-cell/>
          <table:table-cell office:value-type="float" office:value="4533.49" calcext:value-type="float">
            <text:p>4533.49</text:p>
          </table:table-cell>
          <table:table-cell office:value-type="float" office:value="36.99" calcext:value-type="float">
            <text:p>36.99</text:p>
          </table:table-cell>
        </table:table-row>
      </table:table>
      <table:table table:name="MapCC" table:style-name="ta1">
        <table:table-column table:style-name="co24" table:default-cell-style-name="ce30"/>
        <table:table-column table:style-name="co1" table:number-columns-repeated="6" table:default-cell-style-name="ce32"/>
        <table:table-row table:style-name="ro1">
          <table:table-cell table:style-name="ce31" office:value-type="string" calcext:value-type="string">
            <text:p>milliseconds</text:p>
          </table:table-cell>
          <table:table-cell table:style-name="ce30" office:value-type="string" calcext:value-type="string">
            <text:p>CC</text:p>
          </table:table-cell>
          <table:table-cell table:style-name="ce30"/>
          <table:table-cell table:style-name="ce31"/>
          <table:table-cell table:style-name="ce30" table:number-columns-repeated="3"/>
        </table:table-row>
        <table:table-row table:style-name="ro1">
          <table:table-cell/>
          <table:table-cell table:style-name="ce30" office:value-type="string" calcext:value-type="string">
            <text:p>FROG</text:p>
          </table:table-cell>
          <table:table-cell table:style-name="ce30" office:value-type="string" calcext:value-type="string">
            <text:p>GRAPHIT</text:p>
          </table:table-cell>
          <table:table-cell table:style-name="ce30" office:value-type="string" calcext:value-type="string">
            <text:p>GUNROCK</text:p>
          </table:table-cell>
          <table:table-cell table:style-name="ce30" office:value-type="string" calcext:value-type="string">
            <text:p>HYGRAPH</text:p>
          </table:table-cell>
          <table:table-cell table:style-name="ce30" office:value-type="string" calcext:value-type="string">
            <text:p>POLYMER</text:p>
          </table:table-cell>
          <table:table-cell table:style-name="ce30" office:value-type="string" calcext:value-type="string">
            <text:p>TOTEM</text:p>
          </table:table-cell>
        </table:table-row>
        <table:table-row table:style-name="ro1">
          <table:table-cell office:value-type="string" calcext:value-type="string">
            <text:p>gh001</text:p>
          </table:table-cell>
          <table:table-cell office:value-type="float" office:value="40105.15" calcext:value-type="float">
            <text:p>40,105.15</text:p>
          </table:table-cell>
          <table:table-cell office:value-type="float" office:value="1824.77" calcext:value-type="float">
            <text:p>1,824.77</text:p>
          </table:table-cell>
          <table:table-cell table:number-columns-repeated="3"/>
          <table:table-cell office:value-type="float" office:value="11809.74" calcext:value-type="float">
            <text:p>11,809.74</text:p>
          </table:table-cell>
        </table:table-row>
        <table:table-row table:style-name="ro1">
          <table:table-cell office:value-type="string" calcext:value-type="string">
            <text:p>gh002</text:p>
          </table:table-cell>
          <table:table-cell office:value-type="float" office:value="5436.49" calcext:value-type="float">
            <text:p>5,436.49</text:p>
          </table:table-cell>
          <table:table-cell office:value-type="float" office:value="10670.7" calcext:value-type="float">
            <text:p>10,670.70</text:p>
          </table:table-cell>
          <table:table-cell office:value-type="float" office:value="416.91" calcext:value-type="float">
            <text:p>416.91</text:p>
          </table:table-cell>
          <table:table-cell/>
          <table:table-cell office:value-type="float" office:value="1556.32" calcext:value-type="float">
            <text:p>1,556.32</text:p>
          </table:table-cell>
          <table:table-cell office:value-type="float" office:value="347478.36" calcext:value-type="float">
            <text:p>347,478.36</text:p>
          </table:table-cell>
        </table:table-row>
        <table:table-row table:style-name="ro1">
          <table:table-cell office:value-type="string" calcext:value-type="string">
            <text:p>gh004</text:p>
          </table:table-cell>
          <table:table-cell office:value-type="float" office:value="1585.71" calcext:value-type="float">
            <text:p>1,585.71</text:p>
          </table:table-cell>
          <table:table-cell office:value-type="float" office:value="4579.53" calcext:value-type="float">
            <text:p>4,579.53</text:p>
          </table:table-cell>
          <table:table-cell table:number-columns-repeated="3"/>
          <table:table-cell office:value-type="float" office:value="2458.3" calcext:value-type="float">
            <text:p>2,458.30</text:p>
          </table:table-cell>
        </table:table-row>
        <table:table-row table:style-name="ro1">
          <table:table-cell office:value-type="string" calcext:value-type="string">
            <text:p>gh005</text:p>
          </table:table-cell>
          <table:table-cell office:value-type="float" office:value="2292.22" calcext:value-type="float">
            <text:p>2,292.22</text:p>
          </table:table-cell>
          <table:table-cell office:value-type="float" office:value="1603.67" calcext:value-type="float">
            <text:p>1,603.67</text:p>
          </table:table-cell>
          <table:table-cell table:number-columns-repeated="3"/>
          <table:table-cell office:value-type="float" office:value="3432.6" calcext:value-type="float">
            <text:p>3,432.60</text:p>
          </table:table-cell>
        </table:table-row>
        <table:table-row table:style-name="ro1">
          <table:table-cell office:value-type="string" calcext:value-type="string">
            <text:p>gh006</text:p>
          </table:table-cell>
          <table:table-cell office:value-type="float" office:value="3718.13" calcext:value-type="float">
            <text:p>3,718.13</text:p>
          </table:table-cell>
          <table:table-cell office:value-type="float" office:value="34140.7" calcext:value-type="float">
            <text:p>34,140.70</text:p>
          </table:table-cell>
          <table:table-cell office:value-type="float" office:value="228.74" calcext:value-type="float">
            <text:p>228.74</text:p>
          </table:table-cell>
          <table:table-cell/>
          <table:table-cell office:value-type="float" office:value="476.95" calcext:value-type="float">
            <text:p>476.95</text:p>
          </table:table-cell>
          <table:table-cell office:value-type="float" office:value="68180" calcext:value-type="float">
            <text:p>68,180.00</text:p>
          </table:table-cell>
        </table:table-row>
        <table:table-row table:style-name="ro1">
          <table:table-cell office:value-type="string" calcext:value-type="string">
            <text:p>gh007</text:p>
          </table:table-cell>
          <table:table-cell office:value-type="float" office:value="1265.14" calcext:value-type="float">
            <text:p>1,265.14</text:p>
          </table:table-cell>
          <table:table-cell office:value-type="float" office:value="953.37" calcext:value-type="float">
            <text:p>953.37</text:p>
          </table:table-cell>
          <table:table-cell office:value-type="float" office:value="2676.59" calcext:value-type="float">
            <text:p>2,676.59</text:p>
          </table:table-cell>
          <table:table-cell table:number-columns-repeated="2"/>
          <table:table-cell office:value-type="float" office:value="1119.11" calcext:value-type="float">
            <text:p>1,119.11</text:p>
          </table:table-cell>
        </table:table-row>
        <table:table-row table:style-name="ro1">
          <table:table-cell office:value-type="string" calcext:value-type="string">
            <text:p>gh008</text:p>
          </table:table-cell>
          <table:table-cell office:value-type="float" office:value="5773.74" calcext:value-type="float">
            <text:p>5,773.74</text:p>
          </table:table-cell>
          <table:table-cell office:value-type="float" office:value="42.43" calcext:value-type="float">
            <text:p>42.43</text:p>
          </table:table-cell>
          <table:table-cell office:value-type="float" office:value="253.31" calcext:value-type="float">
            <text:p>253.31</text:p>
          </table:table-cell>
          <table:table-cell/>
          <table:table-cell office:value-type="float" office:value="128" calcext:value-type="float">
            <text:p>128.00</text:p>
          </table:table-cell>
          <table:table-cell office:value-type="float" office:value="182.65" calcext:value-type="float">
            <text:p>182.65</text:p>
          </table:table-cell>
        </table:table-row>
        <table:table-row table:style-name="ro1">
          <table:table-cell office:value-type="string" calcext:value-type="string">
            <text:p>gh009</text:p>
          </table:table-cell>
          <table:table-cell office:value-type="float" office:value="18110.7" calcext:value-type="float">
            <text:p>18,110.70</text:p>
          </table:table-cell>
          <table:table-cell office:value-type="float" office:value="30.57" calcext:value-type="float">
            <text:p>30.57</text:p>
          </table:table-cell>
          <table:table-cell office:value-type="float" office:value="349.33" calcext:value-type="float">
            <text:p>349.33</text:p>
          </table:table-cell>
          <table:table-cell/>
          <table:table-cell office:value-type="float" office:value="1078.03" calcext:value-type="float">
            <text:p>1,078.03</text:p>
          </table:table-cell>
          <table:table-cell office:value-type="float" office:value="171.02" calcext:value-type="float">
            <text:p>171.02</text:p>
          </table:table-cell>
        </table:table-row>
        <table:table-row table:style-name="ro1">
          <table:table-cell office:value-type="string" calcext:value-type="string">
            <text:p>gh010</text:p>
          </table:table-cell>
          <table:table-cell office:value-type="float" office:value="3837.63" calcext:value-type="float">
            <text:p>3,837.63</text:p>
          </table:table-cell>
          <table:table-cell office:value-type="float" office:value="40.52" calcext:value-type="float">
            <text:p>40.52</text:p>
          </table:table-cell>
          <table:table-cell office:value-type="float" office:value="250.62" calcext:value-type="float">
            <text:p>250.62</text:p>
          </table:table-cell>
          <table:table-cell/>
          <table:table-cell office:value-type="float" office:value="6460.88" calcext:value-type="float">
            <text:p>6,460.88</text:p>
          </table:table-cell>
          <table:table-cell office:value-type="float" office:value="149.32" calcext:value-type="float">
            <text:p>149.32</text:p>
          </table:table-cell>
        </table:table-row>
        <table:table-row table:style-name="ro1">
          <table:table-cell office:value-type="string" calcext:value-type="string">
            <text:p>gh011</text:p>
          </table:table-cell>
          <table:table-cell office:value-type="float" office:value="3881.18" calcext:value-type="float">
            <text:p>3,881.18</text:p>
          </table:table-cell>
          <table:table-cell office:value-type="float" office:value="28.7" calcext:value-type="float">
            <text:p>28.70</text:p>
          </table:table-cell>
          <table:table-cell office:value-type="float" office:value="177.43" calcext:value-type="float">
            <text:p>177.43</text:p>
          </table:table-cell>
          <table:table-cell/>
          <table:table-cell office:value-type="float" office:value="83.87" calcext:value-type="float">
            <text:p>83.87</text:p>
          </table:table-cell>
          <table:table-cell office:value-type="float" office:value="139.03" calcext:value-type="float">
            <text:p>139.03</text:p>
          </table:table-cell>
        </table:table-row>
        <table:table-row table:style-name="ro1">
          <table:table-cell office:value-type="string" calcext:value-type="string">
            <text:p>gh012</text:p>
          </table:table-cell>
          <table:table-cell office:value-type="float" office:value="2618.97" calcext:value-type="float">
            <text:p>2,618.97</text:p>
          </table:table-cell>
          <table:table-cell office:value-type="float" office:value="22.78" calcext:value-type="float">
            <text:p>22.78</text:p>
          </table:table-cell>
          <table:table-cell office:value-type="float" office:value="126.54" calcext:value-type="float">
            <text:p>126.54</text:p>
          </table:table-cell>
          <table:table-cell/>
          <table:table-cell office:value-type="float" office:value="59.02" calcext:value-type="float">
            <text:p>59.02</text:p>
          </table:table-cell>
          <table:table-cell office:value-type="float" office:value="103.26" calcext:value-type="float">
            <text:p>103.26</text:p>
          </table:table-cell>
        </table:table-row>
        <table:table-row table:style-name="ro1">
          <table:table-cell office:value-type="string" calcext:value-type="string">
            <text:p>gh013</text:p>
          </table:table-cell>
          <table:table-cell office:value-type="float" office:value="182.89" calcext:value-type="float">
            <text:p>182.89</text:p>
          </table:table-cell>
          <table:table-cell office:value-type="float" office:value="123.34" calcext:value-type="float">
            <text:p>123.34</text:p>
          </table:table-cell>
          <table:table-cell office:value-type="float" office:value="749.77" calcext:value-type="float">
            <text:p>749.77</text:p>
          </table:table-cell>
          <table:table-cell table:number-columns-repeated="2"/>
          <table:table-cell office:value-type="float" office:value="1554.83" calcext:value-type="float">
            <text:p>1,554.83</text:p>
          </table:table-cell>
        </table:table-row>
        <table:table-row table:style-name="ro1">
          <table:table-cell office:value-type="string" calcext:value-type="string">
            <text:p>gh014</text:p>
          </table:table-cell>
          <table:table-cell office:value-type="float" office:value="264.72" calcext:value-type="float">
            <text:p>264.72</text:p>
          </table:table-cell>
          <table:table-cell office:value-type="float" office:value="120.54" calcext:value-type="float">
            <text:p>120.54</text:p>
          </table:table-cell>
          <table:table-cell office:value-type="float" office:value="261.54" calcext:value-type="float">
            <text:p>261.54</text:p>
          </table:table-cell>
          <table:table-cell/>
          <table:table-cell office:value-type="float" office:value="503.99" calcext:value-type="float">
            <text:p>503.99</text:p>
          </table:table-cell>
          <table:table-cell office:value-type="float" office:value="224.17" calcext:value-type="float">
            <text:p>224.17</text:p>
          </table:table-cell>
        </table:table-row>
        <table:table-row table:style-name="ro1">
          <table:table-cell office:value-type="string" calcext:value-type="string">
            <text:p>gh015</text:p>
          </table:table-cell>
          <table:table-cell office:value-type="float" office:value="143.31" calcext:value-type="float">
            <text:p>143.31</text:p>
          </table:table-cell>
          <table:table-cell office:value-type="float" office:value="101.4" calcext:value-type="float">
            <text:p>101.40</text:p>
          </table:table-cell>
          <table:table-cell office:value-type="float" office:value="95.17" calcext:value-type="float">
            <text:p>95.17</text:p>
          </table:table-cell>
          <table:table-cell/>
          <table:table-cell office:value-type="float" office:value="728.94" calcext:value-type="float">
            <text:p>728.94</text:p>
          </table:table-cell>
          <table:table-cell office:value-type="float" office:value="215.47" calcext:value-type="float">
            <text:p>215.47</text:p>
          </table:table-cell>
        </table:table-row>
        <table:table-row table:style-name="ro1">
          <table:table-cell office:value-type="string" calcext:value-type="string">
            <text:p>gh016</text:p>
          </table:table-cell>
          <table:table-cell office:value-type="float" office:value="166.57" calcext:value-type="float">
            <text:p>166.57</text:p>
          </table:table-cell>
          <table:table-cell office:value-type="float" office:value="159.49" calcext:value-type="float">
            <text:p>159.49</text:p>
          </table:table-cell>
          <table:table-cell office:value-type="float" office:value="88.07" calcext:value-type="float">
            <text:p>88.07</text:p>
          </table:table-cell>
          <table:table-cell/>
          <table:table-cell office:value-type="float" office:value="1579.25" calcext:value-type="float">
            <text:p>1,579.25</text:p>
          </table:table-cell>
          <table:table-cell office:value-type="float" office:value="205.9" calcext:value-type="float">
            <text:p>205.90</text:p>
          </table:table-cell>
        </table:table-row>
      </table:table>
      <table:table table:name="MapPR" table:style-name="ta1">
        <table:table-column table:style-name="co19" table:default-cell-style-name="ce30"/>
        <table:table-column table:style-name="co1" table:number-columns-repeated="6" table:default-cell-style-name="ce32"/>
        <table:table-row table:style-name="ro1">
          <table:table-cell table:style-name="ce31" office:value-type="string" calcext:value-type="string">
            <text:p>milliseconds</text:p>
          </table:table-cell>
          <table:table-cell table:style-name="ce30" office:value-type="string" calcext:value-type="string">
            <text:p>PR</text:p>
          </table:table-cell>
          <table:table-cell table:style-name="ce30" table:number-columns-repeated="5"/>
        </table:table-row>
        <table:table-row table:style-name="ro1">
          <table:table-cell/>
          <table:table-cell table:style-name="ce30" office:value-type="string" calcext:value-type="string">
            <text:p>FROG</text:p>
          </table:table-cell>
          <table:table-cell table:style-name="ce30" office:value-type="string" calcext:value-type="string">
            <text:p>GRAPHIT</text:p>
          </table:table-cell>
          <table:table-cell table:style-name="ce30" office:value-type="string" calcext:value-type="string">
            <text:p>GUNROCK</text:p>
          </table:table-cell>
          <table:table-cell table:style-name="ce30" office:value-type="string" calcext:value-type="string">
            <text:p>HYGRAPH</text:p>
          </table:table-cell>
          <table:table-cell table:style-name="ce30" office:value-type="string" calcext:value-type="string">
            <text:p>POLYMER</text:p>
          </table:table-cell>
          <table:table-cell table:style-name="ce30" office:value-type="string" calcext:value-type="string">
            <text:p>TOTEM</text:p>
          </table:table-cell>
        </table:table-row>
        <table:table-row table:style-name="ro1">
          <table:table-cell office:value-type="string" calcext:value-type="string">
            <text:p>gh001</text:p>
          </table:table-cell>
          <table:table-cell office:value-type="float" office:value="14566.51" calcext:value-type="float">
            <text:p>14,566.51</text:p>
          </table:table-cell>
          <table:table-cell office:value-type="float" office:value="2956.08" calcext:value-type="float">
            <text:p>2,956.08</text:p>
          </table:table-cell>
          <table:table-cell table:number-columns-repeated="3"/>
          <table:table-cell office:value-type="float" office:value="612.98" calcext:value-type="float">
            <text:p>612.98</text:p>
          </table:table-cell>
        </table:table-row>
        <table:table-row table:style-name="ro1">
          <table:table-cell office:value-type="string" calcext:value-type="string">
            <text:p>gh002</text:p>
          </table:table-cell>
          <table:table-cell office:value-type="float" office:value="1527.43" calcext:value-type="float">
            <text:p>1,527.43</text:p>
          </table:table-cell>
          <table:table-cell office:value-type="float" office:value="1508.93" calcext:value-type="float">
            <text:p>1,508.93</text:p>
          </table:table-cell>
          <table:table-cell office:value-type="float" office:value="3945.9" calcext:value-type="float">
            <text:p>3,945.90</text:p>
          </table:table-cell>
          <table:table-cell/>
          <table:table-cell office:value-type="float" office:value="4780" calcext:value-type="float">
            <text:p>4,780.00</text:p>
          </table:table-cell>
          <table:table-cell office:value-type="float" office:value="911.42" calcext:value-type="float">
            <text:p>911.42</text:p>
          </table:table-cell>
        </table:table-row>
        <table:table-row table:style-name="ro1">
          <table:table-cell office:value-type="string" calcext:value-type="string">
            <text:p>gh004</text:p>
          </table:table-cell>
          <table:table-cell office:value-type="float" office:value="13504.58" calcext:value-type="float">
            <text:p>13,504.58</text:p>
          </table:table-cell>
          <table:table-cell office:value-type="float" office:value="4179.59" calcext:value-type="float">
            <text:p>4,179.59</text:p>
          </table:table-cell>
          <table:table-cell table:number-columns-repeated="3"/>
          <table:table-cell office:value-type="float" office:value="985.09" calcext:value-type="float">
            <text:p>985.09</text:p>
          </table:table-cell>
        </table:table-row>
        <table:table-row table:style-name="ro1">
          <table:table-cell office:value-type="string" calcext:value-type="string">
            <text:p>gh005</text:p>
          </table:table-cell>
          <table:table-cell office:value-type="float" office:value="11612.84" calcext:value-type="float">
            <text:p>11,612.84</text:p>
          </table:table-cell>
          <table:table-cell office:value-type="float" office:value="1885.43" calcext:value-type="float">
            <text:p>1,885.43</text:p>
          </table:table-cell>
          <table:table-cell table:number-columns-repeated="3"/>
          <table:table-cell office:value-type="float" office:value="713.59" calcext:value-type="float">
            <text:p>713.59</text:p>
          </table:table-cell>
        </table:table-row>
        <table:table-row table:style-name="ro1">
          <table:table-cell office:value-type="string" calcext:value-type="string">
            <text:p>gh006</text:p>
          </table:table-cell>
          <table:table-cell office:value-type="float" office:value="669.05" calcext:value-type="float">
            <text:p>669.05</text:p>
          </table:table-cell>
          <table:table-cell office:value-type="float" office:value="714.87" calcext:value-type="float">
            <text:p>714.87</text:p>
          </table:table-cell>
          <table:table-cell office:value-type="float" office:value="2148.56" calcext:value-type="float">
            <text:p>2,148.56</text:p>
          </table:table-cell>
          <table:table-cell/>
          <table:table-cell office:value-type="float" office:value="1890" calcext:value-type="float">
            <text:p>1,890.00</text:p>
          </table:table-cell>
          <table:table-cell office:value-type="float" office:value="432.36" calcext:value-type="float">
            <text:p>432.36</text:p>
          </table:table-cell>
        </table:table-row>
        <table:table-row table:style-name="ro1">
          <table:table-cell office:value-type="string" calcext:value-type="string">
            <text:p>gh007</text:p>
          </table:table-cell>
          <table:table-cell office:value-type="float" office:value="7542.18" calcext:value-type="float">
            <text:p>7,542.18</text:p>
          </table:table-cell>
          <table:table-cell office:value-type="float" office:value="1409.74" calcext:value-type="float">
            <text:p>1,409.74</text:p>
          </table:table-cell>
          <table:table-cell office:value-type="float" office:value="3461.84" calcext:value-type="float">
            <text:p>3,461.84</text:p>
          </table:table-cell>
          <table:table-cell/>
          <table:table-cell office:value-type="float" office:value="208000" calcext:value-type="float">
            <text:p>208,000.00</text:p>
          </table:table-cell>
          <table:table-cell office:value-type="float" office:value="537.45" calcext:value-type="float">
            <text:p>537.45</text:p>
          </table:table-cell>
        </table:table-row>
        <table:table-row table:style-name="ro1">
          <table:table-cell office:value-type="string" calcext:value-type="string">
            <text:p>gh008</text:p>
          </table:table-cell>
          <table:table-cell office:value-type="float" office:value="748.52" calcext:value-type="float">
            <text:p>748.52</text:p>
          </table:table-cell>
          <table:table-cell office:value-type="float" office:value="743.21" calcext:value-type="float">
            <text:p>743.21</text:p>
          </table:table-cell>
          <table:table-cell office:value-type="float" office:value="2016.79" calcext:value-type="float">
            <text:p>2,016.79</text:p>
          </table:table-cell>
          <table:table-cell/>
          <table:table-cell office:value-type="float" office:value="2080" calcext:value-type="float">
            <text:p>2,080.00</text:p>
          </table:table-cell>
          <table:table-cell office:value-type="float" office:value="360.84" calcext:value-type="float">
            <text:p>360.84</text:p>
          </table:table-cell>
        </table:table-row>
        <table:table-row table:style-name="ro1">
          <table:table-cell office:value-type="string" calcext:value-type="string">
            <text:p>gh009</text:p>
          </table:table-cell>
          <table:table-cell office:value-type="float" office:value="2090.71" calcext:value-type="float">
            <text:p>2,090.71</text:p>
          </table:table-cell>
          <table:table-cell office:value-type="float" office:value="616.02" calcext:value-type="float">
            <text:p>616.02</text:p>
          </table:table-cell>
          <table:table-cell office:value-type="float" office:value="1356.39" calcext:value-type="float">
            <text:p>1,356.39</text:p>
          </table:table-cell>
          <table:table-cell/>
          <table:table-cell office:value-type="float" office:value="8310" calcext:value-type="float">
            <text:p>8,310.00</text:p>
          </table:table-cell>
          <table:table-cell office:value-type="float" office:value="360.63" calcext:value-type="float">
            <text:p>360.63</text:p>
          </table:table-cell>
        </table:table-row>
        <table:table-row table:style-name="ro1">
          <table:table-cell office:value-type="string" calcext:value-type="string">
            <text:p>gh010</text:p>
          </table:table-cell>
          <table:table-cell office:value-type="float" office:value="955.03" calcext:value-type="float">
            <text:p>955.03</text:p>
          </table:table-cell>
          <table:table-cell office:value-type="float" office:value="796.71" calcext:value-type="float">
            <text:p>796.71</text:p>
          </table:table-cell>
          <table:table-cell office:value-type="float" office:value="2665.3" calcext:value-type="float">
            <text:p>2,665.30</text:p>
          </table:table-cell>
          <table:table-cell/>
          <table:table-cell office:value-type="float" office:value="4750" calcext:value-type="float">
            <text:p>4,750.00</text:p>
          </table:table-cell>
          <table:table-cell office:value-type="float" office:value="301.97" calcext:value-type="float">
            <text:p>301.97</text:p>
          </table:table-cell>
        </table:table-row>
        <table:table-row table:style-name="ro1">
          <table:table-cell office:value-type="string" calcext:value-type="string">
            <text:p>gh011</text:p>
          </table:table-cell>
          <table:table-cell office:value-type="float" office:value="563.19" calcext:value-type="float">
            <text:p>563.19</text:p>
          </table:table-cell>
          <table:table-cell office:value-type="float" office:value="522.12" calcext:value-type="float">
            <text:p>522.12</text:p>
          </table:table-cell>
          <table:table-cell office:value-type="float" office:value="1419.89" calcext:value-type="float">
            <text:p>1,419.89</text:p>
          </table:table-cell>
          <table:table-cell/>
          <table:table-cell office:value-type="float" office:value="1510" calcext:value-type="float">
            <text:p>1,510.00</text:p>
          </table:table-cell>
          <table:table-cell office:value-type="float" office:value="270.32" calcext:value-type="float">
            <text:p>270.32</text:p>
          </table:table-cell>
        </table:table-row>
        <table:table-row table:style-name="ro1">
          <table:table-cell office:value-type="string" calcext:value-type="string">
            <text:p>gh012</text:p>
          </table:table-cell>
          <table:table-cell office:value-type="float" office:value="426.05" calcext:value-type="float">
            <text:p>426.05</text:p>
          </table:table-cell>
          <table:table-cell office:value-type="float" office:value="387.66" calcext:value-type="float">
            <text:p>387.66</text:p>
          </table:table-cell>
          <table:table-cell office:value-type="float" office:value="1049.51" calcext:value-type="float">
            <text:p>1,049.51</text:p>
          </table:table-cell>
          <table:table-cell/>
          <table:table-cell office:value-type="float" office:value="1170" calcext:value-type="float">
            <text:p>1,170.00</text:p>
          </table:table-cell>
          <table:table-cell office:value-type="float" office:value="205.01" calcext:value-type="float">
            <text:p>205.01</text:p>
          </table:table-cell>
        </table:table-row>
        <table:table-row table:style-name="ro1">
          <table:table-cell office:value-type="string" calcext:value-type="string">
            <text:p>gh013</text:p>
          </table:table-cell>
          <table:table-cell office:value-type="float" office:value="865.87" calcext:value-type="float">
            <text:p>865.87</text:p>
          </table:table-cell>
          <table:table-cell office:value-type="float" office:value="355.55" calcext:value-type="float">
            <text:p>355.55</text:p>
          </table:table-cell>
          <table:table-cell office:value-type="float" office:value="495.39" calcext:value-type="float">
            <text:p>495.39</text:p>
          </table:table-cell>
          <table:table-cell table:number-columns-repeated="2"/>
          <table:table-cell office:value-type="float" office:value="174.93" calcext:value-type="float">
            <text:p>174.93</text:p>
          </table:table-cell>
        </table:table-row>
        <table:table-row table:style-name="ro1">
          <table:table-cell office:value-type="string" calcext:value-type="string">
            <text:p>gh014</text:p>
          </table:table-cell>
          <table:table-cell office:value-type="float" office:value="1088.73" calcext:value-type="float">
            <text:p>1,088.73</text:p>
          </table:table-cell>
          <table:table-cell office:value-type="float" office:value="721.23" calcext:value-type="float">
            <text:p>721.23</text:p>
          </table:table-cell>
          <table:table-cell office:value-type="float" office:value="803.99" calcext:value-type="float">
            <text:p>803.99</text:p>
          </table:table-cell>
          <table:table-cell/>
          <table:table-cell office:value-type="float" office:value="5260" calcext:value-type="float">
            <text:p>5,260.00</text:p>
          </table:table-cell>
          <table:table-cell office:value-type="float" office:value="133.86" calcext:value-type="float">
            <text:p>133.86</text:p>
          </table:table-cell>
        </table:table-row>
        <table:table-row table:style-name="ro1">
          <table:table-cell office:value-type="string" calcext:value-type="string">
            <text:p>gh015</text:p>
          </table:table-cell>
          <table:table-cell office:value-type="float" office:value="1330.57" calcext:value-type="float">
            <text:p>1,330.57</text:p>
          </table:table-cell>
          <table:table-cell office:value-type="float" office:value="297.39" calcext:value-type="float">
            <text:p>297.39</text:p>
          </table:table-cell>
          <table:table-cell office:value-type="float" office:value="364.22" calcext:value-type="float">
            <text:p>364.22</text:p>
          </table:table-cell>
          <table:table-cell/>
          <table:table-cell office:value-type="float" office:value="7150" calcext:value-type="float">
            <text:p>7,150.00</text:p>
          </table:table-cell>
          <table:table-cell office:value-type="float" office:value="141.65" calcext:value-type="float">
            <text:p>141.65</text:p>
          </table:table-cell>
        </table:table-row>
        <table:table-row table:style-name="ro1">
          <table:table-cell office:value-type="string" calcext:value-type="string">
            <text:p>gh016</text:p>
          </table:table-cell>
          <table:table-cell office:value-type="float" office:value="999.78" calcext:value-type="float">
            <text:p>999.78</text:p>
          </table:table-cell>
          <table:table-cell office:value-type="float" office:value="947.37" calcext:value-type="float">
            <text:p>947.37</text:p>
          </table:table-cell>
          <table:table-cell table:number-columns-repeated="2"/>
          <table:table-cell office:value-type="float" office:value="13500" calcext:value-type="float">
            <text:p>13,500.00</text:p>
          </table:table-cell>
          <table:table-cell office:value-type="float" office:value="204.93" calcext:value-type="float">
            <text:p>204.93</text:p>
          </table:table-cell>
        </table:table-row>
      </table:table>
      <table:table table:name="MapSSSP" table:style-name="ta1">
        <table:table-column table:style-name="co25" table:default-cell-style-name="ce30"/>
        <table:table-column table:style-name="co1" table:number-columns-repeated="6" table:default-cell-style-name="ce32"/>
        <table:table-row table:style-name="ro1">
          <table:table-cell table:style-name="ce31" office:value-type="string" calcext:value-type="string">
            <text:p>milliseconds</text:p>
          </table:table-cell>
          <table:table-cell table:style-name="ce30" office:value-type="string" calcext:value-type="string">
            <text:p>SSSP</text:p>
          </table:table-cell>
          <table:table-cell table:style-name="ce30" table:number-columns-repeated="5"/>
        </table:table-row>
        <table:table-row table:style-name="ro1">
          <table:table-cell/>
          <table:table-cell table:style-name="ce30" office:value-type="string" calcext:value-type="string">
            <text:p>FROG</text:p>
          </table:table-cell>
          <table:table-cell table:style-name="ce30" office:value-type="string" calcext:value-type="string">
            <text:p>GRAPHIT</text:p>
          </table:table-cell>
          <table:table-cell table:style-name="ce30" office:value-type="string" calcext:value-type="string">
            <text:p>GUNROCK</text:p>
          </table:table-cell>
          <table:table-cell table:style-name="ce30" office:value-type="string" calcext:value-type="string">
            <text:p>HYGRAPH</text:p>
          </table:table-cell>
          <table:table-cell table:style-name="ce30" office:value-type="string" calcext:value-type="string">
            <text:p>POLYMER</text:p>
          </table:table-cell>
          <table:table-cell table:style-name="ce30" office:value-type="string" calcext:value-type="string">
            <text:p>TOTEM</text:p>
          </table:table-cell>
        </table:table-row>
        <table:table-row table:style-name="ro1">
          <table:table-cell office:value-type="string" calcext:value-type="string">
            <text:p>gh001</text:p>
          </table:table-cell>
          <table:table-cell office:value-type="float" office:value="120.52" calcext:value-type="float">
            <text:p>120.52</text:p>
          </table:table-cell>
          <table:table-cell office:value-type="float" office:value="28.9" calcext:value-type="float">
            <text:p>28.90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106.49" calcext:value-type="float">
            <text:p>106.49</text:p>
          </table:table-cell>
          <table:table-cell office:value-type="float" office:value="1354.92" calcext:value-type="float">
            <text:p>1,354.92</text:p>
          </table:table-cell>
        </table:table-row>
        <table:table-row table:style-name="ro1">
          <table:table-cell office:value-type="string" calcext:value-type="string">
            <text:p>gh002</text:p>
          </table:table-cell>
          <table:table-cell office:value-type="float" office:value="10.27" calcext:value-type="float">
            <text:p>10.27</text:p>
          </table:table-cell>
          <table:table-cell office:value-type="float" office:value="27281.27" calcext:value-type="float">
            <text:p>27,281.27</text:p>
          </table:table-cell>
          <table:table-cell office:value-type="float" office:value="8117.59" calcext:value-type="float">
            <text:p>8,117.59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504486.2" calcext:value-type="float">
            <text:p>504,486.20</text:p>
          </table:table-cell>
        </table:table-row>
        <table:table-row table:style-name="ro1">
          <table:table-cell office:value-type="string" calcext:value-type="string">
            <text:p>gh004</text:p>
          </table:table-cell>
          <table:table-cell office:value-type="float" office:value="3391.68" calcext:value-type="float">
            <text:p>3,391.68</text:p>
          </table:table-cell>
          <table:table-cell office:value-type="float" office:value="5230.32" calcext:value-type="float">
            <text:p>5,230.32</text:p>
          </table:table-cell>
          <table:table-cell table:number-columns-repeated="3"/>
          <table:table-cell office:value-type="float" office:value="1295.42" calcext:value-type="float">
            <text:p>1,295.42</text:p>
          </table:table-cell>
        </table:table-row>
        <table:table-row table:style-name="ro1">
          <table:table-cell office:value-type="string" calcext:value-type="string">
            <text:p>gh005</text:p>
          </table:table-cell>
          <table:table-cell office:value-type="float" office:value="10843.76" calcext:value-type="float">
            <text:p>10,843.76</text:p>
          </table:table-cell>
          <table:table-cell office:value-type="float" office:value="8.55" calcext:value-type="float">
            <text:p>8.55</text:p>
          </table:table-cell>
          <table:table-cell office:value-type="float" office:value="5446.68" calcext:value-type="float">
            <text:p>5,446.68</text:p>
          </table:table-cell>
          <table:table-cell/>
          <table:table-cell office:value-type="float" office:value="44.95" calcext:value-type="float">
            <text:p>44.95</text:p>
          </table:table-cell>
          <table:table-cell office:value-type="float" office:value="2677.05" calcext:value-type="float">
            <text:p>2,677.05</text:p>
          </table:table-cell>
        </table:table-row>
        <table:table-row table:style-name="ro1">
          <table:table-cell office:value-type="string" calcext:value-type="string">
            <text:p>gh006</text:p>
          </table:table-cell>
          <table:table-cell office:value-type="float" office:value="2.75" calcext:value-type="float">
            <text:p>2.75</text:p>
          </table:table-cell>
          <table:table-cell office:value-type="float" office:value="26712.72" calcext:value-type="float">
            <text:p>26,712.72</text:p>
          </table:table-cell>
          <table:table-cell office:value-type="float" office:value="8101.97" calcext:value-type="float">
            <text:p>8,101.97</text:p>
          </table:table-cell>
          <table:table-cell/>
          <table:table-cell office:value-type="float" office:value="10.21" calcext:value-type="float">
            <text:p>10.21</text:p>
          </table:table-cell>
          <table:table-cell office:value-type="float" office:value="62945.6" calcext:value-type="float">
            <text:p>62,945.60</text:p>
          </table:table-cell>
        </table:table-row>
        <table:table-row table:style-name="ro1">
          <table:table-cell office:value-type="string" calcext:value-type="string">
            <text:p>gh007</text:p>
          </table:table-cell>
          <table:table-cell office:value-type="float" office:value="1886.19" calcext:value-type="float">
            <text:p>1,886.19</text:p>
          </table:table-cell>
          <table:table-cell office:value-type="float" office:value="6.02" calcext:value-type="float">
            <text:p>6.02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26.85" calcext:value-type="float">
            <text:p>26.85</text:p>
          </table:table-cell>
          <table:table-cell office:value-type="float" office:value="925.16" calcext:value-type="float">
            <text:p>925.16</text:p>
          </table:table-cell>
        </table:table-row>
        <table:table-row table:style-name="ro1">
          <table:table-cell office:value-type="string" calcext:value-type="string">
            <text:p>gh008</text:p>
          </table:table-cell>
          <table:table-cell office:value-type="float" office:value="2.84" calcext:value-type="float">
            <text:p>2.84</text:p>
          </table:table-cell>
          <table:table-cell office:value-type="float" office:value="4.24" calcext:value-type="float">
            <text:p>4.24</text:p>
          </table:table-cell>
          <table:table-cell office:value-type="float" office:value="17864.25" calcext:value-type="float">
            <text:p>17,864.25</text:p>
          </table:table-cell>
          <table:table-cell/>
          <table:table-cell office:value-type="float" office:value="12.34" calcext:value-type="float">
            <text:p>12.34</text:p>
          </table:table-cell>
          <table:table-cell office:value-type="float" office:value="63" calcext:value-type="float">
            <text:p>63.00</text:p>
          </table:table-cell>
        </table:table-row>
        <table:table-row table:style-name="ro1">
          <table:table-cell office:value-type="string" calcext:value-type="string">
            <text:p>gh009</text:p>
          </table:table-cell>
          <table:table-cell office:value-type="float" office:value="9.19" calcext:value-type="float">
            <text:p>9.19</text:p>
          </table:table-cell>
          <table:table-cell office:value-type="float" office:value="3.47" calcext:value-type="float">
            <text:p>3.47</text:p>
          </table:table-cell>
          <table:table-cell office:value-type="float" office:value="106588.57" calcext:value-type="float">
            <text:p>106,588.57</text:p>
          </table:table-cell>
          <table:table-cell/>
          <table:table-cell office:value-type="float" office:value="27.03" calcext:value-type="float">
            <text:p>27.03</text:p>
          </table:table-cell>
          <table:table-cell office:value-type="float" office:value="25055.39" calcext:value-type="float">
            <text:p>25,055.39</text:p>
          </table:table-cell>
        </table:table-row>
        <table:table-row table:style-name="ro1">
          <table:table-cell office:value-type="string" calcext:value-type="string">
            <text:p>gh010</text:p>
          </table:table-cell>
          <table:table-cell office:value-type="float" office:value="4.08" calcext:value-type="float">
            <text:p>4.08</text:p>
          </table:table-cell>
          <table:table-cell office:value-type="float" office:value="3.87" calcext:value-type="float">
            <text:p>3.87</text:p>
          </table:table-cell>
          <table:table-cell office:value-type="float" office:value="14278.5" calcext:value-type="float">
            <text:p>14,278.50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149.72" calcext:value-type="float">
            <text:p>149.72</text:p>
          </table:table-cell>
        </table:table-row>
        <table:table-row table:style-name="ro1">
          <table:table-cell office:value-type="string" calcext:value-type="string">
            <text:p>gh011</text:p>
          </table:table-cell>
          <table:table-cell office:value-type="float" office:value="2.15" calcext:value-type="float">
            <text:p>2.15</text:p>
          </table:table-cell>
          <table:table-cell office:value-type="float" office:value="2.77" calcext:value-type="float">
            <text:p>2.77</text:p>
          </table:table-cell>
          <table:table-cell office:value-type="float" office:value="13835.4" calcext:value-type="float">
            <text:p>13,835.40</text:p>
          </table:table-cell>
          <table:table-cell/>
          <table:table-cell office:value-type="float" office:value="17.88" calcext:value-type="float">
            <text:p>17.88</text:p>
          </table:table-cell>
          <table:table-cell office:value-type="float" office:value="83.86" calcext:value-type="float">
            <text:p>83.86</text:p>
          </table:table-cell>
        </table:table-row>
        <table:table-row table:style-name="ro1">
          <table:table-cell office:value-type="string" calcext:value-type="string">
            <text:p>gh012</text:p>
          </table:table-cell>
          <table:table-cell office:value-type="float" office:value="1.62" calcext:value-type="float">
            <text:p>1.62</text:p>
          </table:table-cell>
          <table:table-cell office:value-type="float" office:value="1.74" calcext:value-type="float">
            <text:p>1.74</text:p>
          </table:table-cell>
          <table:table-cell office:value-type="float" office:value="9450.34" calcext:value-type="float">
            <text:p>9,450.34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string" calcext:value-type="string">
            <text:p>gh013</text:p>
          </table:table-cell>
          <table:table-cell office:value-type="float" office:value="657.05" calcext:value-type="float">
            <text:p>657.05</text:p>
          </table:table-cell>
          <table:table-cell office:value-type="float" office:value="178.99" calcext:value-type="float">
            <text:p>178.99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33.65" calcext:value-type="float">
            <text:p>33.65</text:p>
          </table:table-cell>
        </table:table-row>
        <table:table-row table:style-name="ro1">
          <table:table-cell office:value-type="string" calcext:value-type="string">
            <text:p>gh014</text:p>
          </table:table-cell>
          <table:table-cell office:value-type="float" office:value="4.76" calcext:value-type="float">
            <text:p>4.76</text:p>
          </table:table-cell>
          <table:table-cell office:value-type="float" office:value="384.92" calcext:value-type="float">
            <text:p>384.92</text:p>
          </table:table-cell>
          <table:table-cell office:value-type="float" office:value="432.81" calcext:value-type="float">
            <text:p>432.81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219.26" calcext:value-type="float">
            <text:p>219.26</text:p>
          </table:table-cell>
        </table:table-row>
        <table:table-row table:style-name="ro1">
          <table:table-cell office:value-type="string" calcext:value-type="string">
            <text:p>gh015</text:p>
          </table:table-cell>
          <table:table-cell office:value-type="float" office:value="242.22" calcext:value-type="float">
            <text:p>242.22</text:p>
          </table:table-cell>
          <table:table-cell office:value-type="float" office:value="387.57" calcext:value-type="float">
            <text:p>387.57</text:p>
          </table:table-cell>
          <table:table-cell office:value-type="float" office:value="97.2" calcext:value-type="float">
            <text:p>97.20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181.84" calcext:value-type="float">
            <text:p>181.84</text:p>
          </table:table-cell>
        </table:table-row>
        <table:table-row table:style-name="ro1">
          <table:table-cell office:value-type="string" calcext:value-type="string">
            <text:p>gh016</text:p>
          </table:table-cell>
          <table:table-cell office:value-type="float" office:value="213.62" calcext:value-type="float">
            <text:p>213.62</text:p>
          </table:table-cell>
          <table:table-cell office:value-type="float" office:value="507.71" calcext:value-type="float">
            <text:p>507.71</text:p>
          </table:table-cell>
          <table:table-cell office:value-type="float" office:value="486.87" calcext:value-type="float">
            <text:p>486.87</text:p>
          </table:table-cell>
          <table:table-cell/>
          <table:table-cell office:value-type="float" office:value="15.98" calcext:value-type="float">
            <text:p>15.98</text:p>
          </table:table-cell>
          <table:table-cell office:value-type="float" office:value="346.57" calcext:value-type="float">
            <text:p>346.57</text:p>
          </table:table-cell>
        </table:table-row>
      </table:table>
      <table:table table:name="MapVertEdge" table:style-name="ta1">
        <table:table-column table:style-name="co26" table:default-cell-style-name="ce30"/>
        <table:table-column table:style-name="co27" table:default-cell-style-name="ce34"/>
        <table:table-column table:style-name="co13" table:default-cell-style-name="ce34"/>
        <table:table-column table:style-name="co1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9" table:default-cell-style-name="Default"/>
        <table:table-row table:style-name="ro3">
          <table:table-cell table:style-name="Default"/>
          <table:table-cell table:style-name="ce30" office:value-type="string" calcext:value-type="string">
            <text:p>Vertices</text:p>
          </table:table-cell>
          <table:table-cell table:style-name="ce30" office:value-type="string" calcext:value-type="string">
            <text:p>Edge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gh001</text:p>
          </table:table-cell>
          <table:table-cell table:style-name="ce33" office:value-type="float" office:value="118142155" calcext:value-type="float">
            <text:p>118,142,155</text:p>
          </table:table-cell>
          <table:table-cell table:style-name="ce33" office:value-type="float" office:value="1019903190" calcext:value-type="float">
            <text:p>1,019,903,190</text:p>
          </table:table-cell>
          <table:table-cell/>
          <table:table-cell table:style-name="ce44"/>
          <table:table-cell table:style-name="ce30" office:value-type="string" calcext:value-type="string">
            <text:p>gh001</text:p>
          </table:table-cell>
          <table:table-cell table:style-name="ce30" office:value-type="string" calcext:value-type="string">
            <text:p>gh002</text:p>
          </table:table-cell>
          <table:table-cell table:style-name="ce30" office:value-type="string" calcext:value-type="string">
            <text:p>gh004</text:p>
          </table:table-cell>
          <table:table-cell table:style-name="ce30" office:value-type="string" calcext:value-type="string">
            <text:p>gh005</text:p>
          </table:table-cell>
          <table:table-cell table:style-name="ce30" office:value-type="string" calcext:value-type="string">
            <text:p>gh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002</text:p>
          </table:table-cell>
          <table:table-cell office:value-type="float" office:value="50912018" calcext:value-type="float">
            <text:p>50,912,018</text:p>
          </table:table-cell>
          <table:table-cell office:value-type="float" office:value="54054660" calcext:value-type="float">
            <text:p>54,054,660</text:p>
          </table:table-cell>
          <table:table-cell/>
          <table:table-cell table:style-name="ce30" office:value-type="string" calcext:value-type="string">
            <text:p>Vertices</text:p>
          </table:table-cell>
          <table:table-cell table:style-name="ce42" office:value-type="float" office:value="118142155" calcext:value-type="float">
            <text:p>118,142,155</text:p>
          </table:table-cell>
          <table:table-cell table:style-name="ce42" office:value-type="float" office:value="50912018" calcext:value-type="float">
            <text:p>50,912,018</text:p>
          </table:table-cell>
          <table:table-cell table:style-name="ce42" office:value-type="float" office:value="41291594" calcext:value-type="float">
            <text:p>41,291,594</text:p>
          </table:table-cell>
          <table:table-cell table:style-name="ce42" office:value-type="float" office:value="39459925" calcext:value-type="float">
            <text:p>39,459,925</text:p>
          </table:table-cell>
          <table:table-cell table:style-name="ce42" office:value-type="float" office:value="23947347" calcext:value-type="float">
            <text:p>23,947,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004</text:p>
          </table:table-cell>
          <table:table-cell office:value-type="float" office:value="41291594" calcext:value-type="float">
            <text:p>41,291,594</text:p>
          </table:table-cell>
          <table:table-cell office:value-type="float" office:value="1150725436" calcext:value-type="float">
            <text:p>1,150,725,436</text:p>
          </table:table-cell>
          <table:table-cell/>
          <table:table-cell table:style-name="ce30" office:value-type="string" calcext:value-type="string">
            <text:p>Edges</text:p>
          </table:table-cell>
          <table:table-cell table:style-name="ce42" office:value-type="float" office:value="1019903190" calcext:value-type="float">
            <text:p>1,019,903,190</text:p>
          </table:table-cell>
          <table:table-cell table:style-name="ce42" office:value-type="float" office:value="54054660" calcext:value-type="float">
            <text:p>54,054,660</text:p>
          </table:table-cell>
          <table:table-cell table:style-name="ce42" office:value-type="float" office:value="1150725436" calcext:value-type="float">
            <text:p>1,150,725,436</text:p>
          </table:table-cell>
          <table:table-cell table:style-name="ce42" office:value-type="float" office:value="936364282" calcext:value-type="float">
            <text:p>936,364,282</text:p>
          </table:table-cell>
          <table:table-cell table:style-name="ce42" office:value-type="float" office:value="28854312" calcext:value-type="float">
            <text:p>28,854,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005</text:p>
          </table:table-cell>
          <table:table-cell office:value-type="float" office:value="39459925" calcext:value-type="float">
            <text:p>39,459,925</text:p>
          </table:table-cell>
          <table:table-cell office:value-type="float" office:value="936364282" calcext:value-type="float">
            <text:p>936,364,282</text:p>
          </table:table-cell>
          <table:table-cell table:number-columns-repeated="2"/>
          <table:table-cell table:style-name="ce44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gh006</text:p>
          </table:table-cell>
          <table:table-cell office:value-type="float" office:value="23947347" calcext:value-type="float">
            <text:p>23,947,347</text:p>
          </table:table-cell>
          <table:table-cell office:value-type="float" office:value="28854312" calcext:value-type="float">
            <text:p>28,854,312</text:p>
          </table:table-cell>
          <table:table-cell table:number-columns-repeated="2"/>
          <table:table-cell table:style-name="ce30" office:value-type="string" calcext:value-type="string">
            <text:p>gh007</text:p>
          </table:table-cell>
          <table:table-cell table:style-name="ce30" office:value-type="string" calcext:value-type="string">
            <text:p>gh008</text:p>
          </table:table-cell>
          <table:table-cell table:style-name="ce30" office:value-type="string" calcext:value-type="string">
            <text:p>gh009</text:p>
          </table:table-cell>
          <table:table-cell table:style-name="ce30" office:value-type="string" calcext:value-type="string">
            <text:p>gh010</text:p>
          </table:table-cell>
          <table:table-cell table:style-name="ce30" office:value-type="string" calcext:value-type="string">
            <text:p>gh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007</text:p>
          </table:table-cell>
          <table:table-cell office:value-type="float" office:value="22744080" calcext:value-type="float">
            <text:p>22,744,080</text:p>
          </table:table-cell>
          <table:table-cell office:value-type="float" office:value="639999458" calcext:value-type="float">
            <text:p>639,999,458</text:p>
          </table:table-cell>
          <table:table-cell/>
          <table:table-cell table:style-name="ce30" office:value-type="string" calcext:value-type="string">
            <text:p>Vertices</text:p>
          </table:table-cell>
          <table:table-cell table:style-name="ce42" office:value-type="float" office:value="22744080" calcext:value-type="float">
            <text:p>22,744,080</text:p>
          </table:table-cell>
          <table:table-cell table:style-name="ce42" office:value-type="float" office:value="21198119" calcext:value-type="float">
            <text:p>21,198,119</text:p>
          </table:table-cell>
          <table:table-cell table:number-columns-repeated="2" table:style-name="ce42" office:value-type="float" office:value="16777216" calcext:value-type="float">
            <text:p>16,777,216</text:p>
          </table:table-cell>
          <table:table-cell table:style-name="ce42" office:value-type="float" office:value="16002413" calcext:value-type="float">
            <text:p>16,002,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008</text:p>
          </table:table-cell>
          <table:table-cell office:value-type="float" office:value="21198119" calcext:value-type="float">
            <text:p>21,198,119</text:p>
          </table:table-cell>
          <table:table-cell office:value-type="float" office:value="31790179" calcext:value-type="float">
            <text:p>31,790,179</text:p>
          </table:table-cell>
          <table:table-cell/>
          <table:table-cell table:style-name="ce30" office:value-type="string" calcext:value-type="string">
            <text:p>Edges</text:p>
          </table:table-cell>
          <table:table-cell table:style-name="ce42" office:value-type="float" office:value="639999458" calcext:value-type="float">
            <text:p>639,999,458</text:p>
          </table:table-cell>
          <table:table-cell table:style-name="ce42" office:value-type="float" office:value="31790179" calcext:value-type="float">
            <text:p>31,790,179</text:p>
          </table:table-cell>
          <table:table-cell table:style-name="ce42" office:value-type="float" office:value="132557200" calcext:value-type="float">
            <text:p>132,557,200</text:p>
          </table:table-cell>
          <table:table-cell table:style-name="ce42" office:value-type="float" office:value="50331601" calcext:value-type="float">
            <text:p>50,331,601</text:p>
          </table:table-cell>
          <table:table-cell table:style-name="ce42" office:value-type="float" office:value="23998813" calcext:value-type="float">
            <text:p>23,998,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009</text:p>
          </table:table-cell>
          <table:table-cell office:value-type="float" office:value="16777216" calcext:value-type="float">
            <text:p>16,777,216</text:p>
          </table:table-cell>
          <table:table-cell office:value-type="float" office:value="132557200" calcext:value-type="float">
            <text:p>132,557,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h010</text:p>
          </table:table-cell>
          <table:table-cell office:value-type="float" office:value="16777216" calcext:value-type="float">
            <text:p>16,777,216</text:p>
          </table:table-cell>
          <table:table-cell office:value-type="float" office:value="50331601" calcext:value-type="float">
            <text:p>50,331,601</text:p>
          </table:table-cell>
          <table:table-cell table:number-columns-repeated="2"/>
          <table:table-cell table:style-name="ce30" office:value-type="string" calcext:value-type="string">
            <text:p>gh012</text:p>
          </table:table-cell>
          <table:table-cell table:style-name="ce30" office:value-type="string" calcext:value-type="string">
            <text:p>gh013</text:p>
          </table:table-cell>
          <table:table-cell table:style-name="ce30" office:value-type="string" calcext:value-type="string">
            <text:p>gh014</text:p>
          </table:table-cell>
          <table:table-cell table:style-name="ce30" office:value-type="string" calcext:value-type="string">
            <text:p>gh015</text:p>
          </table:table-cell>
          <table:table-cell table:style-name="ce30" office:value-type="string" calcext:value-type="string">
            <text:p>gh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011</text:p>
          </table:table-cell>
          <table:table-cell office:value-type="float" office:value="16002413" calcext:value-type="float">
            <text:p>16,002,413</text:p>
          </table:table-cell>
          <table:table-cell office:value-type="float" office:value="23998813" calcext:value-type="float">
            <text:p>23,998,813</text:p>
          </table:table-cell>
          <table:table-cell/>
          <table:table-cell table:style-name="ce30" office:value-type="string" calcext:value-type="string">
            <text:p>Vertices</text:p>
          </table:table-cell>
          <table:table-cell table:style-name="ce42" office:value-type="float" office:value="12057441" calcext:value-type="float">
            <text:p>12,057,441</text:p>
          </table:table-cell>
          <table:table-cell table:style-name="ce42" office:value-type="float" office:value="9845725" calcext:value-type="float">
            <text:p>9,845,725</text:p>
          </table:table-cell>
          <table:table-cell table:style-name="ce42" office:value-type="float" office:value="5363260" calcext:value-type="float">
            <text:p>5,363,260</text:p>
          </table:table-cell>
          <table:table-cell table:style-name="ce42" office:value-type="float" office:value="5154859" calcext:value-type="float">
            <text:p>5,154,859</text:p>
          </table:table-cell>
          <table:table-cell table:style-name="ce42" office:value-type="float" office:value="4847571" calcext:value-type="float">
            <text:p>4,847,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012</text:p>
          </table:table-cell>
          <table:table-cell office:value-type="float" office:value="12057441" calcext:value-type="float">
            <text:p>12,057,441</text:p>
          </table:table-cell>
          <table:table-cell office:value-type="float" office:value="18082179" calcext:value-type="float">
            <text:p>18,082,179</text:p>
          </table:table-cell>
          <table:table-cell/>
          <table:table-cell table:style-name="ce30" office:value-type="string" calcext:value-type="string">
            <text:p>Edges</text:p>
          </table:table-cell>
          <table:table-cell table:style-name="ce42" office:value-type="float" office:value="18082179" calcext:value-type="float">
            <text:p>18,082,179</text:p>
          </table:table-cell>
          <table:table-cell table:style-name="ce42" office:value-type="float" office:value="57156537" calcext:value-type="float">
            <text:p>57,156,537</text:p>
          </table:table-cell>
          <table:table-cell table:style-name="ce42" office:value-type="float" office:value="79023142" calcext:value-type="float">
            <text:p>79,023,142</text:p>
          </table:table-cell>
          <table:table-cell table:style-name="ce42" office:value-type="float" office:value="99199551" calcext:value-type="float">
            <text:p>99,199,551</text:p>
          </table:table-cell>
          <table:table-cell table:style-name="ce42" office:value-type="float" office:value="68993773" calcext:value-type="float">
            <text:p>68,993,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013</text:p>
          </table:table-cell>
          <table:table-cell office:value-type="float" office:value="9845725" calcext:value-type="float">
            <text:p>9,845,725</text:p>
          </table:table-cell>
          <table:table-cell office:value-type="float" office:value="57156537" calcext:value-type="float">
            <text:p>57,156,5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h014</text:p>
          </table:table-cell>
          <table:table-cell office:value-type="float" office:value="5363260" calcext:value-type="float">
            <text:p>5,363,260</text:p>
          </table:table-cell>
          <table:table-cell office:value-type="float" office:value="79023142" calcext:value-type="float">
            <text:p>79,023,1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h015</text:p>
          </table:table-cell>
          <table:table-cell office:value-type="float" office:value="5154859" calcext:value-type="float">
            <text:p>5,154,859</text:p>
          </table:table-cell>
          <table:table-cell office:value-type="float" office:value="99199551" calcext:value-type="float">
            <text:p>99,199,5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h016</text:p>
          </table:table-cell>
          <table:table-cell office:value-type="float" office:value="4847571" calcext:value-type="float">
            <text:p>4,847,571</text:p>
          </table:table-cell>
          <table:table-cell office:value-type="float" office:value="68993773" calcext:value-type="float">
            <text:p>68,993,77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20:38:14.997889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0:34:46.366458455</meta:creation-date>
    <dc:date>2019-03-11T20:38:38.641183673</dc:date>
    <meta:editing-duration>PT11H11M22S</meta:editing-duration>
    <meta:editing-cycles>15</meta:editing-cycles>
    <meta:generator>LibreOffice/6.0.7.3$Linux_X86_64 LibreOffice_project/00m0$Build-3</meta:generator>
    <meta:document-statistic meta:table-count="8" meta:cell-count="1351" meta:object-count="0"/>
    <meta:user-defined meta:name=""/>
  </office:meta>
</office:document-meta>
</file>